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top" fo:wrap-option="wrap" fo:background-color="#FFFFFF"/>
    </style:style>
    <style:style style:name="ce6" style:family="table-cell" style:parent-style-name="Default" style:data-style-name="N48">
      <style:table-cell-properties style:vertical-align="top" fo:wrap-option="wrap" fo:background-color="#FFFFFF"/>
    </style:style>
    <style:style style:name="ce7" style:family="table-cell" style:parent-style-name="Default" style:data-style-name="N3">
      <style:table-cell-properties style:vertical-align="top" fo:wrap-option="wrap" fo:background-color="#FFFFFF"/>
    </style:style>
    <style:style style:name="ce8" style:family="table-cell" style:parent-style-name="Default" style:data-style-name="N0">
      <style:table-cell-properties style:vertical-align="top" fo:wrap-option="wrap" fo:background-color="#FFFFFF"/>
      <style:text-properties fo:font-weight="bold" style:font-weight-asian="bold" style:font-weight-complex="bold" style:font-family-generic="swiss"/>
    </style:style>
    <style:style style:name="ce9" style:family="table-cell" style:parent-style-name="Default" style:data-style-name="N48">
      <style:table-cell-properties style:vertical-align="top" fo:wrap-option="wrap" fo:background-color="#FFFFFF"/>
      <style:text-properties fo:font-weight="bold" style:font-weight-asian="bold" style:font-weight-complex="bold" style:font-family-generic="swiss"/>
    </style:style>
    <style:style style:name="ce10" style:family="table-cell" style:parent-style-name="Default" style:data-style-name="N3">
      <style:table-cell-properties style:vertical-align="top" fo:wrap-option="wrap" fo:background-color="#FFFFFF"/>
      <style:text-properties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ackground-color="#FFFFFF"/>
      <style:text-properties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2pt solid #99CC00" fo:border-bottom="none" fo:border-left="none" fo:border-right="none" style:vertical-align="top" fo:wrap-option="wrap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top" fo:wrap-option="wrap" fo:background-color="#99CC00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99CC00"/>
      <style:text-properties fo:color="#000000" style:font-family-generic="swiss"/>
    </style:style>
    <style:style style:name="ce22" style:family="table-cell" style:parent-style-name="Default" style:data-style-name="N0">
      <style:table-cell-properties fo:border-top="2pt solid #99CC00" fo:border-bottom="none" fo:border-left="none" fo:border-right="none" style:vertical-align="top" fo:wrap-option="wrap" fo:background-color="#FFFFFF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2pt solid #99CC00" fo:border-bottom="2pt solid #99CC00" fo:border-left="none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4" style:family="table-cell" style:parent-style-name="Default" style:data-style-name="N3">
      <style:table-cell-properties fo:border-top="2pt solid #99CC00" fo:border-bottom="2pt solid #99CC00" fo:border-left="none" fo:border-right="none" style:vertical-align="top" fo:wrap-option="wrap" fo:background-color="#FFFFFF"/>
      <style:text-properties fo:font-weight="bold" style:font-weight-asian="bold" style:font-weight-complex="bold" style:font-family-generic="swiss"/>
    </style:style>
    <style:style style:name="ce25" style:family="table-cell" style:parent-style-name="Default" style:data-style-name="N48">
      <style:table-cell-properties fo:border-top="2pt solid #99CC00" fo:border-bottom="2pt solid #99CC00" fo:border-left="none" fo:border-right="none" style:vertical-align="top" fo:wrap-option="wrap" fo:background-color="#FFFFFF"/>
      <style:text-properties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none" fo:border-bottom="2pt solid #99CC00" fo:border-left="none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7" style:family="table-cell" style:parent-style-name="Default" style:data-style-name="N3">
      <style:table-cell-properties fo:border-top="none" fo:border-bottom="2pt solid #99CC00" fo:border-left="none" fo:border-right="none" style:vertical-align="top" fo:wrap-option="wrap" fo:background-color="#FFFFFF"/>
      <style:text-properties fo:font-weight="bold" style:font-weight-asian="bold" style:font-weight-complex="bold" style:font-family-generic="swiss"/>
    </style:style>
    <style:style style:name="ce28" style:family="table-cell" style:parent-style-name="Default" style:data-style-name="N48">
      <style:table-cell-properties fo:border-top="none" fo:border-bottom="2pt solid #99CC00" fo:border-left="none" fo:border-right="none" style:vertical-align="top" fo:wrap-option="wrap" fo:background-color="#FFFFFF"/>
      <style:text-properties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ackground-color="#FFFFFF"/>
    </style:style>
    <style:style style:name="ce30" style:family="table-cell" style:parent-style-name="Default" style:data-style-name="N0">
      <style:table-cell-properties fo:border-top="none" fo:border-bottom="2pt solid #99CC00" fo:border-left="none" fo:border-right="none" style:vertical-align="top" fo:wrap-option="wrap" fo:background-color="#FFFFFF"/>
      <style:text-properties fo:font-weight="bold" style:font-weight-asian="bold" style:font-weight-complex="bold" style:font-family-generic="swiss"/>
    </style:style>
    <style:style style:name="ce31" style:family="table-cell" style:parent-style-name="Default" style:data-style-name="N3">
      <style:table-cell-properties style:vertical-align="top" fo:wrap-option="wrap" fo:background-color="#FFFFFF"/>
    </style:style>
    <style:style style:name="ce32" style:family="table-cell" style:parent-style-name="Default" style:data-style-name="N48">
      <style:table-cell-properties style:vertical-align="top" fo:wrap-option="wrap" fo:background-color="#FFFFFF"/>
    </style:style>
    <style:style style:name="ce33" style:family="table-cell" style:parent-style-name="Default" style:data-style-name="N48">
      <style:table-cell-properties style:vertical-align="top" fo:wrap-option="wrap" fo:background-color="#FFFFFF"/>
    </style:style>
    <style:style style:name="ce34" style:family="table-cell" style:parent-style-name="Default" style:data-style-name="N3">
      <style:table-cell-properties style:vertical-align="top" fo:wrap-option="wrap" fo:background-color="#FFFFFF"/>
    </style:style>
    <style:style style:name="ce35" style:family="table-cell" style:parent-style-name="Default" style:data-style-name="N0">
      <style:table-cell-properties style:vertical-align="top" fo:wrap-option="wrap" fo:background-color="#FFFFFF"/>
    </style:style>
    <style:style style:name="ce36" style:family="table-cell" style:parent-style-name="Default" style:data-style-name="N3">
      <style:table-cell-properties style:vertical-align="top" fo:wrap-option="wrap" fo:background-color="#99CC00"/>
    </style:style>
    <style:style style:name="ce37" style:family="table-cell" style:parent-style-name="Default" style:data-style-name="N48">
      <style:table-cell-properties style:vertical-align="top" fo:wrap-option="wrap" fo:background-color="#99CC00"/>
    </style:style>
    <style:style style:name="ce38" style:family="table-cell" style:parent-style-name="Default" style:data-style-name="N3">
      <style:table-cell-properties style:vertical-align="top" fo:wrap-option="wrap" fo:background-color="#FFFFFF"/>
      <style:text-properties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top" fo:wrap-option="wrap" fo:background-color="#FFFFFF"/>
      <style:text-properties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41" style:family="table-cell" style:parent-style-name="Default" style:data-style-name="N48">
      <style:table-cell-properties fo:background-color="#FFFFFF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top" fo:background-color="#99CC00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99CC00"/>
      <style:text-properties fo:color="#000000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top" fo:wrap-option="wrap" fo:background-color="#99CC00"/>
      <style:text-properties fo:color="#000000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47" style:family="table-cell" style:parent-style-name="Default" style:data-style-name="N48">
      <style:table-cell-properties style:vertical-align="top" fo:wrap-option="wrap" fo:background-color="#FFFFFF"/>
      <style:text-properties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ackground-color="#FFFFFF"/>
      <style:text-properties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2pt solid #99CC00" fo:border-bottom="2pt solid #99CC00" fo:border-left="none" fo:border-right="none" style:vertical-align="top" fo:wrap-option="wrap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-top="2pt solid #99CC00" fo:border-bottom="2pt solid #99CC00" fo:border-left="none" fo:border-right="none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-top="2pt solid #99CC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-top="2pt solid #99CC00" fo:border-bottom="none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fo:border-top="2pt solid #99CC00" fo:border-bottom="none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8.22854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0.502708333333333cm"/>
    </style:style>
    <style:style style:name="co4" style:family="table-column">
      <style:table-column-properties fo:break-before="auto" style:column-width="1.6139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2.75pt" style:use-optimal-row-height="tru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tudent_enrolments" table:style-name="ta1" table:print-ranges="Student_enrolments.A1:Student_enrolments.J151">
        <table:table-column table:style-name="co1" table:default-cell-style-name="ce29"/>
        <table:table-column table:style-name="co2" table:number-columns-repeated="4" table:default-cell-style-name="ce29"/>
        <table:table-column table:style-name="co3" table:default-cell-style-name="ce29"/>
        <table:table-column table:style-name="co2" table:number-columns-repeated="4" table:default-cell-style-name="ce29"/>
        <table:table-column table:style-name="co4" table:number-columns-repeated="16374" table:default-cell-style-name="ce29"/>
        <table:table-row table:style-name="ro1">
          <table:table-cell office:value-type="string" table:style-name="ce40">
            <text:p>Students, Selected Higher Education Statistics (DEEWR)</text:p>
          </table:table-cell>
          <table:table-cell table:style-name="ce40"/>
          <table:table-cell table:style-name="ce29"/>
          <table:table-cell table:style-name="ce41"/>
          <table:table-cell table:number-columns-repeated="5" table:style-name="ce29"/>
          <table:table-cell office:value-type="string" table:style-name="ce48">
            <text:p>Attachment B</text:p>
          </table:table-cell>
          <table:table-cell table:number-columns-repeated="16374"/>
        </table:table-row>
        <table:table-row table:style-name="ro1">
          <table:table-cell office:value-type="string" table:style-name="ce40">
            <text:p>Table (i): Summary of 2009 first half year student numbers (a)</text:p>
          </table:table-cell>
          <table:table-cell table:style-name="ce40"/>
          <table:table-cell table:style-name="ce29"/>
          <table:table-cell table:style-name="ce41"/>
          <table:table-cell table:number-columns-repeated="16380" table:style-name="ce29"/>
        </table:table-row>
        <table:table-row table:style-name="ro2">
          <table:table-cell table:style-name="ce42"/>
          <table:table-cell table:number-columns-repeated="2" table:style-name="ce29"/>
          <table:table-cell table:style-name="ce41"/>
          <table:table-cell table:number-columns-repeated="16380" table:style-name="ce29"/>
        </table:table-row>
        <table:table-row table:style-name="ro2">
          <table:table-cell office:value-type="string" table:number-columns-spanned="1" table:number-rows-spanned="2" table:style-name="ce55">
            <text:p>Public Universities (b)</text:p>
          </table:table-cell>
          <table:table-cell office:value-type="string" table:number-columns-spanned="4" table:number-rows-spanned="1" table:style-name="ce53">
            <text:p>Commencing Students</text:p>
          </table:table-cell>
          <table:covered-table-cell table:number-columns-repeated="3"/>
          <table:table-cell table:style-name="ce19"/>
          <table:table-cell office:value-type="string" table:number-columns-spanned="4" table:number-rows-spanned="1" table:style-name="ce53">
            <text:p>All Students</text:p>
          </table:table-cell>
          <table:covered-table-cell table:number-columns-repeated="3"/>
          <table:table-cell table:number-columns-repeated="16374" table:style-name="ce2"/>
        </table:table-row>
        <table:table-row table:style-name="ro3">
          <table:covered-table-cell/>
          <table:table-cell office:value-type="float" office:value="2008" table:style-name="ce52">
            <text:p>2008</text:p>
          </table:table-cell>
          <table:table-cell office:value-type="float" office:value="2009" table:number-columns-spanned="2" table:number-rows-spanned="1" table:style-name="ce54">
            <text:p>2009</text:p>
          </table:table-cell>
          <table:covered-table-cell/>
          <table:table-cell office:value-type="string" table:number-columns-spanned="1" table:number-rows-spanned="2" table:style-name="ce64">
            <text:p>% change from 2008</text:p>
          </table:table-cell>
          <table:table-cell table:style-name="ce52"/>
          <table:table-cell office:value-type="float" office:value="2008" table:style-name="ce52">
            <text:p>2008</text:p>
          </table:table-cell>
          <table:table-cell office:value-type="float" office:value="2009" table:number-columns-spanned="2" table:number-rows-spanned="1" table:style-name="ce54">
            <text:p>2009</text:p>
          </table:table-cell>
          <table:covered-table-cell/>
          <table:table-cell office:value-type="string" table:number-columns-spanned="1" table:number-rows-spanned="2" table:style-name="ce64">
            <text:p>% change from 2008</text:p>
          </table:table-cell>
          <table:table-cell table:number-columns-repeated="16374" table:style-name="ce2"/>
        </table:table-row>
        <table:table-row table:style-name="ro1">
          <table:table-cell table:style-name="ce12"/>
          <table:table-cell office:value-type="string" table:style-name="ce52">
            <text:p>No.</text:p>
          </table:table-cell>
          <table:table-cell office:value-type="string" table:style-name="ce52">
            <text:p>No.</text:p>
          </table:table-cell>
          <table:table-cell office:value-type="string" table:style-name="ce52">
            <text:p>% of total</text:p>
          </table:table-cell>
          <table:covered-table-cell/>
          <table:table-cell table:style-name="ce52"/>
          <table:table-cell office:value-type="string" table:style-name="ce52">
            <text:p>No.</text:p>
          </table:table-cell>
          <table:table-cell office:value-type="string" table:style-name="ce52">
            <text:p>No.</text:p>
          </table:table-cell>
          <table:table-cell office:value-type="string" table:style-name="ce52">
            <text:p>% of total</text:p>
          </table:table-cell>
          <table:covered-table-cell/>
          <table:table-cell table:number-columns-repeated="16374" table:style-name="ce2"/>
        </table:table-row>
        <table:table-row table:style-name="ro1">
          <table:table-cell office:value-type="string" table:style-name="ce43">
            <text:p>Level of Course</text:p>
          </table:table-cell>
          <table:table-cell table:number-columns-repeated="2" table:style-name="ce44"/>
          <table:table-cell table:number-columns-repeated="3" table:style-name="ce45"/>
          <table:table-cell table:number-columns-repeated="4" table:style-name="ce44"/>
          <table:table-cell table:number-columns-repeated="16374"/>
        </table:table-row>
        <table:table-row table:style-name="ro1">
          <table:table-cell office:value-type="string" table:style-name="ce46">
            <text:p>Doctorate by Research</text:p>
          </table:table-cell>
          <table:table-cell office:value-type="float" office:value="6236" table:style-name="ce34">
            <text:p>6,236</text:p>
          </table:table-cell>
          <table:table-cell office:value-type="float" office:value="6465" table:style-name="ce34">
            <text:p>6,465</text:p>
          </table:table-cell>
          <table:table-cell office:value-type="percentage" office:value="2.0737504570911679E-2" table:formula="msoxl:=C8/$C$148" table:style-name="ce33">
            <text:p>2.1%</text:p>
          </table:table-cell>
          <table:table-cell office:value-type="percentage" office:value="3.6722257857601026E-2" table:formula="msoxl:=(C8-B8)/B8" table:style-name="ce33">
            <text:p>3.7%</text:p>
          </table:table-cell>
          <table:table-cell table:style-name="ce35"/>
          <table:table-cell office:value-type="float" office:value="38235" table:style-name="ce34">
            <text:p>38,235</text:p>
          </table:table-cell>
          <table:table-cell office:value-type="float" office:value="39500" table:style-name="ce34">
            <text:p>39,500</text:p>
          </table:table-cell>
          <table:table-cell office:value-type="percentage" office:value="4.2984541888164016E-2" table:formula="msoxl:=H8/$H$148" table:style-name="ce33">
            <text:p>4.3%</text:p>
          </table:table-cell>
          <table:table-cell office:value-type="percentage" office:value="3.308486988361449E-2" table:formula="msoxl:=(H8-G8)/G8" table:style-name="ce33">
            <text:p>3.3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Doctorate by Coursework</text:p>
          </table:table-cell>
          <table:table-cell office:value-type="float" office:value="251" table:style-name="ce35">
            <text:p>251</text:p>
          </table:table-cell>
          <table:table-cell office:value-type="float" office:value="310" table:style-name="ce35">
            <text:p>310</text:p>
          </table:table-cell>
          <table:table-cell office:value-type="percentage" office:value="9.9437376906150372E-4" table:formula="msoxl:=C9/$C$148" table:style-name="ce33">
            <text:p>0.1%</text:p>
          </table:table-cell>
          <table:table-cell office:value-type="percentage" office:value="0.23505976095617531" table:formula="msoxl:=(C9-B9)/B9" table:style-name="ce33">
            <text:p>23.5%</text:p>
          </table:table-cell>
          <table:table-cell table:style-name="ce34"/>
          <table:table-cell office:value-type="float" office:value="1257" table:style-name="ce34">
            <text:p>1,257</text:p>
          </table:table-cell>
          <table:table-cell office:value-type="float" office:value="1191" table:style-name="ce34">
            <text:p>1,191</text:p>
          </table:table-cell>
          <table:table-cell office:value-type="percentage" office:value="1.2960655541469201E-3" table:formula="msoxl:=H9/$H$148" table:style-name="ce33">
            <text:p>0.1%</text:p>
          </table:table-cell>
          <table:table-cell office:value-type="percentage" office:value="-5.2505966587112173E-2" table:formula="msoxl:=(H9-G9)/G9" table:style-name="ce33">
            <text:p>-5.3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Master's by Research</text:p>
          </table:table-cell>
          <table:table-cell office:value-type="float" office:value="1772" table:style-name="ce34">
            <text:p>1,772</text:p>
          </table:table-cell>
          <table:table-cell office:value-type="float" office:value="1859" table:style-name="ce34">
            <text:p>1,859</text:p>
          </table:table-cell>
          <table:table-cell office:value-type="percentage" office:value="5.9630349570494682E-3" table:formula="msoxl:=C10/$C$148" table:style-name="ce33">
            <text:p>0.6%</text:p>
          </table:table-cell>
          <table:table-cell office:value-type="percentage" office:value="4.9097065462753949E-2" table:formula="msoxl:=(C10-B10)/B10" table:style-name="ce33">
            <text:p>4.9%</text:p>
          </table:table-cell>
          <table:table-cell table:style-name="ce35"/>
          <table:table-cell office:value-type="float" office:value="7263" table:style-name="ce34">
            <text:p>7,263</text:p>
          </table:table-cell>
          <table:table-cell office:value-type="float" office:value="7050" table:style-name="ce34">
            <text:p>7,050</text:p>
          </table:table-cell>
          <table:table-cell office:value-type="percentage" office:value="7.6719245648495266E-3" table:formula="msoxl:=H10/$H$148" table:style-name="ce33">
            <text:p>0.8%</text:p>
          </table:table-cell>
          <table:table-cell office:value-type="percentage" office:value="-2.932672449401074E-2" table:formula="msoxl:=(H10-G10)/G10" table:style-name="ce33">
            <text:p>-2.9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Master's by Coursework</text:p>
          </table:table-cell>
          <table:table-cell office:value-type="float" office:value="46644" table:style-name="ce34">
            <text:p>46,644</text:p>
          </table:table-cell>
          <table:table-cell office:value-type="float" office:value="50285" table:style-name="ce34">
            <text:p>50,285</text:p>
          </table:table-cell>
          <table:table-cell office:value-type="percentage" office:value="0.16129704831373454" table:formula="msoxl:=C11/$C$148" table:style-name="ce33">
            <text:p>16.1%</text:p>
          </table:table-cell>
          <table:table-cell office:value-type="percentage" office:value="7.8059343109510335E-2" table:formula="msoxl:=(C11-B11)/B11" table:style-name="ce33">
            <text:p>7.8%</text:p>
          </table:table-cell>
          <table:table-cell table:style-name="ce34"/>
          <table:table-cell office:value-type="float" office:value="125380" table:style-name="ce34">
            <text:p>125,380</text:p>
          </table:table-cell>
          <table:table-cell office:value-type="float" office:value="133950" table:style-name="ce34">
            <text:p>133,950</text:p>
          </table:table-cell>
          <table:table-cell office:value-type="percentage" office:value="0.145766566732141" table:formula="msoxl:=H11/$H$148" table:style-name="ce33">
            <text:p>14.6%</text:p>
          </table:table-cell>
          <table:table-cell office:value-type="percentage" office:value="6.8352209283777318E-2" table:formula="msoxl:=(H11-G11)/G11" table:style-name="ce33">
            <text:p>6.8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Postgrad. Qual/Prelim.</text:p>
          </table:table-cell>
          <table:table-cell office:value-type="float" office:value="113" table:style-name="ce35">
            <text:p>113</text:p>
          </table:table-cell>
          <table:table-cell office:value-type="float" office:value="136" table:style-name="ce35">
            <text:p>136</text:p>
          </table:table-cell>
          <table:table-cell office:value-type="percentage" office:value="4.3624139545924031E-4" table:formula="msoxl:=C12/$C$148" table:style-name="ce33">
            <text:p>0.0%</text:p>
          </table:table-cell>
          <table:table-cell office:value-type="percentage" office:value="0.20353982300884957" table:formula="msoxl:=(C12-B12)/B12" table:style-name="ce33">
            <text:p>20.4%</text:p>
          </table:table-cell>
          <table:table-cell table:style-name="ce35"/>
          <table:table-cell office:value-type="float" office:value="169" table:style-name="ce35">
            <text:p>169</text:p>
          </table:table-cell>
          <table:table-cell office:value-type="float" office:value="203" table:style-name="ce35">
            <text:p>203</text:p>
          </table:table-cell>
          <table:table-cell office:value-type="percentage" office:value="2.2090789881765304E-4" table:formula="msoxl:=H12/$H$148" table:style-name="ce33">
            <text:p>0.0%</text:p>
          </table:table-cell>
          <table:table-cell office:value-type="percentage" office:value="0.20118343195266272" table:formula="msoxl:=(H12-G12)/G12" table:style-name="ce33">
            <text:p>20.1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Grad.(Post) Dip. - new area</text:p>
          </table:table-cell>
          <table:table-cell office:value-type="float" office:value="12692" table:style-name="ce34">
            <text:p>12,692</text:p>
          </table:table-cell>
          <table:table-cell office:value-type="float" office:value="12859" table:style-name="ce34">
            <text:p>12,859</text:p>
          </table:table-cell>
          <table:table-cell office:value-type="percentage" office:value="4.1247265472135079E-2" table:formula="msoxl:=C13/$C$148" table:style-name="ce33">
            <text:p>4.1%</text:p>
          </table:table-cell>
          <table:table-cell office:value-type="percentage" office:value="1.3157894736842105E-2" table:formula="msoxl:=(C13-B13)/B13" table:style-name="ce33">
            <text:p>1.3%</text:p>
          </table:table-cell>
          <table:table-cell table:style-name="ce35"/>
          <table:table-cell office:value-type="float" office:value="22836" table:style-name="ce34">
            <text:p>22,836</text:p>
          </table:table-cell>
          <table:table-cell office:value-type="float" office:value="22661" table:style-name="ce34">
            <text:p>22,661</text:p>
          </table:table-cell>
          <table:table-cell office:value-type="percentage" office:value="2.4660068448802145E-2" table:formula="msoxl:=H13/$H$148" table:style-name="ce33">
            <text:p>2.5%</text:p>
          </table:table-cell>
          <table:table-cell office:value-type="percentage" office:value="-7.6633385881940798E-3" table:formula="msoxl:=(H13-G13)/G13" table:style-name="ce33">
            <text:p>-0.8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Grad.(Post) Dip. - ext area</text:p>
          </table:table-cell>
          <table:table-cell office:value-type="float" office:value="5122" table:style-name="ce34">
            <text:p>5,122</text:p>
          </table:table-cell>
          <table:table-cell office:value-type="float" office:value="5122" table:style-name="ce34">
            <text:p>5,122</text:p>
          </table:table-cell>
          <table:table-cell office:value-type="percentage" office:value="1.6429620790751682E-2" table:formula="msoxl:=C14/$C$148" table:style-name="ce33">
            <text:p>1.6%</text:p>
          </table:table-cell>
          <table:table-cell office:value-type="percentage" office:value="0" table:formula="msoxl:=(C14-B14)/B14" table:style-name="ce33">
            <text:p>0.0%</text:p>
          </table:table-cell>
          <table:table-cell table:style-name="ce34"/>
          <table:table-cell office:value-type="float" office:value="10037" table:style-name="ce34">
            <text:p>10,037</text:p>
          </table:table-cell>
          <table:table-cell office:value-type="float" office:value="9722" table:style-name="ce34">
            <text:p>9,722</text:p>
          </table:table-cell>
          <table:table-cell office:value-type="percentage" office:value="1.0579638385740013E-2" table:formula="msoxl:=H14/$H$148" table:style-name="ce33">
            <text:p>1.1%</text:p>
          </table:table-cell>
          <table:table-cell office:value-type="percentage" office:value="-3.1383879645312342E-2" table:formula="msoxl:=(H14-G14)/G14" table:style-name="ce33">
            <text:p>-3.1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Graduate Certificate</text:p>
          </table:table-cell>
          <table:table-cell office:value-type="float" office:value="12157" table:style-name="ce34">
            <text:p>12,157</text:p>
          </table:table-cell>
          <table:table-cell office:value-type="float" office:value="12914" table:style-name="ce34">
            <text:p>12,914</text:p>
          </table:table-cell>
          <table:table-cell office:value-type="percentage" office:value="4.1423686624710507E-2" table:formula="msoxl:=C15/$C$148" table:style-name="ce33">
            <text:p>4.1%</text:p>
          </table:table-cell>
          <table:table-cell office:value-type="percentage" office:value="6.2268651805544133E-2" table:formula="msoxl:=(C15-B15)/B15" table:style-name="ce33">
            <text:p>6.2%</text:p>
          </table:table-cell>
          <table:table-cell table:style-name="ce35"/>
          <table:table-cell office:value-type="float" office:value="20158" table:style-name="ce34">
            <text:p>20,158</text:p>
          </table:table-cell>
          <table:table-cell office:value-type="float" office:value="21107" table:style-name="ce34">
            <text:p>21,107</text:p>
          </table:table-cell>
          <table:table-cell office:value-type="percentage" office:value="2.2968980395784249E-2" table:formula="msoxl:=H15/$H$148" table:style-name="ce33">
            <text:p>2.3%</text:p>
          </table:table-cell>
          <table:table-cell office:value-type="percentage" office:value="4.7078083143168963E-2" table:formula="msoxl:=(H15-G15)/G15" table:style-name="ce33">
            <text:p>4.7%</text:p>
          </table:table-cell>
          <table:table-cell table:number-columns-repeated="16374"/>
        </table:table-row>
        <table:table-row table:style-name="ro1">
          <table:table-cell office:value-type="string" table:style-name="ce40">
            <text:p>TOTAL POSTGRADUATE</text:p>
          </table:table-cell>
          <table:table-cell office:value-type="float" office:value="84987" table:formula="msoxl:=SUM(B8:B15)" table:style-name="ce38">
            <text:p>84,987</text:p>
          </table:table-cell>
          <table:table-cell office:value-type="float" office:value="89950" table:formula="msoxl:=SUM(C8:C15)" table:style-name="ce38">
            <text:p>89,950</text:p>
          </table:table-cell>
          <table:table-cell office:value-type="percentage" office:value="0.2885287758938137" table:formula="msoxl:=C16/$C$148" table:style-name="ce47">
            <text:p>28.9%</text:p>
          </table:table-cell>
          <table:table-cell office:value-type="percentage" office:value="5.8397166625483894E-2" table:formula="msoxl:=(C16-B16)/B16" table:style-name="ce47">
            <text:p>5.8%</text:p>
          </table:table-cell>
          <table:table-cell table:style-name="ce39"/>
          <table:table-cell office:value-type="float" office:value="225335" table:formula="msoxl:=SUM(G8:G15)" table:style-name="ce38">
            <text:p>225,335</text:p>
          </table:table-cell>
          <table:table-cell office:value-type="float" office:value="235384" table:formula="msoxl:=SUM(H8:H15)" table:style-name="ce38">
            <text:p>235,384</text:p>
          </table:table-cell>
          <table:table-cell office:value-type="percentage" office:value="0.25614869386844552" table:formula="msoxl:=H16/$H$148" table:style-name="ce47">
            <text:p>25.6%</text:p>
          </table:table-cell>
          <table:table-cell office:value-type="percentage" office:value="4.4595823995384649E-2" table:formula="msoxl:=(H16-G16)/G16" table:style-name="ce47">
            <text:p>4.5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6">
            <text:p>Bachelor's Graduate Entry</text:p>
          </table:table-cell>
          <table:table-cell office:value-type="float" office:value="4234" table:style-name="ce34">
            <text:p>4,234</text:p>
          </table:table-cell>
          <table:table-cell office:value-type="float" office:value="4296" table:style-name="ce34">
            <text:p>4,296</text:p>
          </table:table-cell>
          <table:table-cell office:value-type="percentage" office:value="1.3780095844800708E-2" table:formula="msoxl:=C17/$C$148" table:style-name="ce33">
            <text:p>1.4%</text:p>
          </table:table-cell>
          <table:table-cell office:value-type="percentage" office:value="1.4643363249881908E-2" table:formula="msoxl:=(C17-B17)/B17" table:style-name="ce33">
            <text:p>1.5%</text:p>
          </table:table-cell>
          <table:table-cell table:style-name="ce34"/>
          <table:table-cell office:value-type="float" office:value="12170" table:style-name="ce34">
            <text:p>12,170</text:p>
          </table:table-cell>
          <table:table-cell office:value-type="float" office:value="12060" table:style-name="ce34">
            <text:p>12,060</text:p>
          </table:table-cell>
          <table:table-cell office:value-type="percentage" office:value="1.3123887979019191E-2" table:formula="msoxl:=H17/$H$148" table:style-name="ce33">
            <text:p>1.3%</text:p>
          </table:table-cell>
          <table:table-cell office:value-type="percentage" office:value="-9.0386195562859491E-3" table:formula="msoxl:=(H17-G17)/G17" table:style-name="ce33">
            <text:p>-0.9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Bachelor's Honours</text:p>
          </table:table-cell>
          <table:table-cell office:value-type="float" office:value="2566" table:style-name="ce34">
            <text:p>2,566</text:p>
          </table:table-cell>
          <table:table-cell office:value-type="float" office:value="3131" table:style-name="ce34">
            <text:p>3,131</text:p>
          </table:table-cell>
          <table:table-cell office:value-type="percentage" office:value="1.0043175067521186E-2" table:formula="msoxl:=C18/$C$148" table:style-name="ce33">
            <text:p>1.0%</text:p>
          </table:table-cell>
          <table:table-cell office:value-type="percentage" office:value="0.22018706157443491" table:formula="msoxl:=(C18-B18)/B18" table:style-name="ce33">
            <text:p>22.0%</text:p>
          </table:table-cell>
          <table:table-cell table:style-name="ce35"/>
          <table:table-cell office:value-type="float" office:value="10706" table:style-name="ce34">
            <text:p>10,706</text:p>
          </table:table-cell>
          <table:table-cell office:value-type="float" office:value="11196" table:style-name="ce34">
            <text:p>11,196</text:p>
          </table:table-cell>
          <table:table-cell office:value-type="percentage" office:value="1.2183669138731248E-2" table:formula="msoxl:=H18/$H$148" table:style-name="ce33">
            <text:p>1.2%</text:p>
          </table:table-cell>
          <table:table-cell office:value-type="percentage" office:value="4.5768727816177843E-2" table:formula="msoxl:=(H18-G18)/G18" table:style-name="ce33">
            <text:p>4.6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Bachelor's Pass</text:p>
          </table:table-cell>
          <table:table-cell office:value-type="float" office:value="179016" table:style-name="ce34">
            <text:p>179,016</text:p>
          </table:table-cell>
          <table:table-cell office:value-type="float" office:value="192379" table:style-name="ce34">
            <text:p>192,379</text:p>
          </table:table-cell>
          <table:table-cell office:value-type="percentage" office:value="0.61708590747833225" table:formula="msoxl:=C19/$C$148" table:style-name="ce33">
            <text:p>61.7%</text:p>
          </table:table-cell>
          <table:table-cell office:value-type="percentage" office:value="7.4646958931045268E-2" table:formula="msoxl:=(C19-B19)/B19" table:style-name="ce33">
            <text:p>7.5%</text:p>
          </table:table-cell>
          <table:table-cell table:style-name="ce35"/>
          <table:table-cell office:value-type="float" office:value="599550" table:style-name="ce34">
            <text:p>599,550</text:p>
          </table:table-cell>
          <table:table-cell office:value-type="float" office:value="628533" table:style-name="ce34">
            <text:p>628,533</text:p>
          </table:table-cell>
          <table:table-cell office:value-type="percentage" office:value="0.68397982447071881" table:formula="msoxl:=H19/$H$148" table:style-name="ce33">
            <text:p>68.4%</text:p>
          </table:table-cell>
          <table:table-cell office:value-type="percentage" office:value="4.8341255941956471E-2" table:formula="msoxl:=(H19-G19)/G19" table:style-name="ce33">
            <text:p>4.8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Associate Degree</text:p>
          </table:table-cell>
          <table:table-cell office:value-type="float" office:value="2054" table:style-name="ce34">
            <text:p>2,054</text:p>
          </table:table-cell>
          <table:table-cell office:value-type="float" office:value="2506" table:style-name="ce34">
            <text:p>2,506</text:p>
          </table:table-cell>
          <table:table-cell office:value-type="percentage" office:value="8.0383892428004134E-3" table:formula="msoxl:=C20/$C$148" table:style-name="ce33">
            <text:p>0.8%</text:p>
          </table:table-cell>
          <table:table-cell office:value-type="percentage" office:value="0.22005842259006816" table:formula="msoxl:=(C20-B20)/B20" table:style-name="ce33">
            <text:p>22.0%</text:p>
          </table:table-cell>
          <table:table-cell table:style-name="ce34"/>
          <table:table-cell office:value-type="float" office:value="4991" table:style-name="ce34">
            <text:p>4,991</text:p>
          </table:table-cell>
          <table:table-cell office:value-type="float" office:value="6155" table:style-name="ce34">
            <text:p>6,155</text:p>
          </table:table-cell>
          <table:table-cell office:value-type="percentage" office:value="6.6979710208012536E-3" table:formula="msoxl:=H20/$H$148" table:style-name="ce33">
            <text:p>0.7%</text:p>
          </table:table-cell>
          <table:table-cell office:value-type="percentage" office:value="0.23321979563213785" table:formula="msoxl:=(H20-G20)/G20" table:style-name="ce33">
            <text:p>23.3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Advanced Diploma (AQF)</text:p>
          </table:table-cell>
          <table:table-cell office:value-type="float" office:value="980" table:style-name="ce35">
            <text:p>980</text:p>
          </table:table-cell>
          <table:table-cell office:value-type="float" office:value="1066" table:style-name="ce34">
            <text:p>1,066</text:p>
          </table:table-cell>
          <table:table-cell office:value-type="percentage" office:value="3.4193627026437514E-3" table:formula="msoxl:=C21/$C$148" table:style-name="ce33">
            <text:p>0.3%</text:p>
          </table:table-cell>
          <table:table-cell office:value-type="percentage" office:value="8.7755102040816324E-2" table:formula="msoxl:=(C21-B21)/B21" table:style-name="ce33">
            <text:p>8.8%</text:p>
          </table:table-cell>
          <table:table-cell table:style-name="ce35"/>
          <table:table-cell office:value-type="float" office:value="1950" table:style-name="ce34">
            <text:p>1,950</text:p>
          </table:table-cell>
          <table:table-cell office:value-type="float" office:value="2097" table:style-name="ce34">
            <text:p>2,097</text:p>
          </table:table-cell>
          <table:table-cell office:value-type="percentage" office:value="2.2819894769488592E-3" table:formula="msoxl:=H21/$H$148" table:style-name="ce33">
            <text:p>0.2%</text:p>
          </table:table-cell>
          <table:table-cell office:value-type="percentage" office:value="7.5384615384615383E-2" table:formula="msoxl:=(H21-G21)/G21" table:style-name="ce33">
            <text:p>7.5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Diploma (AQF)</text:p>
          </table:table-cell>
          <table:table-cell office:value-type="float" office:value="714" table:style-name="ce35">
            <text:p>714</text:p>
          </table:table-cell>
          <table:table-cell office:value-type="float" office:value="1099" table:style-name="ce34">
            <text:p>1,099</text:p>
          </table:table-cell>
          <table:table-cell office:value-type="percentage" office:value="3.5252153941890082E-3" table:formula="msoxl:=C22/$C$148" table:style-name="ce33">
            <text:p>0.4%</text:p>
          </table:table-cell>
          <table:table-cell office:value-type="percentage" office:value="0.53921568627450978" table:formula="msoxl:=(C22-B22)/B22" table:style-name="ce33">
            <text:p>53.9%</text:p>
          </table:table-cell>
          <table:table-cell table:style-name="ce34"/>
          <table:table-cell office:value-type="float" office:value="2097" table:style-name="ce34">
            <text:p>2,097</text:p>
          </table:table-cell>
          <table:table-cell office:value-type="float" office:value="2601" table:style-name="ce34">
            <text:p>2,601</text:p>
          </table:table-cell>
          <table:table-cell office:value-type="percentage" office:value="2.8304504671168257E-3" table:formula="msoxl:=H22/$H$148" table:style-name="ce33">
            <text:p>0.3%</text:p>
          </table:table-cell>
          <table:table-cell office:value-type="percentage" office:value="0.24034334763948498" table:formula="msoxl:=(H22-G22)/G22" table:style-name="ce33">
            <text:p>24.0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Other undergraduate award courses</text:p>
          </table:table-cell>
          <table:table-cell office:value-type="float" office:value="457" table:style-name="ce35">
            <text:p>457</text:p>
          </table:table-cell>
          <table:table-cell office:value-type="float" office:value="492" table:style-name="ce35">
            <text:p>492</text:p>
          </table:table-cell>
          <table:table-cell office:value-type="percentage" office:value="1.5781674012201928E-3" table:formula="msoxl:=C23/$C$148" table:style-name="ce33">
            <text:p>0.2%</text:p>
          </table:table-cell>
          <table:table-cell office:value-type="percentage" office:value="7.6586433260393869E-2" table:formula="msoxl:=(C23-B23)/B23" table:style-name="ce33">
            <text:p>7.7%</text:p>
          </table:table-cell>
          <table:table-cell table:style-name="ce35"/>
          <table:table-cell office:value-type="float" office:value="636" table:style-name="ce35">
            <text:p>636</text:p>
          </table:table-cell>
          <table:table-cell office:value-type="float" office:value="710" table:style-name="ce35">
            <text:p>710</text:p>
          </table:table-cell>
          <table:table-cell office:value-type="percentage" office:value="7.7263353773661901E-4" table:formula="msoxl:=H23/$H$148" table:style-name="ce33">
            <text:p>0.1%</text:p>
          </table:table-cell>
          <table:table-cell office:value-type="percentage" office:value="0.11635220125786164" table:formula="msoxl:=(H23-G23)/G23" table:style-name="ce33">
            <text:p>11.6%</text:p>
          </table:table-cell>
          <table:table-cell table:number-columns-repeated="16374"/>
        </table:table-row>
        <table:table-row table:style-name="ro1">
          <table:table-cell office:value-type="string" table:style-name="ce40">
            <text:p>TOTAL UNDERGRADUATE</text:p>
          </table:table-cell>
          <table:table-cell office:value-type="float" office:value="190021" table:formula="msoxl:=SUM(B17:B23)" table:style-name="ce38">
            <text:p>190,021</text:p>
          </table:table-cell>
          <table:table-cell office:value-type="float" office:value="204969" table:formula="msoxl:=SUM(C17:C23)" table:style-name="ce38">
            <text:p>204,969</text:p>
          </table:table-cell>
          <table:table-cell office:value-type="percentage" office:value="0.6574703131315075" table:formula="msoxl:=C24/$C$148" table:style-name="ce47">
            <text:p>65.7%</text:p>
          </table:table-cell>
          <table:table-cell office:value-type="percentage" office:value="7.866498965903769E-2" table:formula="msoxl:=(C24-B24)/B24" table:style-name="ce47">
            <text:p>7.9%</text:p>
          </table:table-cell>
          <table:table-cell table:style-name="ce39"/>
          <table:table-cell office:value-type="float" office:value="632100" table:formula="msoxl:=SUM(G17:G23)" table:style-name="ce38">
            <text:p>632,100</text:p>
          </table:table-cell>
          <table:table-cell office:value-type="float" office:value="663352" table:formula="msoxl:=SUM(H17:H23)" table:style-name="ce38">
            <text:p>663,352</text:p>
          </table:table-cell>
          <table:table-cell office:value-type="percentage" office:value="0.72187042609107277" table:formula="msoxl:=H24/$H$148" table:style-name="ce47">
            <text:p>72.2%</text:p>
          </table:table-cell>
          <table:table-cell office:value-type="percentage" office:value="4.9441544059484262E-2" table:formula="msoxl:=(H24-G24)/G24" table:style-name="ce47">
            <text:p>4.9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6">
            <text:p>Enabling courses</text:p>
          </table:table-cell>
          <table:table-cell office:value-type="float" office:value="5662" table:style-name="ce34">
            <text:p>5,662</text:p>
          </table:table-cell>
          <table:table-cell office:value-type="float" office:value="7092" table:style-name="ce34">
            <text:p>7,092</text:p>
          </table:table-cell>
          <table:table-cell office:value-type="percentage" office:value="2.2748705710271561E-2" table:formula="msoxl:=C25/$C$148" table:style-name="ce33">
            <text:p>2.3%</text:p>
          </table:table-cell>
          <table:table-cell office:value-type="percentage" office:value="0.25256093253267398" table:formula="msoxl:=(C25-B25)/B25" table:style-name="ce33">
            <text:p>25.3%</text:p>
          </table:table-cell>
          <table:table-cell table:style-name="ce35"/>
          <table:table-cell office:value-type="float" office:value="6469" table:style-name="ce34">
            <text:p>6,469</text:p>
          </table:table-cell>
          <table:table-cell office:value-type="float" office:value="8320" table:style-name="ce34">
            <text:p>8,320</text:p>
          </table:table-cell>
          <table:table-cell office:value-type="percentage" office:value="9.0539592027727746E-3" table:formula="msoxl:=H25/$H$148" table:style-name="ce33">
            <text:p>0.9%</text:p>
          </table:table-cell>
          <table:table-cell office:value-type="percentage" office:value="0.28613386922244549" table:formula="msoxl:=(H25-G25)/G25" table:style-name="ce33">
            <text:p>28.6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Non-award courses</text:p>
          </table:table-cell>
          <table:table-cell office:value-type="float" office:value="10648" table:style-name="ce34">
            <text:p>10,648</text:p>
          </table:table-cell>
          <table:table-cell office:value-type="float" office:value="9743" table:style-name="ce34">
            <text:p>9,743</text:p>
          </table:table-cell>
          <table:table-cell office:value-type="percentage" office:value="3.1252205264407196E-2" table:formula="msoxl:=C26/$C$148" table:style-name="ce33">
            <text:p>3.1%</text:p>
          </table:table-cell>
          <table:table-cell office:value-type="percentage" office:value="-8.4992486851990984E-2" table:formula="msoxl:=(C26-B26)/B26" table:style-name="ce33">
            <text:p>-8.5%</text:p>
          </table:table-cell>
          <table:table-cell table:style-name="ce34"/>
          <table:table-cell office:value-type="float" office:value="12808" table:style-name="ce34">
            <text:p>12,808</text:p>
          </table:table-cell>
          <table:table-cell office:value-type="float" office:value="11879" table:style-name="ce34">
            <text:p>11,879</text:p>
          </table:table-cell>
          <table:table-cell office:value-type="percentage" office:value="1.2926920837708869E-2" table:formula="msoxl:=H26/$H$148" table:style-name="ce33">
            <text:p>1.3%</text:p>
          </table:table-cell>
          <table:table-cell office:value-type="percentage" office:value="-7.2532792004996877E-2" table:formula="msoxl:=(H26-G26)/G26" table:style-name="ce33">
            <text:p>-7.3%</text:p>
          </table:table-cell>
          <table:table-cell table:number-columns-repeated="16374"/>
        </table:table-row>
        <table:table-row table:style-name="ro1">
          <table:table-cell office:value-type="string" table:style-name="ce40">
            <text:p>TOTAL</text:p>
          </table:table-cell>
          <table:table-cell office:value-type="float" office:value="291318" table:style-name="ce38">
            <text:p>291,318</text:p>
          </table:table-cell>
          <table:table-cell office:value-type="float" office:value="311754" table:style-name="ce38">
            <text:p>311,754</text:p>
          </table:table-cell>
          <table:table-cell office:value-type="percentage" office:value="1" table:formula="msoxl:=C27/$C$148" table:style-name="ce47">
            <text:p>100.0%</text:p>
          </table:table-cell>
          <table:table-cell office:value-type="percentage" office:value="7.0150145202150224E-2" table:formula="msoxl:=(C27-B27)/B27" table:style-name="ce47">
            <text:p>7.0%</text:p>
          </table:table-cell>
          <table:table-cell table:style-name="ce39"/>
          <table:table-cell office:value-type="float" office:value="876712" table:style-name="ce38">
            <text:p>876,712</text:p>
          </table:table-cell>
          <table:table-cell office:value-type="float" office:value="918935" table:style-name="ce38">
            <text:p>918,935</text:p>
          </table:table-cell>
          <table:table-cell office:value-type="percentage" office:value="1" table:formula="msoxl:=H27/$H$148" table:style-name="ce47">
            <text:p>100.0%</text:p>
          </table:table-cell>
          <table:table-cell office:value-type="percentage" office:value="4.816062743523529E-2" table:formula="msoxl:=(H27-G27)/G27" table:style-name="ce47">
            <text:p>4.8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3">
            <text:p>Gender</text:p>
          </table:table-cell>
          <table:table-cell table:number-columns-repeated="2" table:style-name="ce44"/>
          <table:table-cell table:number-columns-repeated="3" table:style-name="ce45"/>
          <table:table-cell table:number-columns-repeated="4" table:style-name="ce44"/>
          <table:table-cell table:number-columns-repeated="16374"/>
        </table:table-row>
        <table:table-row table:style-name="ro1">
          <table:table-cell office:value-type="string" table:style-name="ce46">
            <text:p>Males</text:p>
          </table:table-cell>
          <table:table-cell office:value-type="float" office:value="124977" table:style-name="ce34">
            <text:p>124,977</text:p>
          </table:table-cell>
          <table:table-cell office:value-type="float" office:value="133125" table:style-name="ce34">
            <text:p>133,125</text:p>
          </table:table-cell>
          <table:table-cell office:value-type="percentage" office:value="0.42701938066552475" table:formula="msoxl:=C29/$C$148" table:style-name="ce33">
            <text:p>42.7%</text:p>
          </table:table-cell>
          <table:table-cell office:value-type="percentage" office:value="6.5195996063275641E-2" table:formula="msoxl:=(C29-B29)/B29" table:style-name="ce33">
            <text:p>6.5%</text:p>
          </table:table-cell>
          <table:table-cell table:style-name="ce35"/>
          <table:table-cell office:value-type="float" office:value="389400" table:style-name="ce34">
            <text:p>389,400</text:p>
          </table:table-cell>
          <table:table-cell office:value-type="float" office:value="406348" table:style-name="ce34">
            <text:p>406,348</text:p>
          </table:table-cell>
          <table:table-cell office:value-type="percentage" office:value="0.44219449689042206" table:formula="msoxl:=H29/$H$148" table:style-name="ce33">
            <text:p>44.2%</text:p>
          </table:table-cell>
          <table:table-cell office:value-type="percentage" office:value="4.3523369286081151E-2" table:formula="msoxl:=(H29-G29)/G29" table:style-name="ce33">
            <text:p>4.4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Females</text:p>
          </table:table-cell>
          <table:table-cell office:value-type="float" office:value="166341" table:style-name="ce34">
            <text:p>166,341</text:p>
          </table:table-cell>
          <table:table-cell office:value-type="float" office:value="178629" table:style-name="ce34">
            <text:p>178,629</text:p>
          </table:table-cell>
          <table:table-cell office:value-type="percentage" office:value="0.57298061933447531" table:formula="msoxl:=C30/$C$148" table:style-name="ce33">
            <text:p>57.3%</text:p>
          </table:table-cell>
          <table:table-cell office:value-type="percentage" office:value="7.3872346565188374E-2" table:formula="msoxl:=(C30-B30)/B30" table:style-name="ce33">
            <text:p>7.4%</text:p>
          </table:table-cell>
          <table:table-cell table:style-name="ce35"/>
          <table:table-cell office:value-type="float" office:value="487312" table:style-name="ce34">
            <text:p>487,312</text:p>
          </table:table-cell>
          <table:table-cell office:value-type="float" office:value="512587" table:style-name="ce34">
            <text:p>512,587</text:p>
          </table:table-cell>
          <table:table-cell office:value-type="percentage" office:value="0.55780550310957788" table:formula="msoxl:=H30/$H$148" table:style-name="ce33">
            <text:p>55.8%</text:p>
          </table:table-cell>
          <table:table-cell office:value-type="percentage" office:value="5.1866155563581443E-2" table:formula="msoxl:=(H30-G30)/G30" table:style-name="ce33">
            <text:p>5.2%</text:p>
          </table:table-cell>
          <table:table-cell table:number-columns-repeated="16374"/>
        </table:table-row>
        <table:table-row table:style-name="ro1">
          <table:table-cell office:value-type="string" table:style-name="ce40">
            <text:p>TOTAL</text:p>
          </table:table-cell>
          <table:table-cell office:value-type="float" office:value="291318" table:style-name="ce38">
            <text:p>291,318</text:p>
          </table:table-cell>
          <table:table-cell office:value-type="float" office:value="311754" table:style-name="ce38">
            <text:p>311,754</text:p>
          </table:table-cell>
          <table:table-cell office:value-type="percentage" office:value="1" table:formula="msoxl:=C31/$C$148" table:style-name="ce47">
            <text:p>100.0%</text:p>
          </table:table-cell>
          <table:table-cell office:value-type="percentage" office:value="7.0150145202150224E-2" table:formula="msoxl:=(C31-B31)/B31" table:style-name="ce47">
            <text:p>7.0%</text:p>
          </table:table-cell>
          <table:table-cell table:style-name="ce39"/>
          <table:table-cell office:value-type="float" office:value="876712" table:style-name="ce38">
            <text:p>876,712</text:p>
          </table:table-cell>
          <table:table-cell office:value-type="float" office:value="918935" table:style-name="ce38">
            <text:p>918,935</text:p>
          </table:table-cell>
          <table:table-cell office:value-type="percentage" office:value="1" table:formula="msoxl:=H31/$H$148" table:style-name="ce47">
            <text:p>100.0%</text:p>
          </table:table-cell>
          <table:table-cell office:value-type="percentage" office:value="4.816062743523529E-2" table:formula="msoxl:=(H31-G31)/G31" table:style-name="ce47">
            <text:p>4.8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3">
            <text:p>Mode of Attendance</text:p>
          </table:table-cell>
          <table:table-cell table:number-columns-repeated="2" table:style-name="ce44"/>
          <table:table-cell table:number-columns-repeated="3" table:style-name="ce45"/>
          <table:table-cell table:number-columns-repeated="4" table:style-name="ce44"/>
          <table:table-cell table:number-columns-repeated="16374"/>
        </table:table-row>
        <table:table-row table:style-name="ro1">
          <table:table-cell office:value-type="string" table:style-name="ce46">
            <text:p>Internal</text:p>
          </table:table-cell>
          <table:table-cell office:value-type="float" office:value="248088" table:style-name="ce34">
            <text:p>248,088</text:p>
          </table:table-cell>
          <table:table-cell office:value-type="float" office:value="267452" table:style-name="ce34">
            <text:p>267,452</text:p>
          </table:table-cell>
          <table:table-cell office:value-type="percentage" office:value="0.85789436542915243" table:formula="msoxl:=C33/$C$148" table:style-name="ce33">
            <text:p>85.8%</text:p>
          </table:table-cell>
          <table:table-cell office:value-type="percentage" office:value="7.8052948953597115E-2" table:formula="msoxl:=(C33-B33)/B33" table:style-name="ce33">
            <text:p>7.8%</text:p>
          </table:table-cell>
          <table:table-cell table:style-name="ce34"/>
          <table:table-cell office:value-type="float" office:value="731361" table:style-name="ce34">
            <text:p>731,361</text:p>
          </table:table-cell>
          <table:table-cell office:value-type="float" office:value="777011" table:style-name="ce34">
            <text:p>777,011</text:p>
          </table:table-cell>
          <table:table-cell office:value-type="percentage" office:value="0.84555599688770156" table:formula="msoxl:=H33/$H$148" table:style-name="ce33">
            <text:p>84.6%</text:p>
          </table:table-cell>
          <table:table-cell office:value-type="percentage" office:value="6.2417875713908728E-2" table:formula="msoxl:=(H33-G33)/G33" table:style-name="ce33">
            <text:p>6.2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External</text:p>
          </table:table-cell>
          <table:table-cell office:value-type="float" office:value="33883" table:style-name="ce34">
            <text:p>33,883</text:p>
          </table:table-cell>
          <table:table-cell office:value-type="float" office:value="36993" table:style-name="ce34">
            <text:p>36,993</text:p>
          </table:table-cell>
          <table:table-cell office:value-type="percentage" office:value="0.11866086722223292" table:formula="msoxl:=C34/$C$148" table:style-name="ce33">
            <text:p>11.9%</text:p>
          </table:table-cell>
          <table:table-cell office:value-type="percentage" office:value="9.1786441578372638E-2" table:formula="msoxl:=(C34-B34)/B34" table:style-name="ce33">
            <text:p>9.2%</text:p>
          </table:table-cell>
          <table:table-cell table:style-name="ce35"/>
          <table:table-cell office:value-type="float" office:value="105305" table:style-name="ce34">
            <text:p>105,305</text:p>
          </table:table-cell>
          <table:table-cell office:value-type="float" office:value="108427" table:style-name="ce34">
            <text:p>108,427</text:p>
          </table:table-cell>
          <table:table-cell office:value-type="percentage" office:value="0.11799202337488505" table:formula="msoxl:=H34/$H$148" table:style-name="ce33">
            <text:p>11.8%</text:p>
          </table:table-cell>
          <table:table-cell office:value-type="percentage" office:value="2.9647215231945301E-2" table:formula="msoxl:=(H34-G34)/G34" table:style-name="ce33">
            <text:p>3.0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Multi-modal</text:p>
          </table:table-cell>
          <table:table-cell office:value-type="float" office:value="9347" table:style-name="ce34">
            <text:p>9,347</text:p>
          </table:table-cell>
          <table:table-cell office:value-type="float" office:value="7309" table:style-name="ce34">
            <text:p>7,309</text:p>
          </table:table-cell>
          <table:table-cell office:value-type="percentage" office:value="2.3444767348614611E-2" table:formula="msoxl:=C35/$C$148" table:style-name="ce33">
            <text:p>2.3%</text:p>
          </table:table-cell>
          <table:table-cell office:value-type="percentage" office:value="-0.21803787311436826" table:formula="msoxl:=(C35-B35)/B35" table:style-name="ce33">
            <text:p>-21.8%</text:p>
          </table:table-cell>
          <table:table-cell table:style-name="ce35"/>
          <table:table-cell office:value-type="float" office:value="40046" table:style-name="ce34">
            <text:p>40,046</text:p>
          </table:table-cell>
          <table:table-cell office:value-type="float" office:value="33497" table:style-name="ce34">
            <text:p>33,497</text:p>
          </table:table-cell>
          <table:table-cell office:value-type="percentage" office:value="3.6451979737413417E-2" table:formula="msoxl:=H35/$H$148" table:style-name="ce33">
            <text:p>3.6%</text:p>
          </table:table-cell>
          <table:table-cell office:value-type="percentage" office:value="-0.16353693252759327" table:formula="msoxl:=(H35-G35)/G35" table:style-name="ce33">
            <text:p>-16.4%</text:p>
          </table:table-cell>
          <table:table-cell table:number-columns-repeated="16374"/>
        </table:table-row>
        <table:table-row table:style-name="ro1">
          <table:table-cell office:value-type="string" table:style-name="ce40">
            <text:p>TOTAL</text:p>
          </table:table-cell>
          <table:table-cell office:value-type="float" office:value="291318" table:style-name="ce38">
            <text:p>291,318</text:p>
          </table:table-cell>
          <table:table-cell office:value-type="float" office:value="311754" table:style-name="ce38">
            <text:p>311,754</text:p>
          </table:table-cell>
          <table:table-cell office:value-type="percentage" office:value="1" table:formula="msoxl:=C36/$C$148" table:style-name="ce47">
            <text:p>100.0%</text:p>
          </table:table-cell>
          <table:table-cell office:value-type="percentage" office:value="7.0150145202150224E-2" table:formula="msoxl:=(C36-B36)/B36" table:style-name="ce47">
            <text:p>7.0%</text:p>
          </table:table-cell>
          <table:table-cell table:style-name="ce39"/>
          <table:table-cell office:value-type="float" office:value="876712" table:style-name="ce38">
            <text:p>876,712</text:p>
          </table:table-cell>
          <table:table-cell office:value-type="float" office:value="918935" table:style-name="ce38">
            <text:p>918,935</text:p>
          </table:table-cell>
          <table:table-cell office:value-type="percentage" office:value="1" table:formula="msoxl:=H36/$H$148" table:style-name="ce47">
            <text:p>100.0%</text:p>
          </table:table-cell>
          <table:table-cell office:value-type="percentage" office:value="4.816062743523529E-2" table:formula="msoxl:=(H36-G36)/G36" table:style-name="ce47">
            <text:p>4.8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3">
            <text:p>Type of Attendance</text:p>
          </table:table-cell>
          <table:table-cell table:number-columns-repeated="2" table:style-name="ce44"/>
          <table:table-cell table:number-columns-repeated="3" table:style-name="ce45"/>
          <table:table-cell table:number-columns-repeated="4" table:style-name="ce44"/>
          <table:table-cell table:number-columns-repeated="16374"/>
        </table:table-row>
        <table:table-row table:style-name="ro1">
          <table:table-cell office:value-type="string" table:style-name="ce46">
            <text:p>Full-time</text:p>
          </table:table-cell>
          <table:table-cell office:value-type="float" office:value="220930" table:style-name="ce34">
            <text:p>220,930</text:p>
          </table:table-cell>
          <table:table-cell office:value-type="float" office:value="239142" table:style-name="ce34">
            <text:p>239,142</text:p>
          </table:table-cell>
          <table:table-cell office:value-type="percentage" office:value="0.7670855867126003" table:formula="msoxl:=C38/$C$148" table:style-name="ce33">
            <text:p>76.7%</text:p>
          </table:table-cell>
          <table:table-cell office:value-type="percentage" office:value="8.2433349929842026E-2" table:formula="msoxl:=(C38-B38)/B38" table:style-name="ce33">
            <text:p>8.2%</text:p>
          </table:table-cell>
          <table:table-cell table:style-name="ce34"/>
          <table:table-cell office:value-type="float" office:value="634186" table:style-name="ce34">
            <text:p>634,186</text:p>
          </table:table-cell>
          <table:table-cell office:value-type="float" office:value="675008" table:style-name="ce34">
            <text:p>675,008</text:p>
          </table:table-cell>
          <table:table-cell office:value-type="percentage" office:value="0.73455467470495739" table:formula="msoxl:=H38/$H$148" table:style-name="ce33">
            <text:p>73.5%</text:p>
          </table:table-cell>
          <table:table-cell office:value-type="percentage" office:value="6.4369128299899395E-2" table:formula="msoxl:=(H38-G38)/G38" table:style-name="ce33">
            <text:p>6.4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Part-time</text:p>
          </table:table-cell>
          <table:table-cell office:value-type="float" office:value="70388" table:style-name="ce34">
            <text:p>70,388</text:p>
          </table:table-cell>
          <table:table-cell office:value-type="float" office:value="72612" table:style-name="ce34">
            <text:p>72,612</text:p>
          </table:table-cell>
          <table:table-cell office:value-type="percentage" office:value="0.23291441328739967" table:formula="msoxl:=C39/$C$148" table:style-name="ce33">
            <text:p>23.3%</text:p>
          </table:table-cell>
          <table:table-cell office:value-type="percentage" office:value="3.1596294822981187E-2" table:formula="msoxl:=(C39-B39)/B39" table:style-name="ce33">
            <text:p>3.2%</text:p>
          </table:table-cell>
          <table:table-cell table:style-name="ce35"/>
          <table:table-cell office:value-type="float" office:value="242526" table:style-name="ce34">
            <text:p>242,526</text:p>
          </table:table-cell>
          <table:table-cell office:value-type="float" office:value="243927" table:style-name="ce34">
            <text:p>243,927</text:p>
          </table:table-cell>
          <table:table-cell office:value-type="percentage" office:value="0.26544532529504261" table:formula="msoxl:=H39/$H$148" table:style-name="ce33">
            <text:p>26.5%</text:p>
          </table:table-cell>
          <table:table-cell office:value-type="percentage" office:value="5.7767002300784243E-3" table:formula="msoxl:=(H39-G39)/G39" table:style-name="ce33">
            <text:p>0.6%</text:p>
          </table:table-cell>
          <table:table-cell table:number-columns-repeated="16374"/>
        </table:table-row>
        <table:table-row table:style-name="ro1">
          <table:table-cell office:value-type="string" table:style-name="ce40">
            <text:p>TOTAL</text:p>
          </table:table-cell>
          <table:table-cell office:value-type="float" office:value="291318" table:style-name="ce38">
            <text:p>291,318</text:p>
          </table:table-cell>
          <table:table-cell office:value-type="float" office:value="311754" table:style-name="ce38">
            <text:p>311,754</text:p>
          </table:table-cell>
          <table:table-cell office:value-type="percentage" office:value="1" table:formula="msoxl:=C40/$C$148" table:style-name="ce47">
            <text:p>100.0%</text:p>
          </table:table-cell>
          <table:table-cell office:value-type="percentage" office:value="7.0150145202150224E-2" table:formula="msoxl:=(C40-B40)/B40" table:style-name="ce47">
            <text:p>7.0%</text:p>
          </table:table-cell>
          <table:table-cell table:style-name="ce39"/>
          <table:table-cell office:value-type="float" office:value="876712" table:style-name="ce38">
            <text:p>876,712</text:p>
          </table:table-cell>
          <table:table-cell office:value-type="float" office:value="918935" table:style-name="ce38">
            <text:p>918,935</text:p>
          </table:table-cell>
          <table:table-cell office:value-type="percentage" office:value="1" table:formula="msoxl:=H40/$H$148" table:style-name="ce47">
            <text:p>100.0%</text:p>
          </table:table-cell>
          <table:table-cell office:value-type="percentage" office:value="4.816062743523529E-2" table:formula="msoxl:=(H40-G40)/G40" table:style-name="ce47">
            <text:p>4.8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3">
            <text:p>Indigenous Indicator</text:p>
          </table:table-cell>
          <table:table-cell table:number-columns-repeated="2" table:style-name="ce44"/>
          <table:table-cell table:number-columns-repeated="3" table:style-name="ce45"/>
          <table:table-cell table:number-columns-repeated="4" table:style-name="ce44"/>
          <table:table-cell table:number-columns-repeated="16374"/>
        </table:table-row>
        <table:table-row table:style-name="ro1">
          <table:table-cell office:value-type="string" table:style-name="ce46">
            <text:p>Aboriginal or Torres Strait Islander</text:p>
          </table:table-cell>
          <table:table-cell office:value-type="float" office:value="3351" table:style-name="ce34">
            <text:p>3,351</text:p>
          </table:table-cell>
          <table:table-cell office:value-type="float" office:value="3622" table:style-name="ce34">
            <text:p>3,622</text:p>
          </table:table-cell>
          <table:table-cell office:value-type="percentage" office:value="1.1618134811421826E-2" table:formula="msoxl:=C42/$C$148" table:style-name="ce33">
            <text:p>1.2%</text:p>
          </table:table-cell>
          <table:table-cell office:value-type="percentage" office:value="8.0871381677111304E-2" table:formula="msoxl:=(C42-B42)/B42" table:style-name="ce33">
            <text:p>8.1%</text:p>
          </table:table-cell>
          <table:table-cell table:style-name="ce35"/>
          <table:table-cell office:value-type="float" office:value="8217" table:style-name="ce34">
            <text:p>8,217</text:p>
          </table:table-cell>
          <table:table-cell office:value-type="float" office:value="8667" table:style-name="ce34">
            <text:p>8,667</text:p>
          </table:table-cell>
          <table:table-cell office:value-type="percentage" office:value="9.4315702416384178E-3" table:formula="msoxl:=H42/$H$148" table:style-name="ce33">
            <text:p>0.9%</text:p>
          </table:table-cell>
          <table:table-cell office:value-type="percentage" office:value="5.4764512595837894E-2" table:formula="msoxl:=(H42-G42)/G42" table:style-name="ce33">
            <text:p>5.5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Not Aboriginal or Torres Strait Islander</text:p>
          </table:table-cell>
          <table:table-cell office:value-type="float" office:value="282040" table:style-name="ce34">
            <text:p>282,040</text:p>
          </table:table-cell>
          <table:table-cell office:value-type="float" office:value="301411" table:style-name="ce34">
            <text:p>301,411</text:p>
          </table:table-cell>
          <table:table-cell office:value-type="percentage" office:value="0.96682320034386082" table:formula="msoxl:=C43/$C$148" table:style-name="ce33">
            <text:p>96.7%</text:p>
          </table:table-cell>
          <table:table-cell office:value-type="percentage" office:value="6.8681747269890792E-2" table:formula="msoxl:=(C43-B43)/B43" table:style-name="ce33">
            <text:p>6.9%</text:p>
          </table:table-cell>
          <table:table-cell table:style-name="ce34"/>
          <table:table-cell office:value-type="float" office:value="848845" table:style-name="ce34">
            <text:p>848,845</text:p>
          </table:table-cell>
          <table:table-cell office:value-type="float" office:value="888278" table:style-name="ce34">
            <text:p>888,278</text:p>
          </table:table-cell>
          <table:table-cell office:value-type="percentage" office:value="0.96663855441353308" table:formula="msoxl:=H43/$H$148" table:style-name="ce33">
            <text:p>96.7%</text:p>
          </table:table-cell>
          <table:table-cell office:value-type="percentage" office:value="4.6454888701706436E-2" table:formula="msoxl:=(H43-G43)/G43" table:style-name="ce33">
            <text:p>4.6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Not stated</text:p>
          </table:table-cell>
          <table:table-cell office:value-type="float" office:value="5927" table:style-name="ce34">
            <text:p>5,927</text:p>
          </table:table-cell>
          <table:table-cell office:value-type="float" office:value="6721" table:style-name="ce34">
            <text:p>6,721</text:p>
          </table:table-cell>
          <table:table-cell office:value-type="percentage" office:value="2.1558664844717308E-2" table:formula="msoxl:=C44/$C$148" table:style-name="ce33">
            <text:p>2.2%</text:p>
          </table:table-cell>
          <table:table-cell office:value-type="percentage" office:value="0.13396321916652607" table:formula="msoxl:=(C44-B44)/B44" table:style-name="ce33">
            <text:p>13.4%</text:p>
          </table:table-cell>
          <table:table-cell table:style-name="ce35"/>
          <table:table-cell office:value-type="float" office:value="19650" table:style-name="ce34">
            <text:p>19,650</text:p>
          </table:table-cell>
          <table:table-cell office:value-type="float" office:value="21990" table:style-name="ce34">
            <text:p>21,990</text:p>
          </table:table-cell>
          <table:table-cell office:value-type="percentage" office:value="2.3929875344828523E-2" table:formula="msoxl:=H44/$H$148" table:style-name="ce33">
            <text:p>2.4%</text:p>
          </table:table-cell>
          <table:table-cell office:value-type="percentage" office:value="0.11908396946564885" table:formula="msoxl:=(H44-G44)/G44" table:style-name="ce33">
            <text:p>11.9%</text:p>
          </table:table-cell>
          <table:table-cell table:number-columns-repeated="16374"/>
        </table:table-row>
        <table:table-row table:style-name="ro1">
          <table:table-cell office:value-type="string" table:style-name="ce40">
            <text:p>TOTAL</text:p>
          </table:table-cell>
          <table:table-cell office:value-type="float" office:value="291318" table:style-name="ce38">
            <text:p>291,318</text:p>
          </table:table-cell>
          <table:table-cell office:value-type="float" office:value="311754" table:style-name="ce38">
            <text:p>311,754</text:p>
          </table:table-cell>
          <table:table-cell office:value-type="percentage" office:value="1" table:formula="msoxl:=C45/$C$148" table:style-name="ce47">
            <text:p>100.0%</text:p>
          </table:table-cell>
          <table:table-cell office:value-type="percentage" office:value="7.0150145202150224E-2" table:formula="msoxl:=(C45-B45)/B45" table:style-name="ce47">
            <text:p>7.0%</text:p>
          </table:table-cell>
          <table:table-cell table:style-name="ce39"/>
          <table:table-cell office:value-type="float" office:value="876712" table:style-name="ce38">
            <text:p>876,712</text:p>
          </table:table-cell>
          <table:table-cell office:value-type="float" office:value="918935" table:style-name="ce38">
            <text:p>918,935</text:p>
          </table:table-cell>
          <table:table-cell office:value-type="percentage" office:value="1" table:formula="msoxl:=H45/$H$148" table:style-name="ce47">
            <text:p>100.0%</text:p>
          </table:table-cell>
          <table:table-cell office:value-type="percentage" office:value="4.816062743523529E-2" table:formula="msoxl:=(H45-G45)/G45" table:style-name="ce47">
            <text:p>4.8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3">
            <text:p>Citizenship</text:p>
          </table:table-cell>
          <table:table-cell table:number-columns-repeated="2" table:style-name="ce44"/>
          <table:table-cell table:number-columns-repeated="3" table:style-name="ce45"/>
          <table:table-cell table:number-columns-repeated="4" table:style-name="ce44"/>
          <table:table-cell table:number-columns-repeated="16374"/>
        </table:table-row>
        <table:table-row table:style-name="ro1">
          <table:table-cell office:value-type="string" table:style-name="ce46">
            <text:p>Australian</text:p>
          </table:table-cell>
          <table:table-cell office:value-type="float" office:value="210548" table:style-name="ce34">
            <text:p>210,548</text:p>
          </table:table-cell>
          <table:table-cell office:value-type="float" office:value="223978" table:style-name="ce34">
            <text:p>223,978</text:p>
          </table:table-cell>
          <table:table-cell office:value-type="percentage" office:value="0.71844467111889498" table:formula="msoxl:=C47/$C$148" table:style-name="ce33">
            <text:p>71.8%</text:p>
          </table:table-cell>
          <table:table-cell office:value-type="percentage" office:value="6.3785930049204936E-2" table:formula="msoxl:=(C47-B47)/B47" table:style-name="ce33">
            <text:p>6.4%</text:p>
          </table:table-cell>
          <table:table-cell table:style-name="ce35"/>
          <table:table-cell office:value-type="float" office:value="632357" table:style-name="ce34">
            <text:p>632,357</text:p>
          </table:table-cell>
          <table:table-cell office:value-type="float" office:value="655955" table:style-name="ce34">
            <text:p>655,955</text:p>
          </table:table-cell>
          <table:table-cell office:value-type="percentage" office:value="0.71382089048735764" table:formula="msoxl:=H47/$H$148" table:style-name="ce33">
            <text:p>71.4%</text:p>
          </table:table-cell>
          <table:table-cell office:value-type="percentage" office:value="3.7317527915402215E-2" table:formula="msoxl:=(H47-G47)/G47" table:style-name="ce33">
            <text:p>3.7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New Zealand</text:p>
          </table:table-cell>
          <table:table-cell office:value-type="float" office:value="2345" table:style-name="ce34">
            <text:p>2,345</text:p>
          </table:table-cell>
          <table:table-cell office:value-type="float" office:value="2604" table:style-name="ce34">
            <text:p>2,604</text:p>
          </table:table-cell>
          <table:table-cell office:value-type="percentage" office:value="8.3527396601166311E-3" table:formula="msoxl:=C48/$C$148" table:style-name="ce33">
            <text:p>0.8%</text:p>
          </table:table-cell>
          <table:table-cell office:value-type="percentage" office:value="0.11044776119402985" table:formula="msoxl:=(C48-B48)/B48" table:style-name="ce33">
            <text:p>11.0%</text:p>
          </table:table-cell>
          <table:table-cell table:style-name="ce34"/>
          <table:table-cell office:value-type="float" office:value="5856" table:style-name="ce34">
            <text:p>5,856</text:p>
          </table:table-cell>
          <table:table-cell office:value-type="float" office:value="6530" table:style-name="ce34">
            <text:p>6,530</text:p>
          </table:table-cell>
          <table:table-cell office:value-type="percentage" office:value="7.1060521146762284E-3" table:formula="msoxl:=H48/$H$148" table:style-name="ce33">
            <text:p>0.7%</text:p>
          </table:table-cell>
          <table:table-cell office:value-type="percentage" office:value="0.11509562841530055" table:formula="msoxl:=(H48-G48)/G48" table:style-name="ce33">
            <text:p>11.5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Permanent Resident</text:p>
          </table:table-cell>
          <table:table-cell office:value-type="float" office:value="7969" table:style-name="ce34">
            <text:p>7,969</text:p>
          </table:table-cell>
          <table:table-cell office:value-type="float" office:value="8915" table:style-name="ce34">
            <text:p>8,915</text:p>
          </table:table-cell>
          <table:table-cell office:value-type="percentage" office:value="2.8596265003817112E-2" table:formula="msoxl:=C49/$C$148" table:style-name="ce33">
            <text:p>2.9%</text:p>
          </table:table-cell>
          <table:table-cell office:value-type="percentage" office:value="0.1187100012548626" table:formula="msoxl:=(C49-B49)/B49" table:style-name="ce33">
            <text:p>11.9%</text:p>
          </table:table-cell>
          <table:table-cell table:style-name="ce35"/>
          <table:table-cell office:value-type="float" office:value="23560" table:style-name="ce34">
            <text:p>23,560</text:p>
          </table:table-cell>
          <table:table-cell office:value-type="float" office:value="23902" table:style-name="ce34">
            <text:p>23,902</text:p>
          </table:table-cell>
          <table:table-cell office:value-type="percentage" office:value="2.601054481546573E-2" table:formula="msoxl:=H49/$H$148" table:style-name="ce33">
            <text:p>2.6%</text:p>
          </table:table-cell>
          <table:table-cell office:value-type="percentage" office:value="1.4516129032258065E-2" table:formula="msoxl:=(H49-G49)/G49" table:style-name="ce33">
            <text:p>1.5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Humanitarian Visa</text:p>
          </table:table-cell>
          <table:table-cell office:value-type="float" office:value="443" table:style-name="ce35">
            <text:p>443</text:p>
          </table:table-cell>
          <table:table-cell office:value-type="float" office:value="490" table:style-name="ce35">
            <text:p>490</text:p>
          </table:table-cell>
          <table:table-cell office:value-type="percentage" office:value="1.5717520865810863E-3" table:formula="msoxl:=C50/$C$148" table:style-name="ce33">
            <text:p>0.2%</text:p>
          </table:table-cell>
          <table:table-cell office:value-type="percentage" office:value="0.10609480812641084" table:formula="msoxl:=(C50-B50)/B50" table:style-name="ce33">
            <text:p>10.6%</text:p>
          </table:table-cell>
          <table:table-cell table:style-name="ce34"/>
          <table:table-cell office:value-type="float" office:value="1231" table:style-name="ce34">
            <text:p>1,231</text:p>
          </table:table-cell>
          <table:table-cell office:value-type="float" office:value="1416" table:style-name="ce34">
            <text:p>1,416</text:p>
          </table:table-cell>
          <table:table-cell office:value-type="percentage" office:value="1.5409142104719049E-3" table:formula="msoxl:=H50/$H$148" table:style-name="ce33">
            <text:p>0.2%</text:p>
          </table:table-cell>
          <table:table-cell office:value-type="percentage" office:value="0.1502843216896832" table:formula="msoxl:=(H50-G50)/G50" table:style-name="ce33">
            <text:p>15.0%</text:p>
          </table:table-cell>
          <table:table-cell table:number-columns-repeated="16374"/>
        </table:table-row>
        <table:table-row table:style-name="ro1">
          <table:table-cell office:value-type="string" table:style-name="ce40">
            <text:p>TOTAL DOMESTIC</text:p>
          </table:table-cell>
          <table:table-cell office:value-type="float" office:value="221305" table:formula="msoxl:=SUM(B47:B50)" table:style-name="ce38">
            <text:p>221,305</text:p>
          </table:table-cell>
          <table:table-cell office:value-type="float" office:value="235987" table:formula="msoxl:=SUM(C47:C50)" table:style-name="ce38">
            <text:p>235,987</text:p>
          </table:table-cell>
          <table:table-cell office:value-type="percentage" office:value="0.7569654278694099" table:formula="msoxl:=C51/$C$148" table:style-name="ce47">
            <text:p>75.7%</text:p>
          </table:table-cell>
          <table:table-cell office:value-type="percentage" office:value="6.634283003095276E-2" table:formula="msoxl:=(C51-B51)/B51" table:style-name="ce47">
            <text:p>6.6%</text:p>
          </table:table-cell>
          <table:table-cell table:style-name="ce39"/>
          <table:table-cell office:value-type="float" office:value="663004" table:formula="msoxl:=SUM(G47:G50)" table:style-name="ce38">
            <text:p>663,004</text:p>
          </table:table-cell>
          <table:table-cell office:value-type="float" office:value="687803" table:formula="msoxl:=SUM(H47:H50)" table:style-name="ce38">
            <text:p>687,803</text:p>
          </table:table-cell>
          <table:table-cell office:value-type="percentage" office:value="0.74847840162797152" table:formula="msoxl:=H51/$H$148" table:style-name="ce47">
            <text:p>74.8%</text:p>
          </table:table-cell>
          <table:table-cell office:value-type="percentage" office:value="3.7403997562608975E-2" table:formula="msoxl:=(H51-G51)/G51" table:style-name="ce47">
            <text:p>3.7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6">
            <text:p>Overseas</text:p>
          </table:table-cell>
          <table:table-cell office:value-type="float" office:value="70013" table:style-name="ce34">
            <text:p>70,013</text:p>
          </table:table-cell>
          <table:table-cell office:value-type="float" office:value="75767" table:style-name="ce34">
            <text:p>75,767</text:p>
          </table:table-cell>
          <table:table-cell office:value-type="percentage" office:value="0.24303457213059015" table:formula="msoxl:=C52/$C$148" table:style-name="ce33">
            <text:p>24.3%</text:p>
          </table:table-cell>
          <table:table-cell office:value-type="percentage" office:value="8.2184737120249096E-2" table:formula="msoxl:=(C52-B52)/B52" table:style-name="ce33">
            <text:p>8.2%</text:p>
          </table:table-cell>
          <table:table-cell table:style-name="ce35"/>
          <table:table-cell office:value-type="float" office:value="213708" table:style-name="ce34">
            <text:p>213,708</text:p>
          </table:table-cell>
          <table:table-cell office:value-type="float" office:value="231132" table:style-name="ce34">
            <text:p>231,132</text:p>
          </table:table-cell>
          <table:table-cell office:value-type="percentage" office:value="0.25152159837202848" table:formula="msoxl:=H52/$H$148" table:style-name="ce33">
            <text:p>25.2%</text:p>
          </table:table-cell>
          <table:table-cell office:value-type="percentage" office:value="8.1531809759110563E-2" table:formula="msoxl:=(H52-G52)/G52" table:style-name="ce33">
            <text:p>8.2%</text:p>
          </table:table-cell>
          <table:table-cell table:number-columns-repeated="16374"/>
        </table:table-row>
        <table:table-row table:style-name="ro1">
          <table:table-cell office:value-type="string" table:style-name="ce40">
            <text:p>TOTAL</text:p>
          </table:table-cell>
          <table:table-cell office:value-type="float" office:value="291318" table:style-name="ce38">
            <text:p>291,318</text:p>
          </table:table-cell>
          <table:table-cell office:value-type="float" office:value="311754" table:style-name="ce38">
            <text:p>311,754</text:p>
          </table:table-cell>
          <table:table-cell office:value-type="percentage" office:value="1" table:formula="msoxl:=C53/$C$148" table:style-name="ce47">
            <text:p>100.0%</text:p>
          </table:table-cell>
          <table:table-cell office:value-type="percentage" office:value="7.0150145202150224E-2" table:formula="msoxl:=(C53-B53)/B53" table:style-name="ce47">
            <text:p>7.0%</text:p>
          </table:table-cell>
          <table:table-cell table:style-name="ce39"/>
          <table:table-cell office:value-type="float" office:value="876712" table:style-name="ce38">
            <text:p>876,712</text:p>
          </table:table-cell>
          <table:table-cell office:value-type="float" office:value="918935" table:style-name="ce38">
            <text:p>918,935</text:p>
          </table:table-cell>
          <table:table-cell office:value-type="percentage" office:value="1" table:formula="msoxl:=H53/$H$148" table:style-name="ce47">
            <text:p>100.0%</text:p>
          </table:table-cell>
          <table:table-cell office:value-type="percentage" office:value="4.816062743523529E-2" table:formula="msoxl:=(H53-G53)/G53" table:style-name="ce47">
            <text:p>4.8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3">
            <text:p>Broad Field of Education</text:p>
          </table:table-cell>
          <table:table-cell table:number-columns-repeated="2" table:style-name="ce44"/>
          <table:table-cell table:number-columns-repeated="3" table:style-name="ce45"/>
          <table:table-cell table:number-columns-repeated="4" table:style-name="ce44"/>
          <table:table-cell table:number-columns-repeated="16374"/>
        </table:table-row>
        <table:table-row table:style-name="ro1">
          <table:table-cell office:value-type="string" table:style-name="ce46">
            <text:p>Natural and Physical Sciences</text:p>
          </table:table-cell>
          <table:table-cell office:value-type="float" office:value="21740" table:style-name="ce34">
            <text:p>21,740</text:p>
          </table:table-cell>
          <table:table-cell office:value-type="float" office:value="24066" table:style-name="ce34">
            <text:p>24,066</text:p>
          </table:table-cell>
          <table:table-cell office:value-type="percentage" office:value="7.7195481052368217E-2" table:formula="msoxl:=C55/$C$148" table:style-name="ce33">
            <text:p>7.7%</text:p>
          </table:table-cell>
          <table:table-cell office:value-type="percentage" office:value="0.10699172033118676" table:formula="msoxl:=(C55-B55)/B55" table:style-name="ce33">
            <text:p>10.7%</text:p>
          </table:table-cell>
          <table:table-cell table:style-name="ce35"/>
          <table:table-cell office:value-type="float" office:value="71975" table:style-name="ce34">
            <text:p>71,975</text:p>
          </table:table-cell>
          <table:table-cell office:value-type="float" office:value="75227" table:style-name="ce34">
            <text:p>75,227</text:p>
          </table:table-cell>
          <table:table-cell office:value-type="percentage" office:value="8.1863243863820614E-2" table:formula="msoxl:=H55/$H$148" table:style-name="ce33">
            <text:p>8.2%</text:p>
          </table:table-cell>
          <table:table-cell office:value-type="percentage" office:value="4.5182354984369573E-2" table:formula="msoxl:=(H55-G55)/G55" table:style-name="ce33">
            <text:p>4.5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Information Technology</text:p>
          </table:table-cell>
          <table:table-cell office:value-type="float" office:value="11661" table:style-name="ce34">
            <text:p>11,661</text:p>
          </table:table-cell>
          <table:table-cell office:value-type="float" office:value="12145" table:style-name="ce34">
            <text:p>12,145</text:p>
          </table:table-cell>
          <table:table-cell office:value-type="percentage" office:value="3.8956998145974073E-2" table:formula="msoxl:=C56/$C$148" table:style-name="ce33">
            <text:p>3.9%</text:p>
          </table:table-cell>
          <table:table-cell office:value-type="percentage" office:value="4.1505874281794017E-2" table:formula="msoxl:=(C56-B56)/B56" table:style-name="ce33">
            <text:p>4.2%</text:p>
          </table:table-cell>
          <table:table-cell table:style-name="ce34"/>
          <table:table-cell office:value-type="float" office:value="39728" table:style-name="ce34">
            <text:p>39,728</text:p>
          </table:table-cell>
          <table:table-cell office:value-type="float" office:value="40528" table:style-name="ce34">
            <text:p>40,528</text:p>
          </table:table-cell>
          <table:table-cell office:value-type="percentage" office:value="4.4103228193506615E-2" table:formula="msoxl:=H56/$H$148" table:style-name="ce33">
            <text:p>4.4%</text:p>
          </table:table-cell>
          <table:table-cell office:value-type="percentage" office:value="2.013693113169553E-2" table:formula="msoxl:=(H56-G56)/G56" table:style-name="ce33">
            <text:p>2.0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Engineering and Related Technologies</text:p>
          </table:table-cell>
          <table:table-cell office:value-type="float" office:value="17985" table:style-name="ce34">
            <text:p>17,985</text:p>
          </table:table-cell>
          <table:table-cell office:value-type="float" office:value="20180" table:style-name="ce34">
            <text:p>20,180</text:p>
          </table:table-cell>
          <table:table-cell office:value-type="percentage" office:value="6.4730524708584328E-2" table:formula="msoxl:=C57/$C$148" table:style-name="ce33">
            <text:p>6.5%</text:p>
          </table:table-cell>
          <table:table-cell office:value-type="percentage" office:value="0.12204614956908535" table:formula="msoxl:=(C57-B57)/B57" table:style-name="ce33">
            <text:p>12.2%</text:p>
          </table:table-cell>
          <table:table-cell table:style-name="ce35"/>
          <table:table-cell office:value-type="float" office:value="65775" table:style-name="ce34">
            <text:p>65,775</text:p>
          </table:table-cell>
          <table:table-cell office:value-type="float" office:value="70029" table:style-name="ce34">
            <text:p>70,029</text:p>
          </table:table-cell>
          <table:table-cell office:value-type="percentage" office:value="7.6206695794588303E-2" table:formula="msoxl:=H57/$H$148" table:style-name="ce33">
            <text:p>7.6%</text:p>
          </table:table-cell>
          <table:table-cell office:value-type="percentage" office:value="6.4675028506271381E-2" table:formula="msoxl:=(H57-G57)/G57" table:style-name="ce33">
            <text:p>6.5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Architecture and Building</text:p>
          </table:table-cell>
          <table:table-cell office:value-type="float" office:value="8398" table:style-name="ce34">
            <text:p>8,398</text:p>
          </table:table-cell>
          <table:table-cell office:value-type="float" office:value="8186" table:style-name="ce34">
            <text:p>8,186</text:p>
          </table:table-cell>
          <table:table-cell office:value-type="percentage" office:value="2.6257882817862802E-2" table:formula="msoxl:=C58/$C$148" table:style-name="ce33">
            <text:p>2.6%</text:p>
          </table:table-cell>
          <table:table-cell office:value-type="percentage" office:value="-2.5244105739461776E-2" table:formula="msoxl:=(C58-B58)/B58" table:style-name="ce33">
            <text:p>-2.5%</text:p>
          </table:table-cell>
          <table:table-cell table:style-name="ce34"/>
          <table:table-cell office:value-type="float" office:value="22353" table:style-name="ce34">
            <text:p>22,353</text:p>
          </table:table-cell>
          <table:table-cell office:value-type="float" office:value="23753" table:style-name="ce34">
            <text:p>23,753</text:p>
          </table:table-cell>
          <table:table-cell office:value-type="percentage" office:value="2.5848400594166071E-2" table:formula="msoxl:=H58/$H$148" table:style-name="ce33">
            <text:p>2.6%</text:p>
          </table:table-cell>
          <table:table-cell office:value-type="percentage" office:value="6.2631414127857554E-2" table:formula="msoxl:=(H58-G58)/G58" table:style-name="ce33">
            <text:p>6.3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Agriculture, Environmental and Related Studies</text:p>
          </table:table-cell>
          <table:table-cell office:value-type="float" office:value="4877" table:style-name="ce34">
            <text:p>4,877</text:p>
          </table:table-cell>
          <table:table-cell office:value-type="float" office:value="4903" table:style-name="ce34">
            <text:p>4,903</text:p>
          </table:table-cell>
          <table:table-cell office:value-type="percentage" office:value="1.5727143837769523E-2" table:formula="msoxl:=C59/$C$148" table:style-name="ce33">
            <text:p>1.6%</text:p>
          </table:table-cell>
          <table:table-cell office:value-type="percentage" office:value="5.3311461964322326E-3" table:formula="msoxl:=(C59-B59)/B59" table:style-name="ce33">
            <text:p>0.5%</text:p>
          </table:table-cell>
          <table:table-cell table:style-name="ce35"/>
          <table:table-cell office:value-type="float" office:value="14496" table:style-name="ce34">
            <text:p>14,496</text:p>
          </table:table-cell>
          <table:table-cell office:value-type="float" office:value="15032" table:style-name="ce34">
            <text:p>15,032</text:p>
          </table:table-cell>
          <table:table-cell office:value-type="percentage" office:value="1.6358066675009657E-2" table:formula="msoxl:=H59/$H$148" table:style-name="ce33">
            <text:p>1.6%</text:p>
          </table:table-cell>
          <table:table-cell office:value-type="percentage" office:value="3.69757174392936E-2" table:formula="msoxl:=(H59-G59)/G59" table:style-name="ce33">
            <text:p>3.7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Health</text:p>
          </table:table-cell>
          <table:table-cell office:value-type="float" office:value="42925" table:style-name="ce34">
            <text:p>42,925</text:p>
          </table:table-cell>
          <table:table-cell office:value-type="float" office:value="46746" table:style-name="ce34">
            <text:p>46,746</text:p>
          </table:table-cell>
          <table:table-cell office:value-type="percentage" office:value="0.14994514905983564" table:formula="msoxl:=C60/$C$148" table:style-name="ce33">
            <text:p>15.0%</text:p>
          </table:table-cell>
          <table:table-cell office:value-type="percentage" office:value="8.9015725101921961E-2" table:formula="msoxl:=(C60-B60)/B60" table:style-name="ce33">
            <text:p>8.9%</text:p>
          </table:table-cell>
          <table:table-cell table:style-name="ce35"/>
          <table:table-cell office:value-type="float" office:value="122930" table:style-name="ce34">
            <text:p>122,930</text:p>
          </table:table-cell>
          <table:table-cell office:value-type="float" office:value="131976" table:style-name="ce34">
            <text:p>131,976</text:p>
          </table:table-cell>
          <table:table-cell office:value-type="percentage" office:value="0.14361842785398315" table:formula="msoxl:=H60/$H$148" table:style-name="ce33">
            <text:p>14.4%</text:p>
          </table:table-cell>
          <table:table-cell office:value-type="percentage" office:value="7.3586593996583419E-2" table:formula="msoxl:=(H60-G60)/G60" table:style-name="ce33">
            <text:p>7.4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Education</text:p>
          </table:table-cell>
          <table:table-cell office:value-type="float" office:value="31782" table:style-name="ce34">
            <text:p>31,782</text:p>
          </table:table-cell>
          <table:table-cell office:value-type="float" office:value="33797" table:style-name="ce34">
            <text:p>33,797</text:p>
          </table:table-cell>
          <table:table-cell office:value-type="percentage" office:value="0.10840919442894077" table:formula="msoxl:=C61/$C$148" table:style-name="ce33">
            <text:p>10.8%</text:p>
          </table:table-cell>
          <table:table-cell office:value-type="percentage" office:value="6.3400667044238884E-2" table:formula="msoxl:=(C61-B61)/B61" table:style-name="ce33">
            <text:p>6.3%</text:p>
          </table:table-cell>
          <table:table-cell table:style-name="ce34"/>
          <table:table-cell office:value-type="float" office:value="86994" table:style-name="ce34">
            <text:p>86,994</text:p>
          </table:table-cell>
          <table:table-cell office:value-type="float" office:value="89044" table:style-name="ce34">
            <text:p>89,044</text:p>
          </table:table-cell>
          <table:table-cell office:value-type="percentage" office:value="9.6899127794675355E-2" table:formula="msoxl:=H61/$H$148" table:style-name="ce33">
            <text:p>9.7%</text:p>
          </table:table-cell>
          <table:table-cell office:value-type="percentage" office:value="2.3564843552428903E-2" table:formula="msoxl:=(H61-G61)/G61" table:style-name="ce33">
            <text:p>2.4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Management and Commerce</text:p>
          </table:table-cell>
          <table:table-cell office:value-type="float" office:value="73990" table:style-name="ce34">
            <text:p>73,990</text:p>
          </table:table-cell>
          <table:table-cell office:value-type="float" office:value="76577" table:style-name="ce34">
            <text:p>76,577</text:p>
          </table:table-cell>
          <table:table-cell office:value-type="percentage" office:value="0.24563277455942828" table:formula="msoxl:=C62/$C$148" table:style-name="ce33">
            <text:p>24.6%</text:p>
          </table:table-cell>
          <table:table-cell office:value-type="percentage" office:value="3.4964184349236385E-2" table:formula="msoxl:=(C62-B62)/B62" table:style-name="ce33">
            <text:p>3.5%</text:p>
          </table:table-cell>
          <table:table-cell table:style-name="ce35"/>
          <table:table-cell office:value-type="float" office:value="250447" table:style-name="ce34">
            <text:p>250,447</text:p>
          </table:table-cell>
          <table:table-cell office:value-type="float" office:value="259632" table:style-name="ce34">
            <text:p>259,632</text:p>
          </table:table-cell>
          <table:table-cell office:value-type="percentage" office:value="0.28253576150652659" table:formula="msoxl:=H62/$H$148" table:style-name="ce33">
            <text:p>28.3%</text:p>
          </table:table-cell>
          <table:table-cell office:value-type="percentage" office:value="3.6674426126086554E-2" table:formula="msoxl:=(H62-G62)/G62" table:style-name="ce33">
            <text:p>3.7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Society and Culture</text:p>
          </table:table-cell>
          <table:table-cell office:value-type="float" office:value="59522" table:style-name="ce34">
            <text:p>59,522</text:p>
          </table:table-cell>
          <table:table-cell office:value-type="float" office:value="65235" table:style-name="ce34">
            <text:p>65,235</text:p>
          </table:table-cell>
          <table:table-cell office:value-type="percentage" office:value="0.20925152524105545" table:formula="msoxl:=C63/$C$148" table:style-name="ce33">
            <text:p>20.9%</text:p>
          </table:table-cell>
          <table:table-cell office:value-type="percentage" office:value="9.5981317832062096E-2" table:formula="msoxl:=(C63-B63)/B63" table:style-name="ce33">
            <text:p>9.6%</text:p>
          </table:table-cell>
          <table:table-cell table:style-name="ce34"/>
          <table:table-cell office:value-type="float" office:value="186361" table:style-name="ce34">
            <text:p>186,361</text:p>
          </table:table-cell>
          <table:table-cell office:value-type="float" office:value="195185" table:style-name="ce34">
            <text:p>195,185</text:p>
          </table:table-cell>
          <table:table-cell office:value-type="percentage" office:value="0.21240348882129856" table:formula="msoxl:=H63/$H$148" table:style-name="ce33">
            <text:p>21.2%</text:p>
          </table:table-cell>
          <table:table-cell office:value-type="percentage" office:value="4.7348962497518257E-2" table:formula="msoxl:=(H63-G63)/G63" table:style-name="ce33">
            <text:p>4.7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Creative Arts</text:p>
          </table:table-cell>
          <table:table-cell office:value-type="float" office:value="20320" table:style-name="ce34">
            <text:p>20,320</text:p>
          </table:table-cell>
          <table:table-cell office:value-type="float" office:value="22724" table:style-name="ce34">
            <text:p>22,724</text:p>
          </table:table-cell>
          <table:table-cell office:value-type="percentage" office:value="7.2890804929527764E-2" table:formula="msoxl:=C64/$C$148" table:style-name="ce33">
            <text:p>7.3%</text:p>
          </table:table-cell>
          <table:table-cell office:value-type="percentage" office:value="0.11830708661417323" table:formula="msoxl:=(C64-B64)/B64" table:style-name="ce33">
            <text:p>11.8%</text:p>
          </table:table-cell>
          <table:table-cell table:style-name="ce35"/>
          <table:table-cell office:value-type="float" office:value="58742" table:style-name="ce34">
            <text:p>58,742</text:p>
          </table:table-cell>
          <table:table-cell office:value-type="float" office:value="62163" table:style-name="ce34">
            <text:p>62,163</text:p>
          </table:table-cell>
          <table:table-cell office:value-type="percentage" office:value="6.7646786769466824E-2" table:formula="msoxl:=H64/$H$148" table:style-name="ce33">
            <text:p>6.8%</text:p>
          </table:table-cell>
          <table:table-cell office:value-type="percentage" office:value="5.823771747642232E-2" table:formula="msoxl:=(H64-G64)/G64" table:style-name="ce33">
            <text:p>5.8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Food, Hospitality and Personal Services</text:p>
          </table:table-cell>
          <table:table-cell office:value-type="float" office:value="22" table:style-name="ce35">
            <text:p>22</text:p>
          </table:table-cell>
          <table:table-cell office:value-type="float" office:value="27" table:style-name="ce35">
            <text:p>27</text:p>
          </table:table-cell>
          <table:table-cell office:value-type="percentage" office:value="8.6606747627937414E-5" table:formula="msoxl:=C65/$C$148" table:style-name="ce33">
            <text:p>0.0%</text:p>
          </table:table-cell>
          <table:table-cell office:value-type="percentage" office:value="0.22727272727272727" table:formula="msoxl:=(C65-B65)/B65" table:style-name="ce33">
            <text:p>22.7%</text:p>
          </table:table-cell>
          <table:table-cell table:style-name="ce35"/>
          <table:table-cell office:value-type="float" office:value="49" table:style-name="ce35">
            <text:p>49</text:p>
          </table:table-cell>
          <table:table-cell office:value-type="float" office:value="61" table:style-name="ce35">
            <text:p>61</text:p>
          </table:table-cell>
          <table:table-cell office:value-type="percentage" office:value="6.6381191270329246E-5" table:formula="msoxl:=H65/$H$148" table:style-name="ce33">
            <text:p>0.0%</text:p>
          </table:table-cell>
          <table:table-cell office:value-type="percentage" office:value="0.24489795918367346" table:formula="msoxl:=(H65-G65)/G65" table:style-name="ce33">
            <text:p>24.5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Mixed Field Programmes</text:p>
          </table:table-cell>
          <table:table-cell office:value-type="float" office:value="2168" table:style-name="ce34">
            <text:p>2,168</text:p>
          </table:table-cell>
          <table:table-cell office:value-type="float" office:value="2898" table:style-name="ce34">
            <text:p>2,898</text:p>
          </table:table-cell>
          <table:table-cell office:value-type="percentage" office:value="9.2957909120652826E-3" table:formula="msoxl:=C66/$C$148" table:style-name="ce33">
            <text:p>0.9%</text:p>
          </table:table-cell>
          <table:table-cell office:value-type="percentage" office:value="0.33671586715867158" table:formula="msoxl:=(C66-B66)/B66" table:style-name="ce33">
            <text:p>33.7%</text:p>
          </table:table-cell>
          <table:table-cell table:style-name="ce34"/>
          <table:table-cell office:value-type="float" office:value="2351" table:style-name="ce34">
            <text:p>2,351</text:p>
          </table:table-cell>
          <table:table-cell office:value-type="float" office:value="3327" table:style-name="ce34">
            <text:p>3,327</text:p>
          </table:table-cell>
          <table:table-cell office:value-type="percentage" office:value="3.6204954648587765E-3" table:formula="msoxl:=H66/$H$148" table:style-name="ce33">
            <text:p>0.4%</text:p>
          </table:table-cell>
          <table:table-cell office:value-type="percentage" office:value="0.41514249255635899" table:formula="msoxl:=(H66-G66)/G66" table:style-name="ce33">
            <text:p>41.5%</text:p>
          </table:table-cell>
          <table:table-cell table:number-columns-repeated="16374"/>
        </table:table-row>
        <table:table-row table:style-name="ro1">
          <table:table-cell office:value-type="string" table:style-name="ce46">
            <text:p>Non-award courses</text:p>
          </table:table-cell>
          <table:table-cell office:value-type="float" office:value="10536" table:style-name="ce34">
            <text:p>10,536</text:p>
          </table:table-cell>
          <table:table-cell office:value-type="float" office:value="9797" table:style-name="ce34">
            <text:p>9,797</text:p>
          </table:table-cell>
          <table:table-cell office:value-type="percentage" office:value="3.1425418759663065E-2" table:formula="msoxl:=C67/$C$148" table:style-name="ce33">
            <text:p>3.1%</text:p>
          </table:table-cell>
          <table:table-cell office:value-type="percentage" office:value="-7.0140470766894461E-2" table:formula="msoxl:=(C67-B67)/B67" table:style-name="ce33">
            <text:p>-7.0%</text:p>
          </table:table-cell>
          <table:table-cell table:style-name="ce35"/>
          <table:table-cell office:value-type="float" office:value="12692" table:style-name="ce34">
            <text:p>12,692</text:p>
          </table:table-cell>
          <table:table-cell office:value-type="float" office:value="11935" table:style-name="ce34">
            <text:p>11,935</text:p>
          </table:table-cell>
          <table:table-cell office:value-type="percentage" office:value="1.2987860947727532E-2" table:formula="msoxl:=H67/$H$148" table:style-name="ce33">
            <text:p>1.3%</text:p>
          </table:table-cell>
          <table:table-cell office:value-type="percentage" office:value="-5.9643870154427986E-2" table:formula="msoxl:=(H67-G67)/G67" table:style-name="ce33">
            <text:p>-6.0%</text:p>
          </table:table-cell>
          <table:table-cell table:number-columns-repeated="16374"/>
        </table:table-row>
        <table:table-row table:style-name="ro1">
          <table:table-cell office:value-type="string" table:style-name="ce40">
            <text:p>TOTAL (c)</text:p>
          </table:table-cell>
          <table:table-cell office:value-type="float" office:value="291318" table:style-name="ce38">
            <text:p>291,318</text:p>
          </table:table-cell>
          <table:table-cell office:value-type="float" office:value="311754" table:style-name="ce38">
            <text:p>311,754</text:p>
          </table:table-cell>
          <table:table-cell office:value-type="percentage" office:value="1" table:formula="msoxl:=C68/$C$148" table:style-name="ce47">
            <text:p>100.0%</text:p>
          </table:table-cell>
          <table:table-cell office:value-type="percentage" office:value="7.0150145202150224E-2" table:formula="msoxl:=(C68-B68)/B68" table:style-name="ce47">
            <text:p>7.0%</text:p>
          </table:table-cell>
          <table:table-cell table:style-name="ce39"/>
          <table:table-cell office:value-type="float" office:value="876712" table:style-name="ce38">
            <text:p>876,712</text:p>
          </table:table-cell>
          <table:table-cell office:value-type="float" office:value="918935" table:style-name="ce38">
            <text:p>918,935</text:p>
          </table:table-cell>
          <table:table-cell office:value-type="percentage" office:value="1" table:formula="msoxl:=H68/$H$148" table:style-name="ce47">
            <text:p>100.0%</text:p>
          </table:table-cell>
          <table:table-cell office:value-type="percentage" office:value="4.816062743523529E-2" table:formula="msoxl:=(H68-G68)/G68" table:style-name="ce47">
            <text:p>4.8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3">
            <text:p>Students undertaking Special Courses</text:p>
          </table:table-cell>
          <table:table-cell table:number-columns-repeated="2" table:style-name="ce44"/>
          <table:table-cell table:number-columns-repeated="3" table:style-name="ce45"/>
          <table:table-cell table:number-columns-repeated="4" table:style-name="ce44"/>
          <table:table-cell table:number-columns-repeated="16374"/>
        </table:table-row>
        <table:table-row table:style-name="ro1">
          <table:table-cell office:value-type="string" table:style-name="ce49">
            <text:p>Not a course of special interest</text:p>
          </table:table-cell>
          <table:table-cell office:value-type="float" office:value="253906" table:style-name="ce34">
            <text:p>253,906</text:p>
          </table:table-cell>
          <table:table-cell office:value-type="float" office:value="272272" table:style-name="ce34">
            <text:p>272,272</text:p>
          </table:table-cell>
          <table:table-cell office:value-type="percentage" office:value="0.87335527370939903" table:formula="msoxl:=C70/$C$148" table:style-name="ce33">
            <text:p>87.3%</text:p>
          </table:table-cell>
          <table:table-cell office:value-type="percentage" office:value="7.2333855836411901E-2" table:formula="msoxl:=(C70-B70)/B70" table:style-name="ce33">
            <text:p>7.2%</text:p>
          </table:table-cell>
          <table:table-cell table:style-name="ce35"/>
          <table:table-cell office:value-type="float" office:value="764047" table:style-name="ce34">
            <text:p>764,047</text:p>
          </table:table-cell>
          <table:table-cell office:value-type="float" office:value="801558" table:style-name="ce34">
            <text:p>801,558</text:p>
          </table:table-cell>
          <table:table-cell office:value-type="percentage" office:value="0.8722684411846322" table:formula="msoxl:=H70/$H$148" table:style-name="ce33">
            <text:p>87.2%</text:p>
          </table:table-cell>
          <table:table-cell office:value-type="percentage" office:value="4.9095147288059506E-2" table:formula="msoxl:=(H70-G70)/G70" table:style-name="ce33">
            <text:p>4.9%</text:p>
          </table:table-cell>
          <table:table-cell table:number-columns-repeated="16374"/>
        </table:table-row>
        <table:table-row table:style-name="ro4">
          <table:table-cell office:value-type="string" table:style-name="ce49">
            <text:p>A general nursing course required for initial registration</text:p>
          </table:table-cell>
          <table:table-cell office:value-type="float" office:value="11585" table:style-name="ce34">
            <text:p>11,585</text:p>
          </table:table-cell>
          <table:table-cell office:value-type="float" office:value="12901" table:style-name="ce34">
            <text:p>12,901</text:p>
          </table:table-cell>
          <table:table-cell office:value-type="percentage" office:value="4.1381987079556315E-2" table:formula="msoxl:=C71/$C$148" table:style-name="ce33">
            <text:p>4.1%</text:p>
          </table:table-cell>
          <table:table-cell office:value-type="percentage" office:value="0.113595166163142" table:formula="msoxl:=(C71-B71)/B71" table:style-name="ce33">
            <text:p>11.4%</text:p>
          </table:table-cell>
          <table:table-cell table:style-name="ce35"/>
          <table:table-cell office:value-type="float" office:value="33330" table:style-name="ce34">
            <text:p>33,330</text:p>
          </table:table-cell>
          <table:table-cell office:value-type="float" office:value="35721" table:style-name="ce34">
            <text:p>35,721</text:p>
          </table:table-cell>
          <table:table-cell office:value-type="percentage" office:value="3.8872172678154605E-2" table:formula="msoxl:=H71/$H$148" table:style-name="ce33">
            <text:p>3.9%</text:p>
          </table:table-cell>
          <table:table-cell office:value-type="percentage" office:value="7.1737173717371733E-2" table:formula="msoxl:=(H71-G71)/G71" table:style-name="ce33">
            <text:p>7.2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A course providing initial teacher training</text:p>
          </table:table-cell>
          <table:table-cell office:value-type="float" office:value="21167" table:style-name="ce34">
            <text:p>21,167</text:p>
          </table:table-cell>
          <table:table-cell office:value-type="float" office:value="21484" table:style-name="ce34">
            <text:p>21,484</text:p>
          </table:table-cell>
          <table:table-cell office:value-type="percentage" office:value="6.8913309853281757E-2" table:formula="msoxl:=C72/$C$148" table:style-name="ce33">
            <text:p>6.9%</text:p>
          </table:table-cell>
          <table:table-cell office:value-type="percentage" office:value="1.4976142107998299E-2" table:formula="msoxl:=(C72-B72)/B72" table:style-name="ce33">
            <text:p>1.5%</text:p>
          </table:table-cell>
          <table:table-cell table:style-name="ce34"/>
          <table:table-cell office:value-type="float" office:value="61105" table:style-name="ce34">
            <text:p>61,105</text:p>
          </table:table-cell>
          <table:table-cell office:value-type="float" office:value="61289" table:style-name="ce34">
            <text:p>61,289</text:p>
          </table:table-cell>
          <table:table-cell office:value-type="percentage" office:value="6.6695685766675547E-2" table:formula="msoxl:=H72/$H$148" table:style-name="ce33">
            <text:p>6.7%</text:p>
          </table:table-cell>
          <table:table-cell office:value-type="percentage" office:value="3.0112102119302839E-3" table:formula="msoxl:=(H72-G72)/G72" table:style-name="ce33">
            <text:p>0.3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A course of study in medicine (d)</text:p>
          </table:table-cell>
          <table:table-cell office:value-type="float" office:value="3225" table:style-name="ce34">
            <text:p>3,225</text:p>
          </table:table-cell>
          <table:table-cell office:value-type="float" office:value="3387" table:style-name="ce34">
            <text:p>3,387</text:p>
          </table:table-cell>
          <table:table-cell office:value-type="percentage" office:value="1.0864335341326815E-2" table:formula="msoxl:=C73/$C$148" table:style-name="ce33">
            <text:p>1.1%</text:p>
          </table:table-cell>
          <table:table-cell office:value-type="percentage" office:value="5.0232558139534887E-2" table:formula="msoxl:=(C73-B73)/B73" table:style-name="ce33">
            <text:p>5.0%</text:p>
          </table:table-cell>
          <table:table-cell table:style-name="ce35"/>
          <table:table-cell office:value-type="float" office:value="12883" table:style-name="ce34">
            <text:p>12,883</text:p>
          </table:table-cell>
          <table:table-cell office:value-type="float" office:value="14094" table:style-name="ce34">
            <text:p>14,094</text:p>
          </table:table-cell>
          <table:table-cell office:value-type="percentage" office:value="1.5337319832197055E-2" table:formula="msoxl:=H73/$H$148" table:style-name="ce33">
            <text:p>1.5%</text:p>
          </table:table-cell>
          <table:table-cell office:value-type="percentage" office:value="9.3999844756656056E-2" table:formula="msoxl:=(H73-G73)/G73" table:style-name="ce33">
            <text:p>9.4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A course of study in veterinary science (e)</text:p>
          </table:table-cell>
          <table:table-cell office:value-type="float" office:value="497" table:style-name="ce35">
            <text:p>497</text:p>
          </table:table-cell>
          <table:table-cell office:value-type="float" office:value="470" table:style-name="ce35">
            <text:p>470</text:p>
          </table:table-cell>
          <table:table-cell office:value-type="percentage" office:value="1.5075989401900217E-3" table:formula="msoxl:=C74/$C$148" table:style-name="ce33">
            <text:p>0.2%</text:p>
          </table:table-cell>
          <table:table-cell office:value-type="percentage" office:value="-5.4325955734406441E-2" table:formula="msoxl:=(C74-B74)/B74" table:style-name="ce33">
            <text:p>-5.4%</text:p>
          </table:table-cell>
          <table:table-cell table:style-name="ce34"/>
          <table:table-cell office:value-type="float" office:value="2246" table:style-name="ce34">
            <text:p>2,246</text:p>
          </table:table-cell>
          <table:table-cell office:value-type="float" office:value="2284" table:style-name="ce34">
            <text:p>2,284</text:p>
          </table:table-cell>
          <table:table-cell office:value-type="percentage" office:value="2.4854859157611799E-3" table:formula="msoxl:=H74/$H$148" table:style-name="ce33">
            <text:p>0.2%</text:p>
          </table:table-cell>
          <table:table-cell office:value-type="percentage" office:value="1.6918967052537846E-2" table:formula="msoxl:=(H74-G74)/G74" table:style-name="ce33">
            <text:p>1.7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A course of study in dentistry (f)</text:p>
          </table:table-cell>
          <table:table-cell office:value-type="float" office:value="517" table:style-name="ce35">
            <text:p>517</text:p>
          </table:table-cell>
          <table:table-cell office:value-type="float" office:value="582" table:style-name="ce35">
            <text:p>582</text:p>
          </table:table-cell>
          <table:table-cell office:value-type="percentage" office:value="1.8668565599799841E-3" table:formula="msoxl:=C75/$C$148" table:style-name="ce33">
            <text:p>0.2%</text:p>
          </table:table-cell>
          <table:table-cell office:value-type="percentage" office:value="0.12572533849129594" table:formula="msoxl:=(C75-B75)/B75" table:style-name="ce33">
            <text:p>12.6%</text:p>
          </table:table-cell>
          <table:table-cell table:style-name="ce35"/>
          <table:table-cell office:value-type="float" office:value="1963" table:style-name="ce34">
            <text:p>1,963</text:p>
          </table:table-cell>
          <table:table-cell office:value-type="float" office:value="2163" table:style-name="ce34">
            <text:p>2,163</text:p>
          </table:table-cell>
          <table:table-cell office:value-type="percentage" office:value="2.3538117494708547E-3" table:formula="msoxl:=H75/$H$148" table:style-name="ce33">
            <text:p>0.2%</text:p>
          </table:table-cell>
          <table:table-cell office:value-type="percentage" office:value="0.10188487009679063" table:formula="msoxl:=(H75-G75)/G75" table:style-name="ce33">
            <text:p>10.2%</text:p>
          </table:table-cell>
          <table:table-cell table:number-columns-repeated="16374"/>
        </table:table-row>
        <table:table-row table:style-name="ro4">
          <table:table-cell office:value-type="string" table:style-name="ce49">
            <text:p>A course in clinical psychology (as defined in the Commonwealth Grant Scheme Guidelines)</text:p>
          </table:table-cell>
          <table:table-cell office:value-type="float" office:value="421" table:style-name="ce35">
            <text:p>421</text:p>
          </table:table-cell>
          <table:table-cell office:value-type="float" office:value="658" table:style-name="ce35">
            <text:p>658</text:p>
          </table:table-cell>
          <table:table-cell office:value-type="percentage" office:value="2.1106385162660301E-3" table:formula="msoxl:=C76/$C$148" table:style-name="ce33">
            <text:p>0.2%</text:p>
          </table:table-cell>
          <table:table-cell office:value-type="percentage" office:value="0.56294536817102137" table:formula="msoxl:=(C76-B76)/B76" table:style-name="ce33">
            <text:p>56.3%</text:p>
          </table:table-cell>
          <table:table-cell table:style-name="ce35"/>
          <table:table-cell office:value-type="float" office:value="1138" table:style-name="ce34">
            <text:p>1,138</text:p>
          </table:table-cell>
          <table:table-cell office:value-type="float" office:value="1826" table:style-name="ce34">
            <text:p>1,826</text:p>
          </table:table-cell>
          <table:table-cell office:value-type="percentage" office:value="1.9870828731085441E-3" table:formula="msoxl:=H76/$H$148" table:style-name="ce33">
            <text:p>0.2%</text:p>
          </table:table-cell>
          <table:table-cell office:value-type="percentage" office:value="0.60456942003514935" table:formula="msoxl:=(H76-G76)/G76" table:style-name="ce33">
            <text:p>60.5%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TOTAL</text:p>
          </table:table-cell>
          <table:table-cell office:value-type="float" office:value="291318" table:style-name="ce27">
            <text:p>291,318</text:p>
          </table:table-cell>
          <table:table-cell office:value-type="float" office:value="311754" table:style-name="ce27">
            <text:p>311,754</text:p>
          </table:table-cell>
          <table:table-cell office:value-type="percentage" office:value="1" table:formula="msoxl:=C77/$C$148" table:style-name="ce28">
            <text:p>100.0%</text:p>
          </table:table-cell>
          <table:table-cell office:value-type="percentage" office:value="7.0150145202150224E-2" table:formula="msoxl:=(C77-B77)/B77" table:style-name="ce28">
            <text:p>7.0%</text:p>
          </table:table-cell>
          <table:table-cell table:style-name="ce30"/>
          <table:table-cell office:value-type="float" office:value="876712" table:style-name="ce27">
            <text:p>876,712</text:p>
          </table:table-cell>
          <table:table-cell office:value-type="float" office:value="918935" table:style-name="ce27">
            <text:p>918,935</text:p>
          </table:table-cell>
          <table:table-cell office:value-type="percentage" office:value="1" table:formula="msoxl:=H77/$H$148" table:style-name="ce28">
            <text:p>100.0%</text:p>
          </table:table-cell>
          <table:table-cell office:value-type="percentage" office:value="4.816062743523529E-2" table:formula="msoxl:=(H77-G77)/G77" table:style-name="ce28">
            <text:p>4.8%</text:p>
          </table:table-cell>
          <table:table-cell table:number-columns-repeated="16374" table:style-name="ce48"/>
        </table:table-row>
        <table:table-row table:style-name="ro1">
          <table:table-cell table:style-name="ce29"/>
          <table:table-cell table:number-columns-repeated="2" table:style-name="ce42"/>
          <table:table-cell table:number-columns-repeated="16381" table:style-name="ce29"/>
        </table:table-row>
        <table:table-row table:style-name="ro1">
          <table:table-cell office:value-type="string" table:style-name="ce42">
            <text:p>(a) Includes students consuming load from 1 January to 30 June of the reference year.</text:p>
          </table:table-cell>
          <table:table-cell table:number-columns-repeated="2" table:style-name="ce50"/>
          <table:table-cell table:style-name="ce42"/>
          <table:table-cell table:number-columns-repeated="2" table:style-name="ce29"/>
          <table:table-cell table:number-columns-repeated="2" table:style-name="ce50"/>
          <table:table-cell table:number-columns-repeated="16376" table:style-name="ce29"/>
        </table:table-row>
        <table:table-row table:style-name="ro1">
          <table:table-cell office:value-type="string" table:style-name="ce42">
            <text:p>(b) Table A providers</text:p>
          </table:table-cell>
          <table:table-cell table:number-columns-repeated="2" table:style-name="ce50"/>
          <table:table-cell table:style-name="ce42"/>
          <table:table-cell table:number-columns-repeated="2" table:style-name="ce29"/>
          <table:table-cell table:number-columns-repeated="2" table:style-name="ce50"/>
          <table:table-cell table:number-columns-repeated="16376" table:style-name="ce29"/>
        </table:table-row>
        <table:table-row table:style-name="ro1">
          <table:table-cell office:value-type="string" table:number-columns-spanned="10" table:number-rows-spanned="1" table:style-name="ce59">
            <text:p>(c) These data take into account the coding of combined courses to two fields of education. As a consequence, counting both fields of education for combined courses means that the totals may be less than the sum of all broad fields of education.</text:p>
          </table:table-cell>
          <table:covered-table-cell table:number-columns-repeated="9"/>
          <table:table-cell table:number-columns-repeated="16374" table:style-name="ce29"/>
        </table:table-row>
        <table:table-row table:style-name="ro3">
          <table:table-cell office:value-type="string" table:number-columns-spanned="10" table:number-rows-spanned="1" table:style-name="ce60">
            <text:p>(d) A course of study in medicine, completion of which would allow provisional registration as a medical practitioner by an authority of a State, a territory or the Commonwealth.</text:p>
          </table:table-cell>
          <table:covered-table-cell table:number-columns-repeated="9"/>
          <table:table-cell table:number-columns-repeated="16374" table:style-name="ce29"/>
        </table:table-row>
        <table:table-row table:style-name="ro5">
          <table:table-cell office:value-type="string" table:number-columns-spanned="10" table:number-rows-spanned="1" table:style-name="ce59">
            <text:p>(e) A course of study in veterinary science, completion of which would satisfy the academic requirements for registration as a veterinary surgeon or veterinary practitioner by an authority of a State, a Territory or the Commonwealth.</text:p>
          </table:table-cell>
          <table:covered-table-cell table:number-columns-repeated="9"/>
          <table:table-cell table:number-columns-repeated="16374" table:style-name="ce29"/>
        </table:table-row>
        <table:table-row table:style-name="ro6">
          <table:table-cell office:value-type="string" table:number-columns-spanned="10" table:number-rows-spanned="1" table:style-name="ce59">
            <text:p>(f) A course of study in dentistry, completion of which would satisfy the academic requirements for registration as a dentist by an authority of a State, a Territory or the Commonwealth.</text:p>
          </table:table-cell>
          <table:covered-table-cell table:number-columns-repeated="9"/>
          <table:table-cell table:number-columns-repeated="16374" table:style-name="ce29"/>
        </table:table-row>
        <table:table-row table:style-name="ro7">
          <table:table-cell table:style-name="ce51"/>
          <table:table-cell table:style-name="ce40"/>
          <table:table-cell table:style-name="ce29"/>
          <table:table-cell table:number-columns-repeated="3" table:style-name="ce51"/>
          <table:table-cell table:number-columns-repeated="2" table:style-name="ce29"/>
          <table:table-cell table:number-columns-repeated="11" table:style-name="ce51"/>
          <table:table-cell table:number-columns-repeated="16365"/>
        </table:table-row>
        <table:table-row table:style-name="ro1">
          <table:table-cell office:value-type="string" table:style-name="ce40">
            <text:p>Students, Selected Higher Education Statistics (DEEWR)</text:p>
          </table:table-cell>
          <table:table-cell table:style-name="ce40"/>
          <table:table-cell table:style-name="ce29"/>
          <table:table-cell table:style-name="ce41"/>
          <table:table-cell table:number-columns-repeated="16380" table:style-name="ce29"/>
        </table:table-row>
        <table:table-row table:style-name="ro1">
          <table:table-cell office:value-type="string" table:style-name="ce40">
            <text:p>Table (i): Summary of 2009 first half year student numbers (a)</text:p>
          </table:table-cell>
          <table:table-cell table:style-name="ce40"/>
          <table:table-cell table:style-name="ce29"/>
          <table:table-cell table:style-name="ce41"/>
          <table:table-cell table:number-columns-repeated="16380" table:style-name="ce29"/>
        </table:table-row>
        <table:table-row table:style-name="ro2">
          <table:table-cell table:number-columns-repeated="2" table:style-name="ce51"/>
          <table:table-cell table:number-columns-repeated="16382" table:style-name="ce29"/>
        </table:table-row>
        <table:table-row table:style-name="ro2">
          <table:table-cell office:value-type="string" table:number-columns-spanned="1" table:number-rows-spanned="2" table:style-name="ce55">
            <text:p>Public Universities (b)</text:p>
          </table:table-cell>
          <table:table-cell office:value-type="string" table:number-columns-spanned="4" table:number-rows-spanned="1" table:style-name="ce53">
            <text:p>Commencing Students</text:p>
          </table:table-cell>
          <table:covered-table-cell table:number-columns-repeated="3"/>
          <table:table-cell table:style-name="ce19"/>
          <table:table-cell office:value-type="string" table:number-columns-spanned="4" table:number-rows-spanned="1" table:style-name="ce53">
            <text:p>All Students</text:p>
          </table:table-cell>
          <table:covered-table-cell table:number-columns-repeated="3"/>
          <table:table-cell table:number-columns-repeated="16374" table:style-name="ce2"/>
        </table:table-row>
        <table:table-row table:style-name="ro3">
          <table:covered-table-cell/>
          <table:table-cell office:value-type="float" office:value="2008" table:style-name="ce52">
            <text:p>2008</text:p>
          </table:table-cell>
          <table:table-cell office:value-type="float" office:value="2009" table:number-columns-spanned="2" table:number-rows-spanned="1" table:style-name="ce54">
            <text:p>2009</text:p>
          </table:table-cell>
          <table:covered-table-cell/>
          <table:table-cell office:value-type="string" table:number-columns-spanned="1" table:number-rows-spanned="2" table:style-name="ce64">
            <text:p>% change from 2008</text:p>
          </table:table-cell>
          <table:table-cell table:style-name="ce52"/>
          <table:table-cell office:value-type="float" office:value="2008" table:style-name="ce52">
            <text:p>2008</text:p>
          </table:table-cell>
          <table:table-cell office:value-type="float" office:value="2009" table:number-columns-spanned="2" table:number-rows-spanned="1" table:style-name="ce54">
            <text:p>2009</text:p>
          </table:table-cell>
          <table:covered-table-cell/>
          <table:table-cell office:value-type="string" table:number-columns-spanned="1" table:number-rows-spanned="2" table:style-name="ce64">
            <text:p>% change from 2008</text:p>
          </table:table-cell>
          <table:table-cell table:number-columns-repeated="16374" table:style-name="ce2"/>
        </table:table-row>
        <table:table-row table:style-name="ro1">
          <table:table-cell table:style-name="ce12"/>
          <table:table-cell office:value-type="string" table:style-name="ce52">
            <text:p>No.</text:p>
          </table:table-cell>
          <table:table-cell office:value-type="string" table:style-name="ce52">
            <text:p>No.</text:p>
          </table:table-cell>
          <table:table-cell office:value-type="string" table:style-name="ce52">
            <text:p>% of total</text:p>
          </table:table-cell>
          <table:covered-table-cell/>
          <table:table-cell table:style-name="ce52"/>
          <table:table-cell office:value-type="string" table:style-name="ce52">
            <text:p>No.</text:p>
          </table:table-cell>
          <table:table-cell office:value-type="string" table:style-name="ce52">
            <text:p>No.</text:p>
          </table:table-cell>
          <table:table-cell office:value-type="string" table:style-name="ce52">
            <text:p>% of total</text:p>
          </table:table-cell>
          <table:covered-table-cell/>
          <table:table-cell table:number-columns-repeated="16374" table:style-name="ce2"/>
        </table:table-row>
        <table:table-row table:style-name="ro1">
          <table:table-cell office:value-type="string" table:style-name="ce43">
            <text:p>New South Wales</text:p>
          </table:table-cell>
          <table:table-cell table:number-columns-repeated="2" table:style-name="ce44"/>
          <table:table-cell table:number-columns-repeated="3" table:style-name="ce45"/>
          <table:table-cell table:number-columns-repeated="4" table:style-name="ce44"/>
          <table:table-cell table:number-columns-repeated="16374" table:style-name="ce29"/>
        </table:table-row>
        <table:table-row table:style-name="ro1">
          <table:table-cell office:value-type="string" table:style-name="ce49">
            <text:p>Charles Sturt University</text:p>
          </table:table-cell>
          <table:table-cell office:value-type="float" office:value="8810" table:style-name="ce34">
            <text:p>8,810</text:p>
          </table:table-cell>
          <table:table-cell office:value-type="float" office:value="10307" table:style-name="ce34">
            <text:p>10,307</text:p>
          </table:table-cell>
          <table:table-cell office:value-type="percentage" office:value="3.3061323992635221E-2" table:formula="msoxl:=C93/$C$148" table:style-name="ce33">
            <text:p>3.3%</text:p>
          </table:table-cell>
          <table:table-cell office:value-type="percentage" office:value="0.1699205448354143" table:formula="msoxl:=(C93-B93)/B93" table:style-name="ce33">
            <text:p>17.0%</text:p>
          </table:table-cell>
          <table:table-cell table:style-name="ce34"/>
          <table:table-cell office:value-type="float" office:value="27245" table:style-name="ce34">
            <text:p>27,245</text:p>
          </table:table-cell>
          <table:table-cell office:value-type="float" office:value="28873" table:style-name="ce34">
            <text:p>28,873</text:p>
          </table:table-cell>
          <table:table-cell office:value-type="percentage" office:value="3.1420067795872399E-2" table:formula="msoxl:=H93/$H$148" table:style-name="ce33">
            <text:p>3.1%</text:p>
          </table:table-cell>
          <table:table-cell office:value-type="percentage" office:value="5.975408331804001E-2" table:formula="msoxl:=(H93-G93)/G93" table:style-name="ce33">
            <text:p>6.0%</text:p>
          </table:table-cell>
          <table:table-cell table:number-columns-repeated="16374" table:style-name="ce29"/>
        </table:table-row>
        <table:table-row table:style-name="ro1">
          <table:table-cell office:value-type="string" table:style-name="ce49">
            <text:p>Macquarie University</text:p>
          </table:table-cell>
          <table:table-cell office:value-type="float" office:value="9124" table:style-name="ce34">
            <text:p>9,124</text:p>
          </table:table-cell>
          <table:table-cell office:value-type="float" office:value="10085" table:style-name="ce34">
            <text:p>10,085</text:p>
          </table:table-cell>
          <table:table-cell office:value-type="percentage" office:value="3.2349224067694402E-2" table:formula="msoxl:=C94/$C$148" table:style-name="ce33">
            <text:p>3.2%</text:p>
          </table:table-cell>
          <table:table-cell office:value-type="percentage" office:value="0.1053266111354669" table:formula="msoxl:=(C94-B94)/B94" table:style-name="ce33">
            <text:p>10.5%</text:p>
          </table:table-cell>
          <table:table-cell table:style-name="ce34"/>
          <table:table-cell office:value-type="float" office:value="28085" table:style-name="ce34">
            <text:p>28,085</text:p>
          </table:table-cell>
          <table:table-cell office:value-type="float" office:value="30076" table:style-name="ce34">
            <text:p>30,076</text:p>
          </table:table-cell>
          <table:table-cell office:value-type="percentage" office:value="3.2729191945023314E-2" table:formula="msoxl:=H94/$H$148" table:style-name="ce33">
            <text:p>3.3%</text:p>
          </table:table-cell>
          <table:table-cell office:value-type="percentage" office:value="7.0891935196724223E-2" table:formula="msoxl:=(H94-G94)/G94" table:style-name="ce33">
            <text:p>7.1%</text:p>
          </table:table-cell>
          <table:table-cell table:number-columns-repeated="16374" table:style-name="ce29"/>
        </table:table-row>
        <table:table-row table:style-name="ro1">
          <table:table-cell office:value-type="string" table:style-name="ce49">
            <text:p>Southern Cross University</text:p>
          </table:table-cell>
          <table:table-cell office:value-type="float" office:value="4309" table:style-name="ce34">
            <text:p>4,309</text:p>
          </table:table-cell>
          <table:table-cell office:value-type="float" office:value="4269" table:style-name="ce34">
            <text:p>4,269</text:p>
          </table:table-cell>
          <table:table-cell office:value-type="percentage" office:value="1.3693489097172771E-2" table:formula="msoxl:=C95/$C$148" table:style-name="ce33">
            <text:p>1.4%</text:p>
          </table:table-cell>
          <table:table-cell office:value-type="percentage" office:value="-9.2828962636342539E-3" table:formula="msoxl:=(C95-B95)/B95" table:style-name="ce33">
            <text:p>-0.9%</text:p>
          </table:table-cell>
          <table:table-cell table:style-name="ce34"/>
          <table:table-cell office:value-type="float" office:value="12647" table:style-name="ce34">
            <text:p>12,647</text:p>
          </table:table-cell>
          <table:table-cell office:value-type="float" office:value="13184" table:style-name="ce34">
            <text:p>13,184</text:p>
          </table:table-cell>
          <table:table-cell office:value-type="percentage" office:value="1.4347043044393782E-2" table:formula="msoxl:=H95/$H$148" table:style-name="ce33">
            <text:p>1.4%</text:p>
          </table:table-cell>
          <table:table-cell office:value-type="percentage" office:value="4.2460662607733062E-2" table:formula="msoxl:=(H95-G95)/G95" table:style-name="ce33">
            <text:p>4.2%</text:p>
          </table:table-cell>
          <table:table-cell table:number-columns-repeated="16374" table:style-name="ce29"/>
        </table:table-row>
        <table:table-row table:style-name="ro1">
          <table:table-cell office:value-type="string" table:style-name="ce49">
            <text:p>The University of New England</text:p>
          </table:table-cell>
          <table:table-cell office:value-type="float" office:value="5188" table:style-name="ce34">
            <text:p>5,188</text:p>
          </table:table-cell>
          <table:table-cell office:value-type="float" office:value="4775" table:style-name="ce34">
            <text:p>4,775</text:p>
          </table:table-cell>
          <table:table-cell office:value-type="percentage" office:value="1.5316563700866708E-2" table:formula="msoxl:=C96/$C$148" table:style-name="ce33">
            <text:p>1.5%</text:p>
          </table:table-cell>
          <table:table-cell office:value-type="percentage" office:value="-7.9606784888203552E-2" table:formula="msoxl:=(C96-B96)/B96" table:style-name="ce33">
            <text:p>-8.0%</text:p>
          </table:table-cell>
          <table:table-cell table:style-name="ce34"/>
          <table:table-cell office:value-type="float" office:value="15082" table:style-name="ce34">
            <text:p>15,082</text:p>
          </table:table-cell>
          <table:table-cell office:value-type="float" office:value="14521" table:style-name="ce34">
            <text:p>14,521</text:p>
          </table:table-cell>
          <table:table-cell office:value-type="percentage" office:value="1.5801988171089357E-2" table:formula="msoxl:=H96/$H$148" table:style-name="ce33">
            <text:p>1.6%</text:p>
          </table:table-cell>
          <table:table-cell office:value-type="percentage" office:value="-3.7196658268134203E-2" table:formula="msoxl:=(H96-G96)/G96" table:style-name="ce33">
            <text:p>-3.7%</text:p>
          </table:table-cell>
          <table:table-cell table:number-columns-repeated="16374" table:style-name="ce29"/>
        </table:table-row>
        <table:table-row table:style-name="ro1">
          <table:table-cell office:value-type="string" table:style-name="ce49">
            <text:p>The University of New South Wales</text:p>
          </table:table-cell>
          <table:table-cell office:value-type="float" office:value="12520" table:style-name="ce34">
            <text:p>12,520</text:p>
          </table:table-cell>
          <table:table-cell office:value-type="float" office:value="13426" table:style-name="ce34">
            <text:p>13,426</text:p>
          </table:table-cell>
          <table:table-cell office:value-type="percentage" office:value="4.3066007172321764E-2" table:formula="msoxl:=C97/$C$148" table:style-name="ce33">
            <text:p>4.3%</text:p>
          </table:table-cell>
          <table:table-cell office:value-type="percentage" office:value="7.2364217252396168E-2" table:formula="msoxl:=(C97-B97)/B97" table:style-name="ce33">
            <text:p>7.2%</text:p>
          </table:table-cell>
          <table:table-cell table:style-name="ce34"/>
          <table:table-cell office:value-type="float" office:value="39910" table:style-name="ce34">
            <text:p>39,910</text:p>
          </table:table-cell>
          <table:table-cell office:value-type="float" office:value="41023" table:style-name="ce34">
            <text:p>41,023</text:p>
          </table:table-cell>
          <table:table-cell office:value-type="percentage" office:value="4.4641895237421583E-2" table:formula="msoxl:=H97/$H$148" table:style-name="ce33">
            <text:p>4.5%</text:p>
          </table:table-cell>
          <table:table-cell office:value-type="percentage" office:value="2.7887747431721371E-2" table:formula="msoxl:=(H97-G97)/G97" table:style-name="ce33">
            <text:p>2.8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The University of Newcastle</text:p>
          </table:table-cell>
          <table:table-cell office:value-type="float" office:value="10028" table:style-name="ce34">
            <text:p>10,028</text:p>
          </table:table-cell>
          <table:table-cell office:value-type="float" office:value="10306" table:style-name="ce34">
            <text:p>10,306</text:p>
          </table:table-cell>
          <table:table-cell office:value-type="percentage" office:value="3.3058116335315663E-2" table:formula="msoxl:=C98/$C$148" table:style-name="ce33">
            <text:p>3.3%</text:p>
          </table:table-cell>
          <table:table-cell office:value-type="percentage" office:value="2.7722377343438371E-2" table:formula="msoxl:=(C98-B98)/B98" table:style-name="ce33">
            <text:p>2.8%</text:p>
          </table:table-cell>
          <table:table-cell table:style-name="ce34"/>
          <table:table-cell office:value-type="float" office:value="25176" table:style-name="ce34">
            <text:p>25,176</text:p>
          </table:table-cell>
          <table:table-cell office:value-type="float" office:value="27289" table:style-name="ce34">
            <text:p>27,289</text:p>
          </table:table-cell>
          <table:table-cell office:value-type="percentage" office:value="2.9696333255344501E-2" table:formula="msoxl:=H98/$H$148" table:style-name="ce33">
            <text:p>3.0%</text:p>
          </table:table-cell>
          <table:table-cell office:value-type="percentage" office:value="8.3929138862408645E-2" table:formula="msoxl:=(H98-G98)/G98" table:style-name="ce33">
            <text:p>8.4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The University of Sydney</text:p>
          </table:table-cell>
          <table:table-cell office:value-type="float" office:value="15468" table:style-name="ce34">
            <text:p>15,468</text:p>
          </table:table-cell>
          <table:table-cell office:value-type="float" office:value="16489" table:style-name="ce34">
            <text:p>16,489</text:p>
          </table:table-cell>
          <table:table-cell office:value-type="percentage" office:value="5.289106154211333E-2" table:formula="msoxl:=C99/$C$148" table:style-name="ce33">
            <text:p>5.3%</text:p>
          </table:table-cell>
          <table:table-cell office:value-type="percentage" office:value="6.6007240755107319E-2" table:formula="msoxl:=(C99-B99)/B99" table:style-name="ce33">
            <text:p>6.6%</text:p>
          </table:table-cell>
          <table:table-cell table:style-name="ce34"/>
          <table:table-cell office:value-type="float" office:value="43775" table:style-name="ce34">
            <text:p>43,775</text:p>
          </table:table-cell>
          <table:table-cell office:value-type="float" office:value="45490" table:style-name="ce34">
            <text:p>45,490</text:p>
          </table:table-cell>
          <table:table-cell office:value-type="percentage" office:value="4.950295722766028E-2" table:formula="msoxl:=H99/$H$148" table:style-name="ce33">
            <text:p>5.0%</text:p>
          </table:table-cell>
          <table:table-cell office:value-type="percentage" office:value="3.9177612792689893E-2" table:formula="msoxl:=(H99-G99)/G99" table:style-name="ce33">
            <text:p>3.9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University of Technology, Sydney</text:p>
          </table:table-cell>
          <table:table-cell office:value-type="float" office:value="9108" table:style-name="ce34">
            <text:p>9,108</text:p>
          </table:table-cell>
          <table:table-cell office:value-type="float" office:value="9286" table:style-name="ce34">
            <text:p>9,286</text:p>
          </table:table-cell>
          <table:table-cell office:value-type="percentage" office:value="2.9786305869371362E-2" table:formula="msoxl:=C100/$C$148" table:style-name="ce33">
            <text:p>3.0%</text:p>
          </table:table-cell>
          <table:table-cell office:value-type="percentage" office:value="1.9543258673693456E-2" table:formula="msoxl:=(C100-B100)/B100" table:style-name="ce33">
            <text:p>2.0%</text:p>
          </table:table-cell>
          <table:table-cell table:style-name="ce34"/>
          <table:table-cell office:value-type="float" office:value="28679" table:style-name="ce34">
            <text:p>28,679</text:p>
          </table:table-cell>
          <table:table-cell office:value-type="float" office:value="29841" table:style-name="ce34">
            <text:p>29,841</text:p>
          </table:table-cell>
          <table:table-cell office:value-type="percentage" office:value="3.2473461126194994E-2" table:formula="msoxl:=H100/$H$148" table:style-name="ce33">
            <text:p>3.2%</text:p>
          </table:table-cell>
          <table:table-cell office:value-type="percentage" office:value="4.0517451793995608E-2" table:formula="msoxl:=(H100-G100)/G100" table:style-name="ce33">
            <text:p>4.1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University of Western Sydney</text:p>
          </table:table-cell>
          <table:table-cell office:value-type="float" office:value="11906" table:style-name="ce34">
            <text:p>11,906</text:p>
          </table:table-cell>
          <table:table-cell office:value-type="float" office:value="11802" table:style-name="ce34">
            <text:p>11,802</text:p>
          </table:table-cell>
          <table:table-cell office:value-type="percentage" office:value="3.7856771685367309E-2" table:formula="msoxl:=C101/$C$148" table:style-name="ce33">
            <text:p>3.8%</text:p>
          </table:table-cell>
          <table:table-cell office:value-type="percentage" office:value="-8.7350915504787498E-3" table:formula="msoxl:=(C101-B101)/B101" table:style-name="ce33">
            <text:p>-0.9%</text:p>
          </table:table-cell>
          <table:table-cell table:style-name="ce34"/>
          <table:table-cell office:value-type="float" office:value="30568" table:style-name="ce34">
            <text:p>30,568</text:p>
          </table:table-cell>
          <table:table-cell office:value-type="float" office:value="31800" table:style-name="ce34">
            <text:p>31,800</text:p>
          </table:table-cell>
          <table:table-cell office:value-type="percentage" office:value="3.4605276760597867E-2" table:formula="msoxl:=H101/$H$148" table:style-name="ce33">
            <text:p>3.5%</text:p>
          </table:table-cell>
          <table:table-cell office:value-type="percentage" office:value="4.0303585448835381E-2" table:formula="msoxl:=(H101-G101)/G101" table:style-name="ce33">
            <text:p>4.0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University of Wollongong</text:p>
          </table:table-cell>
          <table:table-cell office:value-type="float" office:value="7020" table:style-name="ce34">
            <text:p>7,020</text:p>
          </table:table-cell>
          <table:table-cell office:value-type="float" office:value="7729" table:style-name="ce34">
            <text:p>7,729</text:p>
          </table:table-cell>
          <table:table-cell office:value-type="percentage" office:value="2.4791983422826971E-2" table:formula="msoxl:=C102/$C$148" table:style-name="ce33">
            <text:p>2.5%</text:p>
          </table:table-cell>
          <table:table-cell office:value-type="percentage" office:value="0.10099715099715099" table:formula="msoxl:=(C102-B102)/B102" table:style-name="ce33">
            <text:p>10.1%</text:p>
          </table:table-cell>
          <table:table-cell table:style-name="ce34"/>
          <table:table-cell office:value-type="float" office:value="20112" table:style-name="ce34">
            <text:p>20,112</text:p>
          </table:table-cell>
          <table:table-cell office:value-type="float" office:value="22106" table:style-name="ce34">
            <text:p>22,106</text:p>
          </table:table-cell>
          <table:table-cell office:value-type="percentage" office:value="2.4056108429867183E-2" table:formula="msoxl:=H102/$H$148" table:style-name="ce33">
            <text:p>2.4%</text:p>
          </table:table-cell>
          <table:table-cell office:value-type="percentage" office:value="9.9144789180588708E-2" table:formula="msoxl:=(H102-G102)/G102" table:style-name="ce33">
            <text:p>9.9%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Total New South Wales</text:p>
          </table:table-cell>
          <table:table-cell office:value-type="float" office:value="93481" table:style-name="ce38">
            <text:p>93,481</text:p>
          </table:table-cell>
          <table:table-cell office:value-type="float" office:value="98474" table:style-name="ce38">
            <text:p>98,474</text:p>
          </table:table-cell>
          <table:table-cell office:value-type="percentage" office:value="0.31587084688568551" table:formula="msoxl:=C103/$C$148" table:style-name="ce47">
            <text:p>31.6%</text:p>
          </table:table-cell>
          <table:table-cell office:value-type="percentage" office:value="5.3411923278527187E-2" table:formula="msoxl:=(C103-B103)/B103" table:style-name="ce47">
            <text:p>5.3%</text:p>
          </table:table-cell>
          <table:table-cell table:style-name="ce38"/>
          <table:table-cell office:value-type="float" office:value="271279" table:style-name="ce38">
            <text:p>271,279</text:p>
          </table:table-cell>
          <table:table-cell office:value-type="float" office:value="284203" table:style-name="ce38">
            <text:p>284,203</text:p>
          </table:table-cell>
          <table:table-cell office:value-type="percentage" office:value="0.30927432299346524" table:formula="msoxl:=H103/$H$148" table:style-name="ce47">
            <text:p>30.9%</text:p>
          </table:table-cell>
          <table:table-cell office:value-type="percentage" office:value="4.7640989534759419E-2" table:formula="msoxl:=(H103-G103)/G103" table:style-name="ce47">
            <text:p>4.8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3">
            <text:p>Victoria</text:p>
          </table:table-cell>
          <table:table-cell table:number-columns-repeated="2" table:style-name="ce44"/>
          <table:table-cell table:number-columns-repeated="3" table:style-name="ce45"/>
          <table:table-cell table:number-columns-repeated="4" table:style-name="ce44"/>
          <table:table-cell table:number-columns-repeated="16374"/>
        </table:table-row>
        <table:table-row table:style-name="ro1">
          <table:table-cell office:value-type="string" table:style-name="ce49">
            <text:p>Deakin University</text:p>
          </table:table-cell>
          <table:table-cell office:value-type="float" office:value="10490" table:style-name="ce34">
            <text:p>10,490</text:p>
          </table:table-cell>
          <table:table-cell office:value-type="float" office:value="10454" table:style-name="ce34">
            <text:p>10,454</text:p>
          </table:table-cell>
          <table:table-cell office:value-type="percentage" office:value="3.3532849618609542E-2" table:formula="msoxl:=C105/$C$148" table:style-name="ce33">
            <text:p>3.4%</text:p>
          </table:table-cell>
          <table:table-cell office:value-type="percentage" office:value="-3.4318398474737846E-3" table:formula="msoxl:=(C105-B105)/B105" table:style-name="ce33">
            <text:p>-0.3%</text:p>
          </table:table-cell>
          <table:table-cell table:style-name="ce34"/>
          <table:table-cell office:value-type="float" office:value="32087" table:style-name="ce34">
            <text:p>32,087</text:p>
          </table:table-cell>
          <table:table-cell office:value-type="float" office:value="32385" table:style-name="ce34">
            <text:p>32,385</text:p>
          </table:table-cell>
          <table:table-cell office:value-type="percentage" office:value="3.5241883267042827E-2" table:formula="msoxl:=H105/$H$148" table:style-name="ce33">
            <text:p>3.5%</text:p>
          </table:table-cell>
          <table:table-cell office:value-type="percentage" office:value="9.2872502882787415E-3" table:formula="msoxl:=(H105-G105)/G105" table:style-name="ce33">
            <text:p>0.9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La Trobe University</text:p>
          </table:table-cell>
          <table:table-cell office:value-type="float" office:value="8618" table:style-name="ce34">
            <text:p>8,618</text:p>
          </table:table-cell>
          <table:table-cell office:value-type="float" office:value="9547" table:style-name="ce34">
            <text:p>9,547</text:p>
          </table:table-cell>
          <table:table-cell office:value-type="percentage" office:value="3.0623504429774757E-2" table:formula="msoxl:=C106/$C$148" table:style-name="ce33">
            <text:p>3.1%</text:p>
          </table:table-cell>
          <table:table-cell office:value-type="percentage" office:value="0.10779763286145277" table:formula="msoxl:=(C106-B106)/B106" table:style-name="ce33">
            <text:p>10.8%</text:p>
          </table:table-cell>
          <table:table-cell table:style-name="ce34"/>
          <table:table-cell office:value-type="float" office:value="25744" table:style-name="ce34">
            <text:p>25,744</text:p>
          </table:table-cell>
          <table:table-cell office:value-type="float" office:value="26848" table:style-name="ce34">
            <text:p>26,848</text:p>
          </table:table-cell>
          <table:table-cell office:value-type="percentage" office:value="2.9216429888947532E-2" table:formula="msoxl:=H106/$H$148" table:style-name="ce33">
            <text:p>2.9%</text:p>
          </table:table-cell>
          <table:table-cell office:value-type="percentage" office:value="4.288377874456184E-2" table:formula="msoxl:=(H106-G106)/G106" table:style-name="ce33">
            <text:p>4.3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Monash University</text:p>
          </table:table-cell>
          <table:table-cell office:value-type="float" office:value="15187" table:style-name="ce34">
            <text:p>15,187</text:p>
          </table:table-cell>
          <table:table-cell office:value-type="float" office:value="17597" table:style-name="ce34">
            <text:p>17,597</text:p>
          </table:table-cell>
          <table:table-cell office:value-type="percentage" office:value="5.6445145852178323E-2" table:formula="msoxl:=C107/$C$148" table:style-name="ce33">
            <text:p>5.6%</text:p>
          </table:table-cell>
          <table:table-cell office:value-type="percentage" office:value="0.15868835187989727" table:formula="msoxl:=(C107-B107)/B107" table:style-name="ce33">
            <text:p>15.9%</text:p>
          </table:table-cell>
          <table:table-cell table:style-name="ce34"/>
          <table:table-cell office:value-type="float" office:value="51260" table:style-name="ce34">
            <text:p>51,260</text:p>
          </table:table-cell>
          <table:table-cell office:value-type="float" office:value="54348" table:style-name="ce34">
            <text:p>54,348</text:p>
          </table:table-cell>
          <table:table-cell office:value-type="percentage" office:value="5.9142376773112355E-2" table:formula="msoxl:=H107/$H$148" table:style-name="ce33">
            <text:p>5.9%</text:p>
          </table:table-cell>
          <table:table-cell office:value-type="percentage" office:value="6.0241904018728053E-2" table:formula="msoxl:=(H107-G107)/G107" table:style-name="ce33">
            <text:p>6.0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RMIT University</text:p>
          </table:table-cell>
          <table:table-cell office:value-type="float" office:value="12558" table:style-name="ce34">
            <text:p>12,558</text:p>
          </table:table-cell>
          <table:table-cell office:value-type="float" office:value="12266" table:style-name="ce34">
            <text:p>12,266</text:p>
          </table:table-cell>
          <table:table-cell office:value-type="percentage" office:value="3.934512468164001E-2" table:formula="msoxl:=C108/$C$148" table:style-name="ce33">
            <text:p>3.9%</text:p>
          </table:table-cell>
          <table:table-cell office:value-type="percentage" office:value="-2.3252110208631948E-2" table:formula="msoxl:=(C108-B108)/B108" table:style-name="ce33">
            <text:p>-2.3%</text:p>
          </table:table-cell>
          <table:table-cell table:style-name="ce34"/>
          <table:table-cell office:value-type="float" office:value="40134" table:style-name="ce34">
            <text:p>40,134</text:p>
          </table:table-cell>
          <table:table-cell office:value-type="float" office:value="41842" table:style-name="ce34">
            <text:p>41,842</text:p>
          </table:table-cell>
          <table:table-cell office:value-type="percentage" office:value="4.5533144346444523E-2" table:formula="msoxl:=H108/$H$148" table:style-name="ce33">
            <text:p>4.6%</text:p>
          </table:table-cell>
          <table:table-cell office:value-type="percentage" office:value="4.2557432600787364E-2" table:formula="msoxl:=(H108-G108)/G108" table:style-name="ce33">
            <text:p>4.3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Swinburne University of Technology</text:p>
          </table:table-cell>
          <table:table-cell office:value-type="float" office:value="4712" table:style-name="ce34">
            <text:p>4,712</text:p>
          </table:table-cell>
          <table:table-cell office:value-type="float" office:value="5778" table:style-name="ce34">
            <text:p>5,778</text:p>
          </table:table-cell>
          <table:table-cell office:value-type="percentage" office:value="1.8533843992378608E-2" table:formula="msoxl:=C109/$C$148" table:style-name="ce33">
            <text:p>1.9%</text:p>
          </table:table-cell>
          <table:table-cell office:value-type="percentage" office:value="0.22623089983022071" table:formula="msoxl:=(C109-B109)/B109" table:style-name="ce33">
            <text:p>22.6%</text:p>
          </table:table-cell>
          <table:table-cell table:style-name="ce34"/>
          <table:table-cell office:value-type="float" office:value="16686" table:style-name="ce34">
            <text:p>16,686</text:p>
          </table:table-cell>
          <table:table-cell office:value-type="float" office:value="18263" table:style-name="ce34">
            <text:p>18,263</text:p>
          </table:table-cell>
          <table:table-cell office:value-type="percentage" office:value="1.9874093379836442E-2" table:formula="msoxl:=H109/$H$148" table:style-name="ce33">
            <text:p>2.0%</text:p>
          </table:table-cell>
          <table:table-cell office:value-type="percentage" office:value="9.4510367973151141E-2" table:formula="msoxl:=(H109-G109)/G109" table:style-name="ce33">
            <text:p>9.5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The University of Melbourne</text:p>
          </table:table-cell>
          <table:table-cell office:value-type="float" office:value="12668" table:style-name="ce34">
            <text:p>12,668</text:p>
          </table:table-cell>
          <table:table-cell office:value-type="float" office:value="12385" table:style-name="ce34">
            <text:p>12,385</text:p>
          </table:table-cell>
          <table:table-cell office:value-type="percentage" office:value="3.9726835902666846E-2" table:formula="msoxl:=C110/$C$148" table:style-name="ce33">
            <text:p>4.0%</text:p>
          </table:table-cell>
          <table:table-cell office:value-type="percentage" office:value="-2.2339753710135773E-2" table:formula="msoxl:=(C110-B110)/B110" table:style-name="ce33">
            <text:p>-2.2%</text:p>
          </table:table-cell>
          <table:table-cell table:style-name="ce34"/>
          <table:table-cell office:value-type="float" office:value="41268" table:style-name="ce34">
            <text:p>41,268</text:p>
          </table:table-cell>
          <table:table-cell office:value-type="float" office:value="41571" table:style-name="ce34">
            <text:p>41,571</text:p>
          </table:table-cell>
          <table:table-cell office:value-type="percentage" office:value="4.5238237742604208E-2" table:formula="msoxl:=H110/$H$148" table:style-name="ce33">
            <text:p>4.5%</text:p>
          </table:table-cell>
          <table:table-cell office:value-type="percentage" office:value="7.3422506542599594E-3" table:formula="msoxl:=(H110-G110)/G110" table:style-name="ce33">
            <text:p>0.7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University of Ballarat</text:p>
          </table:table-cell>
          <table:table-cell office:value-type="float" office:value="3635" table:style-name="ce34">
            <text:p>3,635</text:p>
          </table:table-cell>
          <table:table-cell office:value-type="float" office:value="2901" table:style-name="ce34">
            <text:p>2,901</text:p>
          </table:table-cell>
          <table:table-cell office:value-type="percentage" office:value="9.3054138840239428E-3" table:formula="msoxl:=C111/$C$148" table:style-name="ce33">
            <text:p>0.9%</text:p>
          </table:table-cell>
          <table:table-cell office:value-type="percentage" office:value="-0.20192572214580468" table:formula="msoxl:=(C111-B111)/B111" table:style-name="ce33">
            <text:p>-20.2%</text:p>
          </table:table-cell>
          <table:table-cell table:style-name="ce34"/>
          <table:table-cell office:value-type="float" office:value="10966" table:style-name="ce34">
            <text:p>10,966</text:p>
          </table:table-cell>
          <table:table-cell office:value-type="float" office:value="10884" table:style-name="ce34">
            <text:p>10,884</text:p>
          </table:table-cell>
          <table:table-cell office:value-type="percentage" office:value="1.184414566862727E-2" table:formula="msoxl:=H111/$H$148" table:style-name="ce33">
            <text:p>1.2%</text:p>
          </table:table-cell>
          <table:table-cell office:value-type="percentage" office:value="-7.4776582163049426E-3" table:formula="msoxl:=(H111-G111)/G111" table:style-name="ce33">
            <text:p>-0.7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Victoria University</text:p>
          </table:table-cell>
          <table:table-cell office:value-type="float" office:value="5814" table:style-name="ce34">
            <text:p>5,814</text:p>
          </table:table-cell>
          <table:table-cell office:value-type="float" office:value="6573" table:style-name="ce34">
            <text:p>6,573</text:p>
          </table:table-cell>
          <table:table-cell office:value-type="percentage" office:value="2.1083931561423429E-2" table:formula="msoxl:=C112/$C$148" table:style-name="ce33">
            <text:p>2.1%</text:p>
          </table:table-cell>
          <table:table-cell office:value-type="percentage" office:value="0.130546955624355" table:formula="msoxl:=(C112-B112)/B112" table:style-name="ce33">
            <text:p>13.1%</text:p>
          </table:table-cell>
          <table:table-cell table:style-name="ce34"/>
          <table:table-cell office:value-type="float" office:value="18233" table:style-name="ce34">
            <text:p>18,233</text:p>
          </table:table-cell>
          <table:table-cell office:value-type="float" office:value="19469" table:style-name="ce34">
            <text:p>19,469</text:p>
          </table:table-cell>
          <table:table-cell office:value-type="percentage" office:value="2.1186482177738362E-2" table:formula="msoxl:=H112/$H$148" table:style-name="ce33">
            <text:p>2.1%</text:p>
          </table:table-cell>
          <table:table-cell office:value-type="percentage" office:value="6.7789173476663189E-2" table:formula="msoxl:=(H112-G112)/G112" table:style-name="ce33">
            <text:p>6.8%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Total Victoria</text:p>
          </table:table-cell>
          <table:table-cell office:value-type="float" office:value="73682" table:style-name="ce38">
            <text:p>73,682</text:p>
          </table:table-cell>
          <table:table-cell office:value-type="float" office:value="77501" table:style-name="ce38">
            <text:p>77,501</text:p>
          </table:table-cell>
          <table:table-cell office:value-type="percentage" office:value="0.24859664992269545" table:formula="msoxl:=C113/$C$148" table:style-name="ce47">
            <text:p>24.9%</text:p>
          </table:table-cell>
          <table:table-cell office:value-type="percentage" office:value="5.1830840639504897E-2" table:formula="msoxl:=(C113-B113)/B113" table:style-name="ce47">
            <text:p>5.2%</text:p>
          </table:table-cell>
          <table:table-cell table:style-name="ce38"/>
          <table:table-cell office:value-type="float" office:value="236378" table:style-name="ce38">
            <text:p>236,378</text:p>
          </table:table-cell>
          <table:table-cell office:value-type="float" office:value="245610" table:style-name="ce38">
            <text:p>245,610</text:p>
          </table:table-cell>
          <table:table-cell office:value-type="percentage" office:value="0.26727679324435349" table:formula="msoxl:=H113/$H$148" table:style-name="ce47">
            <text:p>26.7%</text:p>
          </table:table-cell>
          <table:table-cell office:value-type="percentage" office:value="3.9056088130029018E-2" table:formula="msoxl:=(H113-G113)/G113" table:style-name="ce47">
            <text:p>3.9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3">
            <text:p>Queensland</text:p>
          </table:table-cell>
          <table:table-cell table:number-columns-repeated="2" table:style-name="ce44"/>
          <table:table-cell table:number-columns-repeated="3" table:style-name="ce45"/>
          <table:table-cell table:number-columns-repeated="4" table:style-name="ce44"/>
          <table:table-cell table:number-columns-repeated="16374"/>
        </table:table-row>
        <table:table-row table:style-name="ro1">
          <table:table-cell office:value-type="string" table:style-name="ce49">
            <text:p>Central Queensland University</text:p>
          </table:table-cell>
          <table:table-cell office:value-type="float" office:value="4951" table:style-name="ce34">
            <text:p>4,951</text:p>
          </table:table-cell>
          <table:table-cell office:value-type="float" office:value="5718" table:style-name="ce34">
            <text:p>5,718</text:p>
          </table:table-cell>
          <table:table-cell office:value-type="percentage" office:value="1.8341384553205411E-2" table:formula="msoxl:=C115/$C$148" table:style-name="ce33">
            <text:p>1.8%</text:p>
          </table:table-cell>
          <table:table-cell office:value-type="percentage" office:value="0.15491819834376894" table:formula="msoxl:=(C115-B115)/B115" table:style-name="ce33">
            <text:p>15.5%</text:p>
          </table:table-cell>
          <table:table-cell table:style-name="ce34"/>
          <table:table-cell office:value-type="float" office:value="14532" table:style-name="ce34">
            <text:p>14,532</text:p>
          </table:table-cell>
          <table:table-cell office:value-type="float" office:value="14323" table:style-name="ce34">
            <text:p>14,323</text:p>
          </table:table-cell>
          <table:table-cell office:value-type="percentage" office:value="1.5586521353523373E-2" table:formula="msoxl:=H115/$H$148" table:style-name="ce33">
            <text:p>1.6%</text:p>
          </table:table-cell>
          <table:table-cell office:value-type="percentage" office:value="-1.438205339939444E-2" table:formula="msoxl:=(H115-G115)/G115" table:style-name="ce33">
            <text:p>-1.4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Griffith University</text:p>
          </table:table-cell>
          <table:table-cell office:value-type="float" office:value="12023" table:style-name="ce34">
            <text:p>12,023</text:p>
          </table:table-cell>
          <table:table-cell office:value-type="float" office:value="13406" table:style-name="ce34">
            <text:p>13,406</text:p>
          </table:table-cell>
          <table:table-cell office:value-type="percentage" office:value="4.3001854025930701E-2" table:formula="msoxl:=C116/$C$148" table:style-name="ce33">
            <text:p>4.3%</text:p>
          </table:table-cell>
          <table:table-cell office:value-type="percentage" office:value="0.11502952674041421" table:formula="msoxl:=(C116-B116)/B116" table:style-name="ce33">
            <text:p>11.5%</text:p>
          </table:table-cell>
          <table:table-cell table:style-name="ce34"/>
          <table:table-cell office:value-type="float" office:value="32997" table:style-name="ce34">
            <text:p>32,997</text:p>
          </table:table-cell>
          <table:table-cell office:value-type="float" office:value="35190" table:style-name="ce34">
            <text:p>35,190</text:p>
          </table:table-cell>
          <table:table-cell office:value-type="percentage" office:value="3.8294329849227642E-2" table:formula="msoxl:=H116/$H$148" table:style-name="ce33">
            <text:p>3.8%</text:p>
          </table:table-cell>
          <table:table-cell office:value-type="percentage" office:value="6.6460587326120563E-2" table:formula="msoxl:=(H116-G116)/G116" table:style-name="ce33">
            <text:p>6.6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James Cook University</text:p>
          </table:table-cell>
          <table:table-cell office:value-type="float" office:value="4584" table:style-name="ce34">
            <text:p>4,584</text:p>
          </table:table-cell>
          <table:table-cell office:value-type="float" office:value="4952" table:style-name="ce34">
            <text:p>4,952</text:p>
          </table:table-cell>
          <table:table-cell office:value-type="percentage" office:value="1.5884319046427633E-2" table:formula="msoxl:=C117/$C$148" table:style-name="ce33">
            <text:p>1.6%</text:p>
          </table:table-cell>
          <table:table-cell office:value-type="percentage" office:value="8.0279232111692841E-2" table:formula="msoxl:=(C117-B117)/B117" table:style-name="ce33">
            <text:p>8.0%</text:p>
          </table:table-cell>
          <table:table-cell table:style-name="ce34"/>
          <table:table-cell office:value-type="float" office:value="13652" table:style-name="ce34">
            <text:p>13,652</text:p>
          </table:table-cell>
          <table:table-cell office:value-type="float" office:value="14505" table:style-name="ce34">
            <text:p>14,505</text:p>
          </table:table-cell>
          <table:table-cell office:value-type="percentage" office:value="1.5784576711084027E-2" table:formula="msoxl:=H117/$H$148" table:style-name="ce33">
            <text:p>1.6%</text:p>
          </table:table-cell>
          <table:table-cell office:value-type="percentage" office:value="6.248168766481102E-2" table:formula="msoxl:=(H117-G117)/G117" table:style-name="ce33">
            <text:p>6.2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Queensland University of Technology</text:p>
          </table:table-cell>
          <table:table-cell office:value-type="float" office:value="11978" table:style-name="ce34">
            <text:p>11,978</text:p>
          </table:table-cell>
          <table:table-cell office:value-type="float" office:value="12845" table:style-name="ce34">
            <text:p>12,845</text:p>
          </table:table-cell>
          <table:table-cell office:value-type="percentage" office:value="4.1202358269661336E-2" table:formula="msoxl:=C118/$C$148" table:style-name="ce33">
            <text:p>4.1%</text:p>
          </table:table-cell>
          <table:table-cell office:value-type="percentage" office:value="7.2382701619636003E-2" table:formula="msoxl:=(C118-B118)/B118" table:style-name="ce33">
            <text:p>7.2%</text:p>
          </table:table-cell>
          <table:table-cell table:style-name="ce34"/>
          <table:table-cell office:value-type="float" office:value="35486" table:style-name="ce34">
            <text:p>35,486</text:p>
          </table:table-cell>
          <table:table-cell office:value-type="float" office:value="36333" table:style-name="ce34">
            <text:p>36,333</text:p>
          </table:table-cell>
          <table:table-cell office:value-type="percentage" office:value="3.953816102335856E-2" table:formula="msoxl:=H118/$H$148" table:style-name="ce33">
            <text:p>4.0%</text:p>
          </table:table-cell>
          <table:table-cell office:value-type="percentage" office:value="2.3868567885926846E-2" table:formula="msoxl:=(H118-G118)/G118" table:style-name="ce33">
            <text:p>2.4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The University of Queensland</text:p>
          </table:table-cell>
          <table:table-cell office:value-type="float" office:value="10903" table:style-name="ce34">
            <text:p>10,903</text:p>
          </table:table-cell>
          <table:table-cell office:value-type="float" office:value="11593" table:style-name="ce34">
            <text:p>11,593</text:p>
          </table:table-cell>
          <table:table-cell office:value-type="percentage" office:value="3.7186371305580682E-2" table:formula="msoxl:=C119/$C$148" table:style-name="ce33">
            <text:p>3.7%</text:p>
          </table:table-cell>
          <table:table-cell office:value-type="percentage" office:value="6.3285334311657337E-2" table:formula="msoxl:=(C119-B119)/B119" table:style-name="ce33">
            <text:p>6.3%</text:p>
          </table:table-cell>
          <table:table-cell table:style-name="ce34"/>
          <table:table-cell office:value-type="float" office:value="34475" table:style-name="ce34">
            <text:p>34,475</text:p>
          </table:table-cell>
          <table:table-cell office:value-type="float" office:value="36192" table:style-name="ce34">
            <text:p>36,192</text:p>
          </table:table-cell>
          <table:table-cell office:value-type="percentage" office:value="3.9384722532061572E-2" table:formula="msoxl:=H119/$H$148" table:style-name="ce33">
            <text:p>3.9%</text:p>
          </table:table-cell>
          <table:table-cell office:value-type="percentage" office:value="4.9804205946337929E-2" table:formula="msoxl:=(H119-G119)/G119" table:style-name="ce33">
            <text:p>5.0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University of Southern Queensland</text:p>
          </table:table-cell>
          <table:table-cell office:value-type="float" office:value="5543" table:style-name="ce34">
            <text:p>5,543</text:p>
          </table:table-cell>
          <table:table-cell office:value-type="float" office:value="6166" table:style-name="ce34">
            <text:p>6,166</text:p>
          </table:table-cell>
          <table:table-cell office:value-type="percentage" office:value="1.9778415032365264E-2" table:formula="msoxl:=C120/$C$148" table:style-name="ce33">
            <text:p>2.0%</text:p>
          </table:table-cell>
          <table:table-cell office:value-type="percentage" office:value="0.11239401046364784" table:formula="msoxl:=(C120-B120)/B120" table:style-name="ce33">
            <text:p>11.2%</text:p>
          </table:table-cell>
          <table:table-cell table:style-name="ce34"/>
          <table:table-cell office:value-type="float" office:value="18120" table:style-name="ce34">
            <text:p>18,120</text:p>
          </table:table-cell>
          <table:table-cell office:value-type="float" office:value="19008" table:style-name="ce34">
            <text:p>19,008</text:p>
          </table:table-cell>
          <table:table-cell office:value-type="percentage" office:value="2.0684814486334725E-2" table:formula="msoxl:=H120/$H$148" table:style-name="ce33">
            <text:p>2.1%</text:p>
          </table:table-cell>
          <table:table-cell office:value-type="percentage" office:value="4.900662251655629E-2" table:formula="msoxl:=(H120-G120)/G120" table:style-name="ce33">
            <text:p>4.9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University of the Sunshine Coast</text:p>
          </table:table-cell>
          <table:table-cell office:value-type="float" office:value="2497" table:style-name="ce34">
            <text:p>2,497</text:p>
          </table:table-cell>
          <table:table-cell office:value-type="float" office:value="2779" table:style-name="ce34">
            <text:p>2,779</text:p>
          </table:table-cell>
          <table:table-cell office:value-type="percentage" office:value="8.9140796910384471E-3" table:formula="msoxl:=C121/$C$148" table:style-name="ce33">
            <text:p>0.9%</text:p>
          </table:table-cell>
          <table:table-cell office:value-type="percentage" office:value="0.11293552262715258" table:formula="msoxl:=(C121-B121)/B121" table:style-name="ce33">
            <text:p>11.3%</text:p>
          </table:table-cell>
          <table:table-cell table:style-name="ce34"/>
          <table:table-cell office:value-type="float" office:value="5823" table:style-name="ce34">
            <text:p>5,823</text:p>
          </table:table-cell>
          <table:table-cell office:value-type="float" office:value="6322" table:style-name="ce34">
            <text:p>6,322</text:p>
          </table:table-cell>
          <table:table-cell office:value-type="percentage" office:value="6.879703134606909E-3" table:formula="msoxl:=H121/$H$148" table:style-name="ce33">
            <text:p>0.7%</text:p>
          </table:table-cell>
          <table:table-cell office:value-type="percentage" office:value="8.5694659110424176E-2" table:formula="msoxl:=(H121-G121)/G121" table:style-name="ce33">
            <text:p>8.6%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Total Queensland</text:p>
          </table:table-cell>
          <table:table-cell office:value-type="float" office:value="52479" table:style-name="ce38">
            <text:p>52,479</text:p>
          </table:table-cell>
          <table:table-cell office:value-type="float" office:value="57459" table:style-name="ce38">
            <text:p>57,459</text:p>
          </table:table-cell>
          <table:table-cell office:value-type="percentage" office:value="0.18430878192420946" table:formula="msoxl:=C122/$C$148" table:style-name="ce47">
            <text:p>18.4%</text:p>
          </table:table-cell>
          <table:table-cell office:value-type="percentage" office:value="9.4895100897501861E-2" table:formula="msoxl:=(C122-B122)/B122" table:style-name="ce47">
            <text:p>9.5%</text:p>
          </table:table-cell>
          <table:table-cell table:style-name="ce38"/>
          <table:table-cell office:value-type="float" office:value="155085" table:style-name="ce38">
            <text:p>155,085</text:p>
          </table:table-cell>
          <table:table-cell office:value-type="float" office:value="161873" table:style-name="ce38">
            <text:p>161,873</text:p>
          </table:table-cell>
          <table:table-cell office:value-type="percentage" office:value="0.17615282909019681" table:formula="msoxl:=H122/$H$148" table:style-name="ce47">
            <text:p>17.6%</text:p>
          </table:table-cell>
          <table:table-cell office:value-type="percentage" office:value="4.3769545732985138E-2" table:formula="msoxl:=(H122-G122)/G122" table:style-name="ce47">
            <text:p>4.4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3">
            <text:p>Western Australia</text:p>
          </table:table-cell>
          <table:table-cell table:number-columns-repeated="2" table:style-name="ce44"/>
          <table:table-cell table:number-columns-repeated="3" table:style-name="ce45"/>
          <table:table-cell table:number-columns-repeated="4" table:style-name="ce44"/>
          <table:table-cell table:number-columns-repeated="16374"/>
        </table:table-row>
        <table:table-row table:style-name="ro1">
          <table:table-cell office:value-type="string" table:style-name="ce49">
            <text:p>Curtin University of Technology</text:p>
          </table:table-cell>
          <table:table-cell office:value-type="float" office:value="10620" table:style-name="ce34">
            <text:p>10,620</text:p>
          </table:table-cell>
          <table:table-cell office:value-type="float" office:value="11656" table:style-name="ce34">
            <text:p>11,656</text:p>
          </table:table-cell>
          <table:table-cell office:value-type="percentage" office:value="3.7388453716712539E-2" table:formula="msoxl:=C124/$C$148" table:style-name="ce33">
            <text:p>3.7%</text:p>
          </table:table-cell>
          <table:table-cell office:value-type="percentage" office:value="9.7551789077212805E-2" table:formula="msoxl:=(C124-B124)/B124" table:style-name="ce33">
            <text:p>9.8%</text:p>
          </table:table-cell>
          <table:table-cell table:style-name="ce34"/>
          <table:table-cell office:value-type="float" office:value="35189" table:style-name="ce34">
            <text:p>35,189</text:p>
          </table:table-cell>
          <table:table-cell office:value-type="float" office:value="37028" table:style-name="ce34">
            <text:p>37,028</text:p>
          </table:table-cell>
          <table:table-cell office:value-type="percentage" office:value="4.029447131734018E-2" table:formula="msoxl:=H124/$H$148" table:style-name="ce33">
            <text:p>4.0%</text:p>
          </table:table-cell>
          <table:table-cell office:value-type="percentage" office:value="5.2260649634829064E-2" table:formula="msoxl:=(H124-G124)/G124" table:style-name="ce33">
            <text:p>5.2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Edith Cowan University</text:p>
          </table:table-cell>
          <table:table-cell office:value-type="float" office:value="7829" table:style-name="ce34">
            <text:p>7,829</text:p>
          </table:table-cell>
          <table:table-cell office:value-type="float" office:value="8426" table:style-name="ce34">
            <text:p>8,426</text:p>
          </table:table-cell>
          <table:table-cell office:value-type="percentage" office:value="2.7027720574555578E-2" table:formula="msoxl:=C125/$C$148" table:style-name="ce33">
            <text:p>2.7%</text:p>
          </table:table-cell>
          <table:table-cell office:value-type="percentage" office:value="7.6254949546557677E-2" table:formula="msoxl:=(C125-B125)/B125" table:style-name="ce33">
            <text:p>7.6%</text:p>
          </table:table-cell>
          <table:table-cell table:style-name="ce34"/>
          <table:table-cell office:value-type="float" office:value="20480" table:style-name="ce34">
            <text:p>20,480</text:p>
          </table:table-cell>
          <table:table-cell office:value-type="float" office:value="21930" table:style-name="ce34">
            <text:p>21,930</text:p>
          </table:table-cell>
          <table:table-cell office:value-type="percentage" office:value="2.386458236980853E-2" table:formula="msoxl:=H125/$H$148" table:style-name="ce33">
            <text:p>2.4%</text:p>
          </table:table-cell>
          <table:table-cell office:value-type="percentage" office:value="7.080078125E-2" table:formula="msoxl:=(H125-G125)/G125" table:style-name="ce33">
            <text:p>7.1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Murdoch University</text:p>
          </table:table-cell>
          <table:table-cell office:value-type="float" office:value="4141" table:style-name="ce34">
            <text:p>4,141</text:p>
          </table:table-cell>
          <table:table-cell office:value-type="float" office:value="4414" table:style-name="ce34">
            <text:p>4,414</text:p>
          </table:table-cell>
          <table:table-cell office:value-type="percentage" office:value="1.415859940850799E-2" table:formula="msoxl:=C126/$C$148" table:style-name="ce33">
            <text:p>1.4%</text:p>
          </table:table-cell>
          <table:table-cell office:value-type="percentage" office:value="6.5926104805602515E-2" table:formula="msoxl:=(C126-B126)/B126" table:style-name="ce33">
            <text:p>6.6%</text:p>
          </table:table-cell>
          <table:table-cell table:style-name="ce34"/>
          <table:table-cell office:value-type="float" office:value="13973" table:style-name="ce34">
            <text:p>13,973</text:p>
          </table:table-cell>
          <table:table-cell office:value-type="float" office:value="14866" table:style-name="ce34">
            <text:p>14,866</text:p>
          </table:table-cell>
          <table:table-cell office:value-type="percentage" office:value="1.6177422777454337E-2" table:formula="msoxl:=H126/$H$148" table:style-name="ce33">
            <text:p>1.6%</text:p>
          </table:table-cell>
          <table:table-cell office:value-type="percentage" office:value="6.3908967294067129E-2" table:formula="msoxl:=(H126-G126)/G126" table:style-name="ce33">
            <text:p>6.4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The University of Western Australia</text:p>
          </table:table-cell>
          <table:table-cell office:value-type="float" office:value="5418" table:style-name="ce34">
            <text:p>5,418</text:p>
          </table:table-cell>
          <table:table-cell office:value-type="float" office:value="6340" table:style-name="ce34">
            <text:p>6,340</text:p>
          </table:table-cell>
          <table:table-cell office:value-type="percentage" office:value="2.0336547405967527E-2" table:formula="msoxl:=C127/$C$148" table:style-name="ce33">
            <text:p>2.0%</text:p>
          </table:table-cell>
          <table:table-cell office:value-type="percentage" office:value="0.1701734957548911" table:formula="msoxl:=(C127-B127)/B127" table:style-name="ce33">
            <text:p>17.0%</text:p>
          </table:table-cell>
          <table:table-cell table:style-name="ce34"/>
          <table:table-cell office:value-type="float" office:value="18323" table:style-name="ce34">
            <text:p>18,323</text:p>
          </table:table-cell>
          <table:table-cell office:value-type="float" office:value="19785" table:style-name="ce34">
            <text:p>19,785</text:p>
          </table:table-cell>
          <table:table-cell office:value-type="percentage" office:value="2.1530358512843673E-2" table:formula="msoxl:=H127/$H$148" table:style-name="ce33">
            <text:p>2.2%</text:p>
          </table:table-cell>
          <table:table-cell office:value-type="percentage" office:value="7.9790427331768818E-2" table:formula="msoxl:=(H127-G127)/G127" table:style-name="ce33">
            <text:p>8.0%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Total Western Australia</text:p>
          </table:table-cell>
          <table:table-cell office:value-type="float" office:value="28008" table:style-name="ce38">
            <text:p>28,008</text:p>
          </table:table-cell>
          <table:table-cell office:value-type="float" office:value="30836" table:style-name="ce38">
            <text:p>30,836</text:p>
          </table:table-cell>
          <table:table-cell office:value-type="percentage" office:value="9.8911321105743633E-2" table:formula="msoxl:=C128/$C$148" table:style-name="ce47">
            <text:p>9.9%</text:p>
          </table:table-cell>
          <table:table-cell office:value-type="percentage" office:value="0.10097115109968581" table:formula="msoxl:=(C128-B128)/B128" table:style-name="ce47">
            <text:p>10.1%</text:p>
          </table:table-cell>
          <table:table-cell table:style-name="ce38"/>
          <table:table-cell office:value-type="float" office:value="87965" table:style-name="ce38">
            <text:p>87,965</text:p>
          </table:table-cell>
          <table:table-cell office:value-type="float" office:value="93609" table:style-name="ce38">
            <text:p>93,609</text:p>
          </table:table-cell>
          <table:table-cell office:value-type="percentage" office:value="0.10186683497744672" table:formula="msoxl:=H128/$H$148" table:style-name="ce47">
            <text:p>10.2%</text:p>
          </table:table-cell>
          <table:table-cell office:value-type="percentage" office:value="6.4161882566930034E-2" table:formula="msoxl:=(H128-G128)/G128" table:style-name="ce47">
            <text:p>6.4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3">
            <text:p>South Australia</text:p>
          </table:table-cell>
          <table:table-cell table:number-columns-repeated="2" table:style-name="ce44"/>
          <table:table-cell table:number-columns-repeated="3" table:style-name="ce45"/>
          <table:table-cell table:number-columns-repeated="4" table:style-name="ce44"/>
          <table:table-cell table:number-columns-repeated="16374"/>
        </table:table-row>
        <table:table-row table:style-name="ro1">
          <table:table-cell office:value-type="string" table:style-name="ce49">
            <text:p>The Flinders University of South Australia</text:p>
          </table:table-cell>
          <table:table-cell office:value-type="float" office:value="5133" table:style-name="ce34">
            <text:p>5,133</text:p>
          </table:table-cell>
          <table:table-cell office:value-type="float" office:value="5502" table:style-name="ce34">
            <text:p>5,502</text:p>
          </table:table-cell>
          <table:table-cell office:value-type="percentage" office:value="1.7648530572181912E-2" table:formula="msoxl:=C130/$C$148" table:style-name="ce33">
            <text:p>1.8%</text:p>
          </table:table-cell>
          <table:table-cell office:value-type="percentage" office:value="7.1887784921098777E-2" table:formula="msoxl:=(C130-B130)/B130" table:style-name="ce33">
            <text:p>7.2%</text:p>
          </table:table-cell>
          <table:table-cell table:style-name="ce34"/>
          <table:table-cell office:value-type="float" office:value="14508" table:style-name="ce34">
            <text:p>14,508</text:p>
          </table:table-cell>
          <table:table-cell office:value-type="float" office:value="15059" table:style-name="ce34">
            <text:p>15,059</text:p>
          </table:table-cell>
          <table:table-cell office:value-type="percentage" office:value="1.6387448513768655E-2" table:formula="msoxl:=H130/$H$148" table:style-name="ce33">
            <text:p>1.6%</text:p>
          </table:table-cell>
          <table:table-cell office:value-type="percentage" office:value="3.797904604356217E-2" table:formula="msoxl:=(H130-G130)/G130" table:style-name="ce33">
            <text:p>3.8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The University of Adelaide</text:p>
          </table:table-cell>
          <table:table-cell office:value-type="float" office:value="6014" table:style-name="ce34">
            <text:p>6,014</text:p>
          </table:table-cell>
          <table:table-cell office:value-type="float" office:value="6437" table:style-name="ce34">
            <text:p>6,437</text:p>
          </table:table-cell>
          <table:table-cell office:value-type="percentage" office:value="2.064769016596419E-2" table:formula="msoxl:=C131/$C$148" table:style-name="ce33">
            <text:p>2.1%</text:p>
          </table:table-cell>
          <table:table-cell office:value-type="percentage" office:value="7.0335882939807123E-2" table:formula="msoxl:=(C131-B131)/B131" table:style-name="ce33">
            <text:p>7.0%</text:p>
          </table:table-cell>
          <table:table-cell table:style-name="ce34"/>
          <table:table-cell office:value-type="float" office:value="19165" table:style-name="ce34">
            <text:p>19,165</text:p>
          </table:table-cell>
          <table:table-cell office:value-type="float" office:value="20166" table:style-name="ce34">
            <text:p>20,166</text:p>
          </table:table-cell>
          <table:table-cell office:value-type="percentage" office:value="2.1944968904220645E-2" table:formula="msoxl:=H131/$H$148" table:style-name="ce33">
            <text:p>2.2%</text:p>
          </table:table-cell>
          <table:table-cell office:value-type="percentage" office:value="5.2230628750326115E-2" table:formula="msoxl:=(H131-G131)/G131" table:style-name="ce33">
            <text:p>5.2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University of South Australia</text:p>
          </table:table-cell>
          <table:table-cell office:value-type="float" office:value="9784" table:style-name="ce34">
            <text:p>9,784</text:p>
          </table:table-cell>
          <table:table-cell office:value-type="float" office:value="9752" table:style-name="ce34">
            <text:p>9,752</text:p>
          </table:table-cell>
          <table:table-cell office:value-type="percentage" office:value="3.1281074180283169E-2" table:formula="msoxl:=C132/$C$148" table:style-name="ce33">
            <text:p>3.1%</text:p>
          </table:table-cell>
          <table:table-cell office:value-type="percentage" office:value="-3.2706459525756338E-3" table:formula="msoxl:=(C132-B132)/B132" table:style-name="ce33">
            <text:p>-0.3%</text:p>
          </table:table-cell>
          <table:table-cell table:style-name="ce34"/>
          <table:table-cell office:value-type="float" office:value="30907" table:style-name="ce34">
            <text:p>30,907</text:p>
          </table:table-cell>
          <table:table-cell office:value-type="float" office:value="31706" table:style-name="ce34">
            <text:p>31,706</text:p>
          </table:table-cell>
          <table:table-cell office:value-type="percentage" office:value="3.4502984433066541E-2" table:formula="msoxl:=H132/$H$148" table:style-name="ce33">
            <text:p>3.5%</text:p>
          </table:table-cell>
          <table:table-cell office:value-type="percentage" office:value="2.5851748794771413E-2" table:formula="msoxl:=(H132-G132)/G132" table:style-name="ce33">
            <text:p>2.6%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Total South Australia</text:p>
          </table:table-cell>
          <table:table-cell office:value-type="float" office:value="20931" table:style-name="ce38">
            <text:p>20,931</text:p>
          </table:table-cell>
          <table:table-cell office:value-type="float" office:value="21691" table:style-name="ce38">
            <text:p>21,691</text:p>
          </table:table-cell>
          <table:table-cell office:value-type="percentage" office:value="6.9577294918429275E-2" table:formula="msoxl:=C133/$C$148" table:style-name="ce47">
            <text:p>7.0%</text:p>
          </table:table-cell>
          <table:table-cell office:value-type="percentage" office:value="3.6309779752520185E-2" table:formula="msoxl:=(C133-B133)/B133" table:style-name="ce47">
            <text:p>3.6%</text:p>
          </table:table-cell>
          <table:table-cell table:style-name="ce38"/>
          <table:table-cell office:value-type="float" office:value="64580" table:style-name="ce38">
            <text:p>64,580</text:p>
          </table:table-cell>
          <table:table-cell office:value-type="float" office:value="66931" table:style-name="ce38">
            <text:p>66,931</text:p>
          </table:table-cell>
          <table:table-cell office:value-type="percentage" office:value="7.2835401851055845E-2" table:formula="msoxl:=H133/$H$148" table:style-name="ce47">
            <text:p>7.3%</text:p>
          </table:table-cell>
          <table:table-cell office:value-type="percentage" office:value="3.6404459585010839E-2" table:formula="msoxl:=(H133-G133)/G133" table:style-name="ce47">
            <text:p>3.6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3">
            <text:p>Tasmania</text:p>
          </table:table-cell>
          <table:table-cell table:number-columns-repeated="2" table:style-name="ce44"/>
          <table:table-cell table:number-columns-repeated="3" table:style-name="ce45"/>
          <table:table-cell table:number-columns-repeated="4" table:style-name="ce44"/>
          <table:table-cell table:number-columns-repeated="16374"/>
        </table:table-row>
        <table:table-row table:style-name="ro1">
          <table:table-cell office:value-type="string" table:style-name="ce49">
            <text:p>University of Tasmania</text:p>
          </table:table-cell>
          <table:table-cell office:value-type="float" office:value="6458" table:style-name="ce34">
            <text:p>6,458</text:p>
          </table:table-cell>
          <table:table-cell office:value-type="float" office:value="6816" table:style-name="ce34">
            <text:p>6,816</text:p>
          </table:table-cell>
          <table:table-cell office:value-type="percentage" office:value="0.25574065736154883" table:style-name="ce33">
            <text:p>25.6%</text:p>
          </table:table-cell>
          <table:table-cell office:value-type="percentage" office:value="5.5435119231960359E-2" table:formula="msoxl:=(C135-B135)/B135" table:style-name="ce33">
            <text:p>5.5%</text:p>
          </table:table-cell>
          <table:table-cell table:style-name="ce34"/>
          <table:table-cell office:value-type="float" office:value="17238" table:style-name="ce34">
            <text:p>17,238</text:p>
          </table:table-cell>
          <table:table-cell office:value-type="float" office:value="18485" table:style-name="ce34">
            <text:p>18,485</text:p>
          </table:table-cell>
          <table:table-cell office:value-type="percentage" office:value="0.31263213083701186" table:style-name="ce33">
            <text:p>31.3%</text:p>
          </table:table-cell>
          <table:table-cell office:value-type="percentage" office:value="7.2340178675020309E-2" table:formula="msoxl:=(H135-G135)/G135" table:style-name="ce33">
            <text:p>7.2%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Total Tasmania</text:p>
          </table:table-cell>
          <table:table-cell office:value-type="float" office:value="6458" table:style-name="ce38">
            <text:p>6,458</text:p>
          </table:table-cell>
          <table:table-cell office:value-type="float" office:value="6816" table:style-name="ce38">
            <text:p>6,816</text:p>
          </table:table-cell>
          <table:table-cell office:value-type="percentage" office:value="0.25574065736154883" table:style-name="ce47">
            <text:p>25.6%</text:p>
          </table:table-cell>
          <table:table-cell office:value-type="percentage" office:value="5.5435119231960359E-2" table:formula="msoxl:=(C136-B136)/B136" table:style-name="ce47">
            <text:p>5.5%</text:p>
          </table:table-cell>
          <table:table-cell table:style-name="ce38"/>
          <table:table-cell office:value-type="float" office:value="17238" table:style-name="ce38">
            <text:p>17,238</text:p>
          </table:table-cell>
          <table:table-cell office:value-type="float" office:value="18485" table:style-name="ce38">
            <text:p>18,485</text:p>
          </table:table-cell>
          <table:table-cell office:value-type="percentage" office:value="0.31263213083701186" table:style-name="ce47">
            <text:p>31.3%</text:p>
          </table:table-cell>
          <table:table-cell office:value-type="percentage" office:value="7.2340178675020309E-2" table:formula="msoxl:=(H136-G136)/G136" table:style-name="ce47">
            <text:p>7.2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3">
            <text:p>Northern Territory</text:p>
          </table:table-cell>
          <table:table-cell table:number-columns-repeated="2" table:style-name="ce44"/>
          <table:table-cell table:number-columns-repeated="3" table:style-name="ce45"/>
          <table:table-cell table:number-columns-repeated="4" table:style-name="ce44"/>
          <table:table-cell table:number-columns-repeated="16374"/>
        </table:table-row>
        <table:table-row table:style-name="ro1">
          <table:table-cell office:value-type="string" table:style-name="ce49">
            <text:p>Batchelor Institute of Indigenous Tertiary Education</text:p>
          </table:table-cell>
          <table:table-cell office:value-type="float" office:value="263" table:style-name="ce35">
            <text:p>263</text:p>
          </table:table-cell>
          <table:table-cell office:value-type="float" office:value="298" table:style-name="ce35">
            <text:p>298</text:p>
          </table:table-cell>
          <table:table-cell office:value-type="percentage" office:value="9.5588188122686481E-4" table:formula="msoxl:=C138/$C$148" table:style-name="ce33">
            <text:p>0.1%</text:p>
          </table:table-cell>
          <table:table-cell office:value-type="percentage" office:value="0.13307984790874525" table:formula="msoxl:=(C138-B138)/B138" table:style-name="ce33">
            <text:p>13.3%</text:p>
          </table:table-cell>
          <table:table-cell table:style-name="ce35"/>
          <table:table-cell office:value-type="float" office:value="509" table:style-name="ce35">
            <text:p>509</text:p>
          </table:table-cell>
          <table:table-cell office:value-type="float" office:value="518" table:style-name="ce35">
            <text:p>518</text:p>
          </table:table-cell>
          <table:table-cell office:value-type="percentage" office:value="5.6369601767263194E-4" table:formula="msoxl:=H138/$H$148" table:style-name="ce33">
            <text:p>0.1%</text:p>
          </table:table-cell>
          <table:table-cell office:value-type="percentage" office:value="1.768172888015717E-2" table:formula="msoxl:=(H138-G138)/G138" table:style-name="ce33">
            <text:p>1.8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Charles Darwin University</text:p>
          </table:table-cell>
          <table:table-cell office:value-type="float" office:value="1817" table:style-name="ce34">
            <text:p>1,817</text:p>
          </table:table-cell>
          <table:table-cell office:value-type="float" office:value="2221" table:style-name="ce34">
            <text:p>2,221</text:p>
          </table:table-cell>
          <table:table-cell office:value-type="percentage" office:value="7.1242069067277407E-3" table:formula="msoxl:=C139/$C$148" table:style-name="ce33">
            <text:p>0.7%</text:p>
          </table:table-cell>
          <table:table-cell office:value-type="percentage" office:value="0.22234452394056137" table:formula="msoxl:=(C139-B139)/B139" table:style-name="ce33">
            <text:p>22.2%</text:p>
          </table:table-cell>
          <table:table-cell table:style-name="ce34"/>
          <table:table-cell office:value-type="float" office:value="4817" table:style-name="ce34">
            <text:p>4,817</text:p>
          </table:table-cell>
          <table:table-cell office:value-type="float" office:value="5446" table:style-name="ce34">
            <text:p>5,446</text:p>
          </table:table-cell>
          <table:table-cell office:value-type="percentage" office:value="5.9264256993149678E-3" table:formula="msoxl:=H139/$H$148" table:style-name="ce33">
            <text:p>0.6%</text:p>
          </table:table-cell>
          <table:table-cell office:value-type="percentage" office:value="0.13057919867137222" table:formula="msoxl:=(H139-G139)/G139" table:style-name="ce33">
            <text:p>13.1%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Total Northern Territory</text:p>
          </table:table-cell>
          <table:table-cell office:value-type="float" office:value="2080" table:style-name="ce38">
            <text:p>2,080</text:p>
          </table:table-cell>
          <table:table-cell office:value-type="float" office:value="2519" table:style-name="ce38">
            <text:p>2,519</text:p>
          </table:table-cell>
          <table:table-cell office:value-type="percentage" office:value="8.0800887879546052E-3" table:formula="msoxl:=C140/$C$148" table:style-name="ce47">
            <text:p>0.8%</text:p>
          </table:table-cell>
          <table:table-cell office:value-type="percentage" office:value="0.21105769230769231" table:formula="msoxl:=(C140-B140)/B140" table:style-name="ce47">
            <text:p>21.1%</text:p>
          </table:table-cell>
          <table:table-cell table:style-name="ce38"/>
          <table:table-cell office:value-type="float" office:value="5326" table:style-name="ce38">
            <text:p>5,326</text:p>
          </table:table-cell>
          <table:table-cell office:value-type="float" office:value="5964" table:style-name="ce38">
            <text:p>5,964</text:p>
          </table:table-cell>
          <table:table-cell office:value-type="percentage" office:value="6.4901217169876001E-3" table:formula="msoxl:=H140/$H$148" table:style-name="ce47">
            <text:p>0.6%</text:p>
          </table:table-cell>
          <table:table-cell office:value-type="percentage" office:value="0.11978971085242208" table:formula="msoxl:=(H140-G140)/G140" table:style-name="ce47">
            <text:p>12.0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3">
            <text:p>Australian Capital Territory</text:p>
          </table:table-cell>
          <table:table-cell table:number-columns-repeated="2" table:style-name="ce44"/>
          <table:table-cell table:number-columns-repeated="3" table:style-name="ce45"/>
          <table:table-cell table:number-columns-repeated="4" table:style-name="ce44"/>
          <table:table-cell table:number-columns-repeated="16374"/>
        </table:table-row>
        <table:table-row table:style-name="ro1">
          <table:table-cell office:value-type="string" table:style-name="ce49">
            <text:p>The Australian National University</text:p>
          </table:table-cell>
          <table:table-cell office:value-type="float" office:value="5058" table:style-name="ce34">
            <text:p>5,058</text:p>
          </table:table-cell>
          <table:table-cell office:value-type="float" office:value="5077" table:style-name="ce34">
            <text:p>5,077</text:p>
          </table:table-cell>
          <table:table-cell office:value-type="percentage" office:value="1.6285276211371786E-2" table:formula="msoxl:=C142/$C$148" table:style-name="ce33">
            <text:p>1.6%</text:p>
          </table:table-cell>
          <table:table-cell office:value-type="percentage" office:value="3.7564254646105179E-3" table:formula="msoxl:=(C142-B142)/B142" table:style-name="ce33">
            <text:p>0.4%</text:p>
          </table:table-cell>
          <table:table-cell table:style-name="ce34"/>
          <table:table-cell office:value-type="float" office:value="14848" table:style-name="ce34">
            <text:p>14,848</text:p>
          </table:table-cell>
          <table:table-cell office:value-type="float" office:value="15514" table:style-name="ce34">
            <text:p>15,514</text:p>
          </table:table-cell>
          <table:table-cell office:value-type="percentage" office:value="1.6882586907670291E-2" table:formula="msoxl:=H142/$H$148" table:style-name="ce33">
            <text:p>1.7%</text:p>
          </table:table-cell>
          <table:table-cell office:value-type="percentage" office:value="4.4854525862068964E-2" table:formula="msoxl:=(H142-G142)/G142" table:style-name="ce33">
            <text:p>4.5%</text:p>
          </table:table-cell>
          <table:table-cell table:number-columns-repeated="16374"/>
        </table:table-row>
        <table:table-row table:style-name="ro1">
          <table:table-cell office:value-type="string" table:style-name="ce49">
            <text:p>University of Canberra</text:p>
          </table:table-cell>
          <table:table-cell office:value-type="float" office:value="3457" table:style-name="ce34">
            <text:p>3,457</text:p>
          </table:table-cell>
          <table:table-cell office:value-type="float" office:value="4742" table:style-name="ce34">
            <text:p>4,742</text:p>
          </table:table-cell>
          <table:table-cell office:value-type="percentage" office:value="1.5210711009321452E-2" table:formula="msoxl:=C143/$C$148" table:style-name="ce33">
            <text:p>1.5%</text:p>
          </table:table-cell>
          <table:table-cell office:value-type="percentage" office:value="0.37170957477581718" table:formula="msoxl:=(C143-B143)/B143" table:style-name="ce33">
            <text:p>37.2%</text:p>
          </table:table-cell>
          <table:table-cell table:style-name="ce34"/>
          <table:table-cell office:value-type="float" office:value="9501" table:style-name="ce34">
            <text:p>9,501</text:p>
          </table:table-cell>
          <table:table-cell office:value-type="float" office:value="10763" table:style-name="ce34">
            <text:p>10,763</text:p>
          </table:table-cell>
          <table:table-cell office:value-type="percentage" office:value="1.1712471502336945E-2" table:formula="msoxl:=H143/$H$148" table:style-name="ce33">
            <text:p>1.2%</text:p>
          </table:table-cell>
          <table:table-cell office:value-type="percentage" office:value="0.13282812335543626" table:formula="msoxl:=(H143-G143)/G143" table:style-name="ce33">
            <text:p>13.3%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Total Australian Capital Territory</text:p>
          </table:table-cell>
          <table:table-cell office:value-type="float" office:value="8515" table:style-name="ce38">
            <text:p>8,515</text:p>
          </table:table-cell>
          <table:table-cell office:value-type="float" office:value="9819" table:style-name="ce38">
            <text:p>9,819</text:p>
          </table:table-cell>
          <table:table-cell office:value-type="percentage" office:value="3.1495987220693238E-2" table:formula="msoxl:=C144/$C$148" table:style-name="ce47">
            <text:p>3.1%</text:p>
          </table:table-cell>
          <table:table-cell office:value-type="percentage" office:value="0.15314151497357603" table:formula="msoxl:=(C144-B144)/B144" table:style-name="ce47">
            <text:p>15.3%</text:p>
          </table:table-cell>
          <table:table-cell table:style-name="ce38"/>
          <table:table-cell office:value-type="float" office:value="24349" table:style-name="ce38">
            <text:p>24,349</text:p>
          </table:table-cell>
          <table:table-cell office:value-type="float" office:value="26277" table:style-name="ce38">
            <text:p>26,277</text:p>
          </table:table-cell>
          <table:table-cell office:value-type="percentage" office:value="2.8595058410007236E-2" table:formula="msoxl:=H144/$H$148" table:style-name="ce47">
            <text:p>2.9%</text:p>
          </table:table-cell>
          <table:table-cell office:value-type="percentage" office:value="7.9181896587128833E-2" table:formula="msoxl:=(H144-G144)/G144" table:style-name="ce47">
            <text:p>7.9%</text:p>
          </table:table-cell>
          <table:table-cell table:number-columns-repeated="16374" table:style-name="ce48"/>
        </table:table-row>
        <table:table-row table:style-name="ro1">
          <table:table-cell office:value-type="string" table:style-name="ce43">
            <text:p>Multi-State</text:p>
          </table:table-cell>
          <table:table-cell table:number-columns-repeated="2" table:style-name="ce44"/>
          <table:table-cell table:number-columns-repeated="3" table:style-name="ce45"/>
          <table:table-cell table:number-columns-repeated="4" table:style-name="ce44"/>
          <table:table-cell table:number-columns-repeated="16374"/>
        </table:table-row>
        <table:table-row table:style-name="ro1">
          <table:table-cell office:value-type="string" table:style-name="ce49">
            <text:p>Australian Catholic University</text:p>
          </table:table-cell>
          <table:table-cell office:value-type="float" office:value="5684" table:style-name="ce34">
            <text:p>5,684</text:p>
          </table:table-cell>
          <table:table-cell office:value-type="float" office:value="6639" table:style-name="ce34">
            <text:p>6,639</text:p>
          </table:table-cell>
          <table:table-cell office:value-type="percentage" office:value="2.1295636944513942E-2" table:formula="msoxl:=C146/$C$148" table:style-name="ce33">
            <text:p>2.1%</text:p>
          </table:table-cell>
          <table:table-cell office:value-type="percentage" office:value="0.16801548205489092" table:formula="msoxl:=(C146-B146)/B146" table:style-name="ce33">
            <text:p>16.8%</text:p>
          </table:table-cell>
          <table:table-cell table:style-name="ce34"/>
          <table:table-cell office:value-type="float" office:value="14512" table:style-name="ce34">
            <text:p>14,512</text:p>
          </table:table-cell>
          <table:table-cell office:value-type="float" office:value="15983" table:style-name="ce34">
            <text:p>15,983</text:p>
          </table:table-cell>
          <table:table-cell office:value-type="percentage" office:value="1.7392960329076595E-2" table:formula="msoxl:=H146/$H$148" table:style-name="ce33">
            <text:p>1.7%</text:p>
          </table:table-cell>
          <table:table-cell office:value-type="percentage" office:value="0.10136438809261301" table:formula="msoxl:=(H146-G146)/G146" table:style-name="ce33">
            <text:p>10.1%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Total Multi-State</text:p>
          </table:table-cell>
          <table:table-cell office:value-type="float" office:value="5684" table:style-name="ce38">
            <text:p>5,684</text:p>
          </table:table-cell>
          <table:table-cell office:value-type="float" office:value="6639" table:style-name="ce38">
            <text:p>6,639</text:p>
          </table:table-cell>
          <table:table-cell office:value-type="percentage" office:value="2.1295636944513942E-2" table:formula="msoxl:=C147/$C$148" table:style-name="ce47">
            <text:p>2.1%</text:p>
          </table:table-cell>
          <table:table-cell office:value-type="percentage" office:value="0.16801548205489092" table:formula="msoxl:=(C147-B147)/B147" table:style-name="ce47">
            <text:p>16.8%</text:p>
          </table:table-cell>
          <table:table-cell table:style-name="ce38"/>
          <table:table-cell office:value-type="float" office:value="14512" table:style-name="ce38">
            <text:p>14,512</text:p>
          </table:table-cell>
          <table:table-cell office:value-type="float" office:value="15983" table:style-name="ce38">
            <text:p>15,983</text:p>
          </table:table-cell>
          <table:table-cell office:value-type="percentage" office:value="1.7392960329076595E-2" table:formula="msoxl:=H147/$H$148" table:style-name="ce47">
            <text:p>1.7%</text:p>
          </table:table-cell>
          <table:table-cell office:value-type="percentage" office:value="0.10136438809261301" table:formula="msoxl:=(H147-G147)/G147" table:style-name="ce47">
            <text:p>10.1%</text:p>
          </table:table-cell>
          <table:table-cell table:number-columns-repeated="16374" table:style-name="ce48"/>
        </table:table-row>
        <table:table-row table:style-name="ro2">
          <table:table-cell office:value-type="string" table:style-name="ce23">
            <text:p>Total Australia</text:p>
          </table:table-cell>
          <table:table-cell office:value-type="float" office:value="291318" table:style-name="ce24">
            <text:p>291,318</text:p>
          </table:table-cell>
          <table:table-cell office:value-type="float" office:value="311754" table:style-name="ce24">
            <text:p>311,754</text:p>
          </table:table-cell>
          <table:table-cell office:value-type="percentage" office:value="1" table:formula="msoxl:=C148/$C$148" table:style-name="ce25">
            <text:p>100.0%</text:p>
          </table:table-cell>
          <table:table-cell office:value-type="percentage" office:value="7.0150145202150224E-2" table:formula="msoxl:=(C148-B148)/B148" table:style-name="ce25">
            <text:p>7.0%</text:p>
          </table:table-cell>
          <table:table-cell table:style-name="ce24"/>
          <table:table-cell office:value-type="float" office:value="876712" table:style-name="ce24">
            <text:p>876,712</text:p>
          </table:table-cell>
          <table:table-cell office:value-type="float" office:value="918935" table:style-name="ce24">
            <text:p>918,935</text:p>
          </table:table-cell>
          <table:table-cell office:value-type="percentage" office:value="1" table:formula="msoxl:=H148/$H$148" table:style-name="ce25">
            <text:p>100.0%</text:p>
          </table:table-cell>
          <table:table-cell office:value-type="percentage" office:value="4.816062743523529E-2" table:formula="msoxl:=(H148-G148)/G148" table:style-name="ce25">
            <text:p>4.8%</text:p>
          </table:table-cell>
          <table:table-cell table:number-columns-repeated="16374" table:style-name="ce48"/>
        </table:table-row>
        <table:table-row table:style-name="ro1">
          <table:table-cell table:style-name="ce42"/>
          <table:table-cell table:number-columns-repeated="16383" table:style-name="ce29"/>
        </table:table-row>
        <table:table-row table:style-name="ro1">
          <table:table-cell office:value-type="string" table:style-name="ce42">
            <text:p>(a) Includes students consuming load from 1 January to 30 June of the reference year.</text:p>
          </table:table-cell>
          <table:table-cell table:number-columns-repeated="3" table:style-name="ce42"/>
          <table:table-cell table:number-columns-repeated="16380" table:style-name="ce29"/>
        </table:table-row>
        <table:table-row table:style-name="ro1">
          <table:table-cell office:value-type="string" table:style-name="ce42">
            <text:p>(b) Table A providers</text:p>
          </table:table-cell>
          <table:table-cell table:number-columns-repeated="9" table:style-name="ce50"/>
          <table:table-cell table:number-columns-repeated="16374"/>
        </table:table-row>
        <table:table-row table:number-rows-repeated="1048425" table:style-name="ro1">
          <table:table-cell table:number-columns-repeated="16384"/>
        </table:table-row>
      </table:table>
      <table:table table:name="Student_load_(EFTSL)" table:style-name="ta2" table:print-ranges="Student_load_(EFTSL).A1:Student_load_(EFTSL).J132">
        <table:table-column table:style-name="co1" table:default-cell-style-name="ce17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number-columns-repeated="16374" table:default-cell-style-name="ce2"/>
        <table:table-row table:style-name="ro1">
          <table:table-cell office:value-type="string" table:style-name="ce1">
            <text:p>Students, Selected Higher Education Statistics (DEEWR)</text:p>
          </table:table-cell>
          <table:table-cell table:number-columns-repeated="2" table:style-name="ce1"/>
          <table:table-cell table:number-columns-repeated="6" table:style-name="ce2"/>
          <table:table-cell office:value-type="string" table:style-name="ce11">
            <text:p>Attachment B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Table (ii): Summary of 2009 first half year student load (EFTSL) (a)</text:p>
          </table:table-cell>
          <table:table-cell table:number-columns-repeated="16383" table:style-name="ce2"/>
        </table:table-row>
        <table:table-row table:style-name="ro2">
          <table:table-cell table:style-name="ce15"/>
          <table:table-cell table:number-columns-repeated="16383" table:style-name="ce2"/>
        </table:table-row>
        <table:table-row table:style-name="ro2">
          <table:table-cell office:value-type="string" table:number-columns-spanned="1" table:number-rows-spanned="2" table:style-name="ce55">
            <text:p>Public Universities (b)</text:p>
          </table:table-cell>
          <table:table-cell office:value-type="string" table:number-columns-spanned="4" table:number-rows-spanned="1" table:style-name="ce53">
            <text:p>Commencing Students</text:p>
          </table:table-cell>
          <table:covered-table-cell table:number-columns-repeated="3"/>
          <table:table-cell table:style-name="ce19"/>
          <table:table-cell office:value-type="string" table:number-columns-spanned="4" table:number-rows-spanned="1" table:style-name="ce53">
            <text:p>All Students</text:p>
          </table:table-cell>
          <table:covered-table-cell table:number-columns-repeated="3"/>
          <table:table-cell table:number-columns-repeated="16374"/>
        </table:table-row>
        <table:table-row table:style-name="ro2">
          <table:covered-table-cell/>
          <table:table-cell office:value-type="float" office:value="2008" table:style-name="ce52">
            <text:p>2008</text:p>
          </table:table-cell>
          <table:table-cell office:value-type="float" office:value="2009" table:number-columns-spanned="2" table:number-rows-spanned="1" table:style-name="ce54">
            <text:p>2009</text:p>
          </table:table-cell>
          <table:covered-table-cell/>
          <table:table-cell office:value-type="string" table:number-columns-spanned="1" table:number-rows-spanned="2" table:style-name="ce64">
            <text:p>% change from 2008</text:p>
          </table:table-cell>
          <table:table-cell table:style-name="ce52"/>
          <table:table-cell office:value-type="float" office:value="2008" table:style-name="ce52">
            <text:p>2008</text:p>
          </table:table-cell>
          <table:table-cell office:value-type="float" office:value="2009" table:number-columns-spanned="2" table:number-rows-spanned="1" table:style-name="ce54">
            <text:p>2009</text:p>
          </table:table-cell>
          <table:covered-table-cell/>
          <table:table-cell office:value-type="string" table:number-columns-spanned="1" table:number-rows-spanned="2" table:style-name="ce64">
            <text:p>% change from 2008</text:p>
          </table:table-cell>
          <table:table-cell table:number-columns-repeated="16374"/>
        </table:table-row>
        <table:table-row table:style-name="ro1">
          <table:table-cell table:style-name="ce12"/>
          <table:table-cell office:value-type="string" table:style-name="ce52">
            <text:p>EFTSL</text:p>
          </table:table-cell>
          <table:table-cell office:value-type="string" table:style-name="ce52">
            <text:p>EFTSL</text:p>
          </table:table-cell>
          <table:table-cell office:value-type="string" table:style-name="ce52">
            <text:p>% of total</text:p>
          </table:table-cell>
          <table:covered-table-cell/>
          <table:table-cell table:style-name="ce52"/>
          <table:table-cell office:value-type="string" table:style-name="ce52">
            <text:p>EFTSL</text:p>
          </table:table-cell>
          <table:table-cell office:value-type="string" table:style-name="ce52">
            <text:p>EFTSL</text:p>
          </table:table-cell>
          <table:table-cell office:value-type="string" table:style-name="ce52">
            <text:p>% of total</text:p>
          </table:table-cell>
          <table:covered-table-cell/>
          <table:table-cell table:number-columns-repeated="16374"/>
        </table:table-row>
        <table:table-row table:style-name="ro1">
          <table:table-cell office:value-type="string" table:style-name="ce20">
            <text:p>Level of Course</text:p>
          </table:table-cell>
          <table:table-cell table:number-columns-repeated="9" table:style-name="ce21"/>
          <table:table-cell table:number-columns-repeated="16374"/>
        </table:table-row>
        <table:table-row table:style-name="ro1">
          <table:table-cell office:value-type="string" table:style-name="ce4">
            <text:p>Doctorate by Research</text:p>
          </table:table-cell>
          <table:table-cell office:value-type="float" office:value="2389" table:style-name="ce34">
            <text:p>2,389</text:p>
          </table:table-cell>
          <table:table-cell office:value-type="float" office:value="2486" table:style-name="ce34">
            <text:p>2,486</text:p>
          </table:table-cell>
          <table:table-cell office:value-type="percentage" office:value="1.8461858365019013E-2" table:formula="msoxl:=C8/$C$129" table:style-name="ce6">
            <text:p>1.8%</text:p>
          </table:table-cell>
          <table:table-cell office:value-type="percentage" office:value="4.0602762662201759E-2" table:formula="msoxl:=(C8-B8)/B8" table:style-name="ce6">
            <text:p>4.1%</text:p>
          </table:table-cell>
          <table:table-cell table:style-name="ce34"/>
          <table:table-cell office:value-type="float" office:value="14980" table:style-name="ce34">
            <text:p>14,980</text:p>
          </table:table-cell>
          <table:table-cell office:value-type="float" office:value="15613" table:style-name="ce34">
            <text:p>15,613</text:p>
          </table:table-cell>
          <table:table-cell office:value-type="percentage" office:value="4.0514416053185391E-2" table:formula="msoxl:=H8/$H$129" table:style-name="ce6">
            <text:p>4.1%</text:p>
          </table:table-cell>
          <table:table-cell office:value-type="percentage" office:value="4.225634178905207E-2" table:formula="msoxl:=(H8-G8)/G8" table:style-name="ce6">
            <text:p>4.2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octorate by Coursework</text:p>
          </table:table-cell>
          <table:table-cell office:value-type="float" office:value="93" table:style-name="ce35">
            <text:p>93</text:p>
          </table:table-cell>
          <table:table-cell office:value-type="float" office:value="118" table:style-name="ce35">
            <text:p>118</text:p>
          </table:table-cell>
          <table:table-cell office:value-type="percentage" office:value="8.7630703422053233E-4" table:formula="msoxl:=C9/$C$129" table:style-name="ce6">
            <text:p>0.1%</text:p>
          </table:table-cell>
          <table:table-cell office:value-type="percentage" office:value="0.26881720430107525" table:formula="msoxl:=(C9-B9)/B9" table:style-name="ce6">
            <text:p>26.9%</text:p>
          </table:table-cell>
          <table:table-cell table:style-name="ce35"/>
          <table:table-cell office:value-type="float" office:value="456" table:style-name="ce35">
            <text:p>456</text:p>
          </table:table-cell>
          <table:table-cell office:value-type="float" office:value="441" table:style-name="ce35">
            <text:p>441</text:p>
          </table:table-cell>
          <table:table-cell office:value-type="percentage" office:value="1.1443577454335974E-3" table:formula="msoxl:=H9/$H$129" table:style-name="ce6">
            <text:p>0.1%</text:p>
          </table:table-cell>
          <table:table-cell office:value-type="percentage" office:value="-3.2894736842105261E-2" table:formula="msoxl:=(H9-G9)/G9" table:style-name="ce6">
            <text:p>-3.3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Master's by Research</text:p>
          </table:table-cell>
          <table:table-cell office:value-type="float" office:value="619" table:style-name="ce35">
            <text:p>619</text:p>
          </table:table-cell>
          <table:table-cell office:value-type="float" office:value="652" table:style-name="ce35">
            <text:p>652</text:p>
          </table:table-cell>
          <table:table-cell office:value-type="percentage" office:value="4.8419676806083648E-3" table:formula="msoxl:=C10/$C$129" table:style-name="ce6">
            <text:p>0.5%</text:p>
          </table:table-cell>
          <table:table-cell office:value-type="percentage" office:value="5.3311793214862679E-2" table:formula="msoxl:=(C10-B10)/B10" table:style-name="ce6">
            <text:p>5.3%</text:p>
          </table:table-cell>
          <table:table-cell table:style-name="ce35"/>
          <table:table-cell office:value-type="float" office:value="2453" table:style-name="ce34">
            <text:p>2,453</text:p>
          </table:table-cell>
          <table:table-cell office:value-type="float" office:value="2377" table:style-name="ce34">
            <text:p>2,377</text:p>
          </table:table-cell>
          <table:table-cell office:value-type="percentage" office:value="6.1681141970423153E-3" table:formula="msoxl:=H10/$H$129" table:style-name="ce6">
            <text:p>0.6%</text:p>
          </table:table-cell>
          <table:table-cell office:value-type="percentage" office:value="-3.0982470444353854E-2" table:formula="msoxl:=(H10-G10)/G10" table:style-name="ce6">
            <text:p>-3.1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Master's by Coursework</text:p>
          </table:table-cell>
          <table:table-cell office:value-type="float" office:value="18275" table:style-name="ce34">
            <text:p>18,275</text:p>
          </table:table-cell>
          <table:table-cell office:value-type="float" office:value="19681" table:style-name="ce34">
            <text:p>19,681</text:p>
          </table:table-cell>
          <table:table-cell office:value-type="percentage" office:value="0.14615761644486691" table:formula="msoxl:=C11/$C$129" table:style-name="ce6">
            <text:p>14.6%</text:p>
          </table:table-cell>
          <table:table-cell office:value-type="percentage" office:value="7.6935704514363878E-2" table:formula="msoxl:=(C11-B11)/B11" table:style-name="ce6">
            <text:p>7.7%</text:p>
          </table:table-cell>
          <table:table-cell table:style-name="ce34"/>
          <table:table-cell office:value-type="float" office:value="44951" table:style-name="ce34">
            <text:p>44,951</text:p>
          </table:table-cell>
          <table:table-cell office:value-type="float" office:value="48342" table:style-name="ce34">
            <text:p>48,342</text:p>
          </table:table-cell>
          <table:table-cell office:value-type="percentage" office:value="0.12544340618991148" table:formula="msoxl:=H11/$H$129" table:style-name="ce6">
            <text:p>12.5%</text:p>
          </table:table-cell>
          <table:table-cell office:value-type="percentage" office:value="7.5437698827612296E-2" table:formula="msoxl:=(H11-G11)/G11" table:style-name="ce6">
            <text:p>7.5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ostgrad. Qual/Prelim.</text:p>
          </table:table-cell>
          <table:table-cell office:value-type="float" office:value="45" table:style-name="ce35">
            <text:p>45</text:p>
          </table:table-cell>
          <table:table-cell office:value-type="float" office:value="57" table:style-name="ce35">
            <text:p>57</text:p>
          </table:table-cell>
          <table:table-cell office:value-type="percentage" office:value="4.2330085551330797E-4" table:formula="msoxl:=C12/$C$129" table:style-name="ce6">
            <text:p>0.0%</text:p>
          </table:table-cell>
          <table:table-cell office:value-type="percentage" office:value="0.26666666666666666" table:formula="msoxl:=(C12-B12)/B12" table:style-name="ce6">
            <text:p>26.7%</text:p>
          </table:table-cell>
          <table:table-cell table:style-name="ce35"/>
          <table:table-cell office:value-type="float" office:value="65" table:style-name="ce35">
            <text:p>65</text:p>
          </table:table-cell>
          <table:table-cell office:value-type="float" office:value="79" table:style-name="ce35">
            <text:p>79</text:p>
          </table:table-cell>
          <table:table-cell office:value-type="percentage" office:value="2.0499832627948798E-4" table:formula="msoxl:=H12/$H$129" table:style-name="ce6">
            <text:p>0.0%</text:p>
          </table:table-cell>
          <table:table-cell office:value-type="percentage" office:value="0.2153846153846154" table:formula="msoxl:=(H12-G12)/G12" table:style-name="ce6">
            <text:p>21.5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rad.(Post) Dip. - new area</text:p>
          </table:table-cell>
          <table:table-cell office:value-type="float" office:value="5114" table:style-name="ce34">
            <text:p>5,114</text:p>
          </table:table-cell>
          <table:table-cell office:value-type="float" office:value="5268" table:style-name="ce34">
            <text:p>5,268</text:p>
          </table:table-cell>
          <table:table-cell office:value-type="percentage" office:value="3.9121910646387835E-2" table:formula="msoxl:=C13/$C$129" table:style-name="ce6">
            <text:p>3.9%</text:p>
          </table:table-cell>
          <table:table-cell office:value-type="percentage" office:value="3.0113414157215485E-2" table:formula="msoxl:=(C13-B13)/B13" table:style-name="ce6">
            <text:p>3.0%</text:p>
          </table:table-cell>
          <table:table-cell table:style-name="ce34"/>
          <table:table-cell office:value-type="float" office:value="7730" table:style-name="ce34">
            <text:p>7,730</text:p>
          </table:table-cell>
          <table:table-cell office:value-type="float" office:value="7838" table:style-name="ce34">
            <text:p>7,838</text:p>
          </table:table-cell>
          <table:table-cell office:value-type="percentage" office:value="2.0338947865552237E-2" table:formula="msoxl:=H13/$H$129" table:style-name="ce6">
            <text:p>2.0%</text:p>
          </table:table-cell>
          <table:table-cell office:value-type="percentage" office:value="1.3971539456662354E-2" table:formula="msoxl:=(H13-G13)/G13" table:style-name="ce6">
            <text:p>1.4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rad.(Post) Dip. - ext area</text:p>
          </table:table-cell>
          <table:table-cell office:value-type="float" office:value="1824" table:style-name="ce34">
            <text:p>1,824</text:p>
          </table:table-cell>
          <table:table-cell office:value-type="float" office:value="1871" table:style-name="ce34">
            <text:p>1,871</text:p>
          </table:table-cell>
          <table:table-cell office:value-type="percentage" office:value="1.3894664923954372E-2" table:formula="msoxl:=C14/$C$129" table:style-name="ce6">
            <text:p>1.4%</text:p>
          </table:table-cell>
          <table:table-cell office:value-type="percentage" office:value="2.5767543859649123E-2" table:formula="msoxl:=(C14-B14)/B14" table:style-name="ce6">
            <text:p>2.6%</text:p>
          </table:table-cell>
          <table:table-cell table:style-name="ce34"/>
          <table:table-cell office:value-type="float" office:value="3007" table:style-name="ce34">
            <text:p>3,007</text:p>
          </table:table-cell>
          <table:table-cell office:value-type="float" office:value="2939" table:style-name="ce34">
            <text:p>2,939</text:p>
          </table:table-cell>
          <table:table-cell office:value-type="percentage" office:value="7.6264567207014579E-3" table:formula="msoxl:=H14/$H$129" table:style-name="ce6">
            <text:p>0.8%</text:p>
          </table:table-cell>
          <table:table-cell office:value-type="percentage" office:value="-2.2613900897904889E-2" table:formula="msoxl:=(H14-G14)/G14" table:style-name="ce6">
            <text:p>-2.3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Graduate Certificate</text:p>
          </table:table-cell>
          <table:table-cell office:value-type="float" office:value="2948" table:style-name="ce34">
            <text:p>2,948</text:p>
          </table:table-cell>
          <table:table-cell office:value-type="float" office:value="3197" table:style-name="ce34">
            <text:p>3,197</text:p>
          </table:table-cell>
          <table:table-cell office:value-type="percentage" office:value="2.3741979562737641E-2" table:formula="msoxl:=C15/$C$129" table:style-name="ce6">
            <text:p>2.4%</text:p>
          </table:table-cell>
          <table:table-cell office:value-type="percentage" office:value="8.4464043419267304E-2" table:formula="msoxl:=(C15-B15)/B15" table:style-name="ce6">
            <text:p>8.4%</text:p>
          </table:table-cell>
          <table:table-cell table:style-name="ce34"/>
          <table:table-cell office:value-type="float" office:value="4423" table:style-name="ce34">
            <text:p>4,423</text:p>
          </table:table-cell>
          <table:table-cell office:value-type="float" office:value="4659" table:style-name="ce34">
            <text:p>4,659</text:p>
          </table:table-cell>
          <table:table-cell office:value-type="percentage" office:value="1.2089711419444741E-2" table:formula="msoxl:=H15/$H$129" table:style-name="ce6">
            <text:p>1.2%</text:p>
          </table:table-cell>
          <table:table-cell office:value-type="percentage" office:value="5.3357449694777299E-2" table:formula="msoxl:=(H15-G15)/G15" table:style-name="ce6">
            <text:p>5.3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ostgraduate Cross Institution Programmes</text:p>
          </table:table-cell>
          <table:table-cell office:value-type="float" office:value="100" table:style-name="ce35">
            <text:p>100</text:p>
          </table:table-cell>
          <table:table-cell office:value-type="float" office:value="99" table:style-name="ce35">
            <text:p>99</text:p>
          </table:table-cell>
          <table:table-cell office:value-type="percentage" office:value="7.3520674904942965E-4" table:formula="msoxl:=C16/$C$129" table:style-name="ce6">
            <text:p>0.1%</text:p>
          </table:table-cell>
          <table:table-cell office:value-type="percentage" office:value="-0.01" table:formula="msoxl:=(C16-B16)/B16" table:style-name="ce6">
            <text:p>-1.0%</text:p>
          </table:table-cell>
          <table:table-cell table:style-name="ce35"/>
          <table:table-cell office:value-type="float" office:value="118" table:style-name="ce35">
            <text:p>118</text:p>
          </table:table-cell>
          <table:table-cell office:value-type="float" office:value="119" table:style-name="ce35">
            <text:p>119</text:p>
          </table:table-cell>
          <table:table-cell office:value-type="percentage" office:value="3.0879494718049456E-4" table:formula="msoxl:=H16/$H$129" table:style-name="ce6">
            <text:p>0.0%</text:p>
          </table:table-cell>
          <table:table-cell office:value-type="percentage" office:value="8.4745762711864406E-3" table:formula="msoxl:=(H16-G16)/G16" table:style-name="ce6">
            <text:p>0.8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TAL POSTGRADUATE</text:p>
          </table:table-cell>
          <table:table-cell office:value-type="float" office:value="31407" table:formula="msoxl:=SUM(B8:B16)" table:style-name="ce38">
            <text:p>31,407</text:p>
          </table:table-cell>
          <table:table-cell office:value-type="float" office:value="33429" table:formula="msoxl:=SUM(C8:C16)" table:style-name="ce38">
            <text:p>33,429</text:p>
          </table:table-cell>
          <table:table-cell office:value-type="percentage" office:value="0.2482548122623574" table:formula="msoxl:=C17/$C$129" table:style-name="ce9">
            <text:p>24.8%</text:p>
          </table:table-cell>
          <table:table-cell office:value-type="percentage" office:value="6.4380552106218361E-2" table:formula="msoxl:=(C17-B17)/B17" table:style-name="ce9">
            <text:p>6.4%</text:p>
          </table:table-cell>
          <table:table-cell table:style-name="ce38"/>
          <table:table-cell office:value-type="float" office:value="78183" table:formula="msoxl:=SUM(G8:G16)" table:style-name="ce38">
            <text:p>78,183</text:p>
          </table:table-cell>
          <table:table-cell office:value-type="float" office:value="82407" table:formula="msoxl:=SUM(H8:H16)" table:style-name="ce38">
            <text:p>82,407</text:p>
          </table:table-cell>
          <table:table-cell office:value-type="percentage" office:value="0.2138392034647312" table:formula="msoxl:=H17/$H$129" table:style-name="ce9">
            <text:p>21.4%</text:p>
          </table:table-cell>
          <table:table-cell office:value-type="percentage" office:value="5.4027090288170064E-2" table:formula="msoxl:=(H17-G17)/G17" table:style-name="ce9">
            <text:p>5.4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4">
            <text:p>Bachelor's Graduate Entry</text:p>
          </table:table-cell>
          <table:table-cell office:value-type="float" office:value="1951" table:style-name="ce34">
            <text:p>1,951</text:p>
          </table:table-cell>
          <table:table-cell office:value-type="float" office:value="1985" table:style-name="ce34">
            <text:p>1,985</text:p>
          </table:table-cell>
          <table:table-cell office:value-type="percentage" office:value="1.4741266634980989E-2" table:formula="msoxl:=C18/$C$129" table:style-name="ce6">
            <text:p>1.5%</text:p>
          </table:table-cell>
          <table:table-cell office:value-type="percentage" office:value="1.7426960533059969E-2" table:formula="msoxl:=(C18-B18)/B18" table:style-name="ce6">
            <text:p>1.7%</text:p>
          </table:table-cell>
          <table:table-cell table:style-name="ce34"/>
          <table:table-cell office:value-type="float" office:value="5266" table:style-name="ce34">
            <text:p>5,266</text:p>
          </table:table-cell>
          <table:table-cell office:value-type="float" office:value="5179" table:style-name="ce34">
            <text:p>5,179</text:p>
          </table:table-cell>
          <table:table-cell office:value-type="percentage" office:value="1.3439067491157825E-2" table:formula="msoxl:=H18/$H$129" table:style-name="ce6">
            <text:p>1.3%</text:p>
          </table:table-cell>
          <table:table-cell office:value-type="percentage" office:value="-1.6521078617546526E-2" table:formula="msoxl:=(H18-G18)/G18" table:style-name="ce6">
            <text:p>-1.7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achelor's Honours</text:p>
          </table:table-cell>
          <table:table-cell office:value-type="float" office:value="1260" table:style-name="ce34">
            <text:p>1,260</text:p>
          </table:table-cell>
          <table:table-cell office:value-type="float" office:value="1557" table:style-name="ce34">
            <text:p>1,557</text:p>
          </table:table-cell>
          <table:table-cell office:value-type="percentage" office:value="1.1562797053231939E-2" table:formula="msoxl:=C19/$C$129" table:style-name="ce6">
            <text:p>1.2%</text:p>
          </table:table-cell>
          <table:table-cell office:value-type="percentage" office:value="0.23571428571428571" table:formula="msoxl:=(C19-B19)/B19" table:style-name="ce6">
            <text:p>23.6%</text:p>
          </table:table-cell>
          <table:table-cell table:style-name="ce34"/>
          <table:table-cell office:value-type="float" office:value="5039" table:style-name="ce34">
            <text:p>5,039</text:p>
          </table:table-cell>
          <table:table-cell office:value-type="float" office:value="5291" table:style-name="ce34">
            <text:p>5,291</text:p>
          </table:table-cell>
          <table:table-cell office:value-type="percentage" office:value="1.3729698029680644E-2" table:formula="msoxl:=H19/$H$129" table:style-name="ce6">
            <text:p>1.4%</text:p>
          </table:table-cell>
          <table:table-cell office:value-type="percentage" office:value="5.0009922603691206E-2" table:formula="msoxl:=(H19-G19)/G19" table:style-name="ce6">
            <text:p>5.0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achelor's Pass</text:p>
          </table:table-cell>
          <table:table-cell office:value-type="float" office:value="82423" table:style-name="ce34">
            <text:p>82,423</text:p>
          </table:table-cell>
          <table:table-cell office:value-type="float" office:value="88723" table:style-name="ce34">
            <text:p>88,723</text:p>
          </table:table-cell>
          <table:table-cell office:value-type="percentage" office:value="0.65888634743346008" table:formula="msoxl:=C20/$C$129" table:style-name="ce6">
            <text:p>65.9%</text:p>
          </table:table-cell>
          <table:table-cell office:value-type="percentage" office:value="7.6434975674265673E-2" table:formula="msoxl:=(C20-B20)/B20" table:style-name="ce6">
            <text:p>7.6%</text:p>
          </table:table-cell>
          <table:table-cell table:style-name="ce34"/>
          <table:table-cell office:value-type="float" office:value="266299" table:style-name="ce34">
            <text:p>266,299</text:p>
          </table:table-cell>
          <table:table-cell office:value-type="float" office:value="279945" table:style-name="ce34">
            <text:p>279,945</text:p>
          </table:table-cell>
          <table:table-cell office:value-type="percentage" office:value="0.72643362595330707" table:formula="msoxl:=H20/$H$129" table:style-name="ce6">
            <text:p>72.6%</text:p>
          </table:table-cell>
          <table:table-cell office:value-type="percentage" office:value="5.1243151495123901E-2" table:formula="msoxl:=(H20-G20)/G20" table:style-name="ce6">
            <text:p>5.1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ssociate Degree</text:p>
          </table:table-cell>
          <table:table-cell office:value-type="float" office:value="909" table:style-name="ce35">
            <text:p>909</text:p>
          </table:table-cell>
          <table:table-cell office:value-type="float" office:value="1006" table:style-name="ce34">
            <text:p>1,006</text:p>
          </table:table-cell>
          <table:table-cell office:value-type="percentage" office:value="7.4708887832699621E-3" table:formula="msoxl:=C21/$C$129" table:style-name="ce6">
            <text:p>0.7%</text:p>
          </table:table-cell>
          <table:table-cell office:value-type="percentage" office:value="0.10671067106710672" table:formula="msoxl:=(C21-B21)/B21" table:style-name="ce6">
            <text:p>10.7%</text:p>
          </table:table-cell>
          <table:table-cell table:style-name="ce34"/>
          <table:table-cell office:value-type="float" office:value="2024" table:style-name="ce34">
            <text:p>2,024</text:p>
          </table:table-cell>
          <table:table-cell office:value-type="float" office:value="2438" table:style-name="ce34">
            <text:p>2,438</text:p>
          </table:table-cell>
          <table:table-cell office:value-type="percentage" office:value="6.3264040439163505E-3" table:formula="msoxl:=H21/$H$129" table:style-name="ce6">
            <text:p>0.6%</text:p>
          </table:table-cell>
          <table:table-cell office:value-type="percentage" office:value="0.20454545454545456" table:formula="msoxl:=(H21-G21)/G21" table:style-name="ce6">
            <text:p>20.5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dvanced Diploma (AQF)</text:p>
          </table:table-cell>
          <table:table-cell office:value-type="float" office:value="397" table:style-name="ce35">
            <text:p>397</text:p>
          </table:table-cell>
          <table:table-cell office:value-type="float" office:value="460" table:style-name="ce35">
            <text:p>460</text:p>
          </table:table-cell>
          <table:table-cell office:value-type="percentage" office:value="3.4161121673003804E-3" table:formula="msoxl:=C22/$C$129" table:style-name="ce6">
            <text:p>0.3%</text:p>
          </table:table-cell>
          <table:table-cell office:value-type="percentage" office:value="0.15869017632241814" table:formula="msoxl:=(C22-B22)/B22" table:style-name="ce6">
            <text:p>15.9%</text:p>
          </table:table-cell>
          <table:table-cell table:style-name="ce35"/>
          <table:table-cell office:value-type="float" office:value="748" table:style-name="ce35">
            <text:p>748</text:p>
          </table:table-cell>
          <table:table-cell office:value-type="float" office:value="815" table:style-name="ce35">
            <text:p>815</text:p>
          </table:table-cell>
          <table:table-cell office:value-type="percentage" office:value="2.1148561508580088E-3" table:formula="msoxl:=H22/$H$129" table:style-name="ce6">
            <text:p>0.2%</text:p>
          </table:table-cell>
          <table:table-cell office:value-type="percentage" office:value="8.9572192513368981E-2" table:formula="msoxl:=(H22-G22)/G22" table:style-name="ce6">
            <text:p>9.0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iploma (AQF)</text:p>
          </table:table-cell>
          <table:table-cell office:value-type="float" office:value="247" table:style-name="ce35">
            <text:p>247</text:p>
          </table:table-cell>
          <table:table-cell office:value-type="float" office:value="416" table:style-name="ce35">
            <text:p>416</text:p>
          </table:table-cell>
          <table:table-cell office:value-type="percentage" office:value="3.0893536121673003E-3" table:formula="msoxl:=C23/$C$129" table:style-name="ce6">
            <text:p>0.3%</text:p>
          </table:table-cell>
          <table:table-cell office:value-type="percentage" office:value="0.68421052631578949" table:formula="msoxl:=(C23-B23)/B23" table:style-name="ce6">
            <text:p>68.4%</text:p>
          </table:table-cell>
          <table:table-cell table:style-name="ce35"/>
          <table:table-cell office:value-type="float" office:value="671" table:style-name="ce35">
            <text:p>671</text:p>
          </table:table-cell>
          <table:table-cell office:value-type="float" office:value="860" table:style-name="ce35">
            <text:p>860</text:p>
          </table:table-cell>
          <table:table-cell office:value-type="percentage" office:value="2.2316273493716413E-3" table:formula="msoxl:=H23/$H$129" table:style-name="ce6">
            <text:p>0.2%</text:p>
          </table:table-cell>
          <table:table-cell office:value-type="percentage" office:value="0.28166915052160951" table:formula="msoxl:=(H23-G23)/G23" table:style-name="ce6">
            <text:p>28.2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Other undergraduate award courses</text:p>
          </table:table-cell>
          <table:table-cell office:value-type="float" office:value="197" table:style-name="ce35">
            <text:p>197</text:p>
          </table:table-cell>
          <table:table-cell office:value-type="float" office:value="216" table:style-name="ce35">
            <text:p>216</text:p>
          </table:table-cell>
          <table:table-cell office:value-type="percentage" office:value="1.6040874524714829E-3" table:formula="msoxl:=C24/$C$129" table:style-name="ce6">
            <text:p>0.2%</text:p>
          </table:table-cell>
          <table:table-cell office:value-type="percentage" office:value="9.6446700507614211E-2" table:formula="msoxl:=(C24-B24)/B24" table:style-name="ce6">
            <text:p>9.6%</text:p>
          </table:table-cell>
          <table:table-cell table:style-name="ce35"/>
          <table:table-cell office:value-type="float" office:value="268" table:style-name="ce35">
            <text:p>268</text:p>
          </table:table-cell>
          <table:table-cell office:value-type="float" office:value="305" table:style-name="ce35">
            <text:p>305</text:p>
          </table:table-cell>
          <table:table-cell office:value-type="percentage" office:value="7.9144923437017513E-4" table:formula="msoxl:=H24/$H$129" table:style-name="ce6">
            <text:p>0.1%</text:p>
          </table:table-cell>
          <table:table-cell office:value-type="percentage" office:value="0.13805970149253732" table:formula="msoxl:=(H24-G24)/G24" table:style-name="ce6">
            <text:p>13.8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Undergraduate Cross Institution Programmes</text:p>
          </table:table-cell>
          <table:table-cell office:value-type="float" office:value="499" table:style-name="ce35">
            <text:p>499</text:p>
          </table:table-cell>
          <table:table-cell office:value-type="float" office:value="546" table:style-name="ce35">
            <text:p>546</text:p>
          </table:table-cell>
          <table:table-cell office:value-type="percentage" office:value="4.0547766159695822E-3" table:formula="msoxl:=C25/$C$129" table:style-name="ce6">
            <text:p>0.4%</text:p>
          </table:table-cell>
          <table:table-cell office:value-type="percentage" office:value="9.4188376753507011E-2" table:formula="msoxl:=(C25-B25)/B25" table:style-name="ce6">
            <text:p>9.4%</text:p>
          </table:table-cell>
          <table:table-cell table:style-name="ce35"/>
          <table:table-cell office:value-type="float" office:value="678" table:style-name="ce35">
            <text:p>678</text:p>
          </table:table-cell>
          <table:table-cell office:value-type="float" office:value="715" table:style-name="ce35">
            <text:p>715</text:p>
          </table:table-cell>
          <table:table-cell office:value-type="percentage" office:value="1.8553645986054924E-3" table:formula="msoxl:=H25/$H$129" table:style-name="ce6">
            <text:p>0.2%</text:p>
          </table:table-cell>
          <table:table-cell office:value-type="percentage" office:value="5.4572271386430678E-2" table:formula="msoxl:=(H25-G25)/G25" table:style-name="ce6">
            <text:p>5.5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TAL UNDERGRADUATE</text:p>
          </table:table-cell>
          <table:table-cell office:value-type="float" office:value="87883" table:formula="msoxl:=SUM(B18:B25)" table:style-name="ce38">
            <text:p>87,883</text:p>
          </table:table-cell>
          <table:table-cell office:value-type="float" office:value="94909" table:formula="msoxl:=SUM(C18:C25)" table:style-name="ce38">
            <text:p>94,909</text:p>
          </table:table-cell>
          <table:table-cell office:value-type="percentage" office:value="0.70482562975285168" table:formula="msoxl:=C26/$C$129" table:style-name="ce9">
            <text:p>70.5%</text:p>
          </table:table-cell>
          <table:table-cell office:value-type="percentage" office:value="7.9947202530637321E-2" table:formula="msoxl:=(C26-B26)/B26" table:style-name="ce9">
            <text:p>8.0%</text:p>
          </table:table-cell>
          <table:table-cell table:style-name="ce39"/>
          <table:table-cell office:value-type="float" office:value="280993" table:formula="msoxl:=SUM(G18:G25)" table:style-name="ce38">
            <text:p>280,993</text:p>
          </table:table-cell>
          <table:table-cell office:value-type="float" office:value="295548" table:formula="msoxl:=SUM(H18:H25)" table:style-name="ce38">
            <text:p>295,548</text:p>
          </table:table-cell>
          <table:table-cell office:value-type="percentage" office:value="0.76692209285126722" table:formula="msoxl:=H26/$H$129" table:style-name="ce9">
            <text:p>76.7%</text:p>
          </table:table-cell>
          <table:table-cell office:value-type="percentage" office:value="5.1798443377593033E-2" table:formula="msoxl:=(H26-G26)/G26" table:style-name="ce9">
            <text:p>5.2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4">
            <text:p>Enabling courses</text:p>
          </table:table-cell>
          <table:table-cell office:value-type="float" office:value="2454" table:style-name="ce34">
            <text:p>2,454</text:p>
          </table:table-cell>
          <table:table-cell office:value-type="float" office:value="3050" table:style-name="ce34">
            <text:p>3,050</text:p>
          </table:table-cell>
          <table:table-cell office:value-type="percentage" office:value="2.2650308935361217E-2" table:formula="msoxl:=C27/$C$129" table:style-name="ce6">
            <text:p>2.3%</text:p>
          </table:table-cell>
          <table:table-cell office:value-type="percentage" office:value="0.24286878565607173" table:formula="msoxl:=(C27-B27)/B27" table:style-name="ce6">
            <text:p>24.3%</text:p>
          </table:table-cell>
          <table:table-cell table:style-name="ce34"/>
          <table:table-cell office:value-type="float" office:value="2723" table:style-name="ce34">
            <text:p>2,723</text:p>
          </table:table-cell>
          <table:table-cell office:value-type="float" office:value="3453" table:style-name="ce34">
            <text:p>3,453</text:p>
          </table:table-cell>
          <table:table-cell office:value-type="percentage" office:value="8.9602432992793926E-3" table:formula="msoxl:=H27/$H$129" table:style-name="ce6">
            <text:p>0.9%</text:p>
          </table:table-cell>
          <table:table-cell office:value-type="percentage" office:value="0.26808666911494677" table:formula="msoxl:=(H27-G27)/G27" table:style-name="ce6">
            <text:p>26.8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Non-award courses</text:p>
          </table:table-cell>
          <table:table-cell office:value-type="float" office:value="3543" table:style-name="ce34">
            <text:p>3,543</text:p>
          </table:table-cell>
          <table:table-cell office:value-type="float" office:value="3267" table:style-name="ce34">
            <text:p>3,267</text:p>
          </table:table-cell>
          <table:table-cell office:value-type="percentage" office:value="2.4261822718631178E-2" table:formula="msoxl:=C28/$C$129" table:style-name="ce6">
            <text:p>2.4%</text:p>
          </table:table-cell>
          <table:table-cell office:value-type="percentage" office:value="-7.7900084674005082E-2" table:formula="msoxl:=(C28-B28)/B28" table:style-name="ce6">
            <text:p>-7.8%</text:p>
          </table:table-cell>
          <table:table-cell table:style-name="ce34"/>
          <table:table-cell office:value-type="float" office:value="4194" table:style-name="ce34">
            <text:p>4,194</text:p>
          </table:table-cell>
          <table:table-cell office:value-type="float" office:value="3961" table:style-name="ce34">
            <text:p>3,961</text:p>
          </table:table-cell>
          <table:table-cell office:value-type="percentage" office:value="1.0278460384722176E-2" table:formula="msoxl:=H28/$H$129" table:style-name="ce6">
            <text:p>1.0%</text:p>
          </table:table-cell>
          <table:table-cell office:value-type="percentage" office:value="-5.5555555555555552E-2" table:formula="msoxl:=(H28-G28)/G28" table:style-name="ce6">
            <text:p>-5.6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tal EFTSL</text:p>
          </table:table-cell>
          <table:table-cell office:value-type="float" office:value="125289" table:style-name="ce38">
            <text:p>125,289</text:p>
          </table:table-cell>
          <table:table-cell office:value-type="float" office:value="134656" table:style-name="ce38">
            <text:p>134,656</text:p>
          </table:table-cell>
          <table:table-cell office:value-type="percentage" office:value="1" table:formula="msoxl:=C29/$C$129" table:style-name="ce9">
            <text:p>100.0%</text:p>
          </table:table-cell>
          <table:table-cell office:value-type="percentage" office:value="7.4763147602742455E-2" table:formula="msoxl:=(C29-B29)/B29" table:style-name="ce9">
            <text:p>7.5%</text:p>
          </table:table-cell>
          <table:table-cell table:style-name="ce38"/>
          <table:table-cell office:value-type="float" office:value="366093" table:style-name="ce38">
            <text:p>366,093</text:p>
          </table:table-cell>
          <table:table-cell office:value-type="float" office:value="385369" table:style-name="ce38">
            <text:p>385,369</text:p>
          </table:table-cell>
          <table:table-cell office:value-type="percentage" office:value="1" table:formula="msoxl:=H29/$H$129" table:style-name="ce9">
            <text:p>100.0%</text:p>
          </table:table-cell>
          <table:table-cell office:value-type="percentage" office:value="5.2653287552616411E-2" table:formula="msoxl:=(H29-G29)/G29" table:style-name="ce9">
            <text:p>5.3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20">
            <text:p>Citizenship</text:p>
          </table:table-cell>
          <table:table-cell table:number-columns-repeated="2" table:style-name="ce36"/>
          <table:table-cell table:number-columns-repeated="2" table:style-name="ce37"/>
          <table:table-cell table:number-columns-repeated="3" table:style-name="ce36"/>
          <table:table-cell table:number-columns-repeated="2" table:style-name="ce37"/>
          <table:table-cell table:number-columns-repeated="16374"/>
        </table:table-row>
        <table:table-row table:style-name="ro1">
          <table:table-cell office:value-type="string" table:style-name="ce4">
            <text:p>Australian</text:p>
          </table:table-cell>
          <table:table-cell office:value-type="float" office:value="88646" table:style-name="ce34">
            <text:p>88,646</text:p>
          </table:table-cell>
          <table:table-cell office:value-type="float" office:value="94287" table:style-name="ce34">
            <text:p>94,287</text:p>
          </table:table-cell>
          <table:table-cell office:value-type="percentage" office:value="0.70020645199619769" table:formula="msoxl:=C31/$C$129" table:style-name="ce6">
            <text:p>70.0%</text:p>
          </table:table-cell>
          <table:table-cell office:value-type="percentage" office:value="6.3635133000925034E-2" table:formula="msoxl:=(C31-B31)/B31" table:style-name="ce6">
            <text:p>6.4%</text:p>
          </table:table-cell>
          <table:table-cell table:style-name="ce34"/>
          <table:table-cell office:value-type="float" office:value="256726" table:style-name="ce34">
            <text:p>256,726</text:p>
          </table:table-cell>
          <table:table-cell office:value-type="float" office:value="266945" table:style-name="ce34">
            <text:p>266,945</text:p>
          </table:table-cell>
          <table:table-cell office:value-type="percentage" office:value="0.69269972416047998" table:formula="msoxl:=H31/$H$129" table:style-name="ce6">
            <text:p>69.3%</text:p>
          </table:table-cell>
          <table:table-cell office:value-type="percentage" office:value="3.9805084019538341E-2" table:formula="msoxl:=(H31-G31)/G31" table:style-name="ce6">
            <text:p>4.0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New Zealand</text:p>
          </table:table-cell>
          <table:table-cell office:value-type="float" office:value="866" table:style-name="ce35">
            <text:p>866</text:p>
          </table:table-cell>
          <table:table-cell office:value-type="float" office:value="985" table:style-name="ce35">
            <text:p>985</text:p>
          </table:table-cell>
          <table:table-cell office:value-type="percentage" office:value="7.3149358365019014E-3" table:formula="msoxl:=C32/$C$129" table:style-name="ce6">
            <text:p>0.7%</text:p>
          </table:table-cell>
          <table:table-cell office:value-type="percentage" office:value="0.1374133949191686" table:formula="msoxl:=(C32-B32)/B32" table:style-name="ce6">
            <text:p>13.7%</text:p>
          </table:table-cell>
          <table:table-cell table:style-name="ce35"/>
          <table:table-cell office:value-type="float" office:value="2106" table:style-name="ce34">
            <text:p>2,106</text:p>
          </table:table-cell>
          <table:table-cell office:value-type="float" office:value="2404" table:style-name="ce34">
            <text:p>2,404</text:p>
          </table:table-cell>
          <table:table-cell office:value-type="percentage" office:value="6.2381769161504947E-3" table:formula="msoxl:=H32/$H$129" table:style-name="ce6">
            <text:p>0.6%</text:p>
          </table:table-cell>
          <table:table-cell office:value-type="percentage" office:value="0.14150047483380818" table:formula="msoxl:=(H32-G32)/G32" table:style-name="ce6">
            <text:p>14.2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ermanent Resident</text:p>
          </table:table-cell>
          <table:table-cell office:value-type="float" office:value="3015" table:style-name="ce34">
            <text:p>3,015</text:p>
          </table:table-cell>
          <table:table-cell office:value-type="float" office:value="3424" table:style-name="ce34">
            <text:p>3,424</text:p>
          </table:table-cell>
          <table:table-cell office:value-type="percentage" office:value="2.5427756653992394E-2" table:formula="msoxl:=C33/$C$129" table:style-name="ce6">
            <text:p>2.5%</text:p>
          </table:table-cell>
          <table:table-cell office:value-type="percentage" office:value="0.13565505804311775" table:formula="msoxl:=(C33-B33)/B33" table:style-name="ce6">
            <text:p>13.6%</text:p>
          </table:table-cell>
          <table:table-cell table:style-name="ce34"/>
          <table:table-cell office:value-type="float" office:value="8809" table:style-name="ce34">
            <text:p>8,809</text:p>
          </table:table-cell>
          <table:table-cell office:value-type="float" office:value="8975" table:style-name="ce34">
            <text:p>8,975</text:p>
          </table:table-cell>
          <table:table-cell office:value-type="percentage" office:value="2.328936681466335E-2" table:formula="msoxl:=H33/$H$129" table:style-name="ce6">
            <text:p>2.3%</text:p>
          </table:table-cell>
          <table:table-cell office:value-type="percentage" office:value="1.884436371892383E-2" table:formula="msoxl:=(H33-G33)/G33" table:style-name="ce6">
            <text:p>1.9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umanitarian Visa</text:p>
          </table:table-cell>
          <table:table-cell office:value-type="float" office:value="199" table:style-name="ce35">
            <text:p>199</text:p>
          </table:table-cell>
          <table:table-cell office:value-type="float" office:value="219" table:style-name="ce35">
            <text:p>219</text:p>
          </table:table-cell>
          <table:table-cell office:value-type="percentage" office:value="1.6263664448669202E-3" table:formula="msoxl:=C34/$C$129" table:style-name="ce6">
            <text:p>0.2%</text:p>
          </table:table-cell>
          <table:table-cell office:value-type="percentage" office:value="0.10050251256281408" table:formula="msoxl:=(C34-B34)/B34" table:style-name="ce6">
            <text:p>10.1%</text:p>
          </table:table-cell>
          <table:table-cell table:style-name="ce35"/>
          <table:table-cell office:value-type="float" office:value="536" table:style-name="ce35">
            <text:p>536</text:p>
          </table:table-cell>
          <table:table-cell office:value-type="float" office:value="617" table:style-name="ce35">
            <text:p>617</text:p>
          </table:table-cell>
          <table:table-cell office:value-type="percentage" office:value="1.6010628773980263E-3" table:formula="msoxl:=H34/$H$129" table:style-name="ce6">
            <text:p>0.2%</text:p>
          </table:table-cell>
          <table:table-cell office:value-type="percentage" office:value="0.15111940298507462" table:formula="msoxl:=(H34-G34)/G34" table:style-name="ce6">
            <text:p>15.1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AL DOMESTIC</text:p>
          </table:table-cell>
          <table:table-cell office:value-type="float" office:value="92726" table:formula="msoxl:=SUM(B31:B34)" table:style-name="ce38">
            <text:p>92,726</text:p>
          </table:table-cell>
          <table:table-cell office:value-type="float" office:value="98915" table:formula="msoxl:=SUM(C31:C34)" table:style-name="ce38">
            <text:p>98,915</text:p>
          </table:table-cell>
          <table:table-cell office:value-type="percentage" office:value="0.73457551093155893" table:formula="msoxl:=C35/$C$129" table:style-name="ce9">
            <text:p>73.5%</text:p>
          </table:table-cell>
          <table:table-cell office:value-type="percentage" office:value="6.6745033755365266E-2" table:formula="msoxl:=(C35-B35)/B35" table:style-name="ce9">
            <text:p>6.7%</text:p>
          </table:table-cell>
          <table:table-cell table:style-name="ce39"/>
          <table:table-cell office:value-type="float" office:value="268177" table:formula="msoxl:=SUM(G31:G34)" table:style-name="ce38">
            <text:p>268,177</text:p>
          </table:table-cell>
          <table:table-cell office:value-type="float" office:value="278941" table:formula="msoxl:=SUM(H31:H34)" table:style-name="ce38">
            <text:p>278,941</text:p>
          </table:table-cell>
          <table:table-cell office:value-type="percentage" office:value="0.7238283307686918" table:formula="msoxl:=H35/$H$129" table:style-name="ce9">
            <text:p>72.4%</text:p>
          </table:table-cell>
          <table:table-cell office:value-type="percentage" office:value="4.0137670270008238E-2" table:formula="msoxl:=(H35-G35)/G35" table:style-name="ce9">
            <text:p>4.0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4">
            <text:p>Overseas</text:p>
          </table:table-cell>
          <table:table-cell office:value-type="float" office:value="32562" table:style-name="ce34">
            <text:p>32,562</text:p>
          </table:table-cell>
          <table:table-cell office:value-type="float" office:value="35742" table:style-name="ce34">
            <text:p>35,742</text:p>
          </table:table-cell>
          <table:table-cell office:value-type="percentage" office:value="0.26543191539923955" table:formula="msoxl:=C36/$C$129" table:style-name="ce6">
            <text:p>26.5%</text:p>
          </table:table-cell>
          <table:table-cell office:value-type="percentage" office:value="9.7659848903629998E-2" table:formula="msoxl:=(C36-B36)/B36" table:style-name="ce6">
            <text:p>9.8%</text:p>
          </table:table-cell>
          <table:table-cell table:style-name="ce34"/>
          <table:table-cell office:value-type="float" office:value="97917" table:style-name="ce34">
            <text:p>97,917</text:p>
          </table:table-cell>
          <table:table-cell office:value-type="float" office:value="106429" table:style-name="ce34">
            <text:p>106,429</text:p>
          </table:table-cell>
          <table:table-cell office:value-type="percentage" office:value="0.27617426414683072" table:formula="msoxl:=H36/$H$129" table:style-name="ce6">
            <text:p>27.6%</text:p>
          </table:table-cell>
          <table:table-cell office:value-type="percentage" office:value="8.6930767895258235E-2" table:formula="msoxl:=(H36-G36)/G36" table:style-name="ce6">
            <text:p>8.7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tal EFTSL</text:p>
          </table:table-cell>
          <table:table-cell office:value-type="float" office:value="125289" table:style-name="ce38">
            <text:p>125,289</text:p>
          </table:table-cell>
          <table:table-cell office:value-type="float" office:value="134656" table:style-name="ce38">
            <text:p>134,656</text:p>
          </table:table-cell>
          <table:table-cell office:value-type="percentage" office:value="1" table:formula="msoxl:=C37/$C$129" table:style-name="ce9">
            <text:p>100.0%</text:p>
          </table:table-cell>
          <table:table-cell office:value-type="percentage" office:value="7.4763147602742455E-2" table:formula="msoxl:=(C37-B37)/B37" table:style-name="ce9">
            <text:p>7.5%</text:p>
          </table:table-cell>
          <table:table-cell table:style-name="ce38"/>
          <table:table-cell office:value-type="float" office:value="366093" table:style-name="ce38">
            <text:p>366,093</text:p>
          </table:table-cell>
          <table:table-cell office:value-type="float" office:value="385369" table:style-name="ce38">
            <text:p>385,369</text:p>
          </table:table-cell>
          <table:table-cell office:value-type="percentage" office:value="1" table:formula="msoxl:=H37/$H$129" table:style-name="ce9">
            <text:p>100.0%</text:p>
          </table:table-cell>
          <table:table-cell office:value-type="percentage" office:value="5.2653287552616411E-2" table:formula="msoxl:=(H37-G37)/G37" table:style-name="ce9">
            <text:p>5.3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20">
            <text:p>Broad Discipline Group</text:p>
          </table:table-cell>
          <table:table-cell table:number-columns-repeated="2" table:style-name="ce36"/>
          <table:table-cell table:number-columns-repeated="2" table:style-name="ce37"/>
          <table:table-cell table:number-columns-repeated="3" table:style-name="ce36"/>
          <table:table-cell table:number-columns-repeated="2" table:style-name="ce37"/>
          <table:table-cell table:number-columns-repeated="16374"/>
        </table:table-row>
        <table:table-row table:style-name="ro1">
          <table:table-cell office:value-type="string" table:style-name="ce4">
            <text:p>Natural and Physical Sciences</text:p>
          </table:table-cell>
          <table:table-cell office:value-type="float" office:value="18668" table:style-name="ce34">
            <text:p>18,668</text:p>
          </table:table-cell>
          <table:table-cell office:value-type="float" office:value="20136" table:style-name="ce34">
            <text:p>20,136</text:p>
          </table:table-cell>
          <table:table-cell office:value-type="percentage" office:value="0.14953659695817489" table:formula="msoxl:=C39/$C$129" table:style-name="ce6">
            <text:p>15.0%</text:p>
          </table:table-cell>
          <table:table-cell office:value-type="percentage" office:value="7.8637240197128783E-2" table:formula="msoxl:=(C39-B39)/B39" table:style-name="ce6">
            <text:p>7.9%</text:p>
          </table:table-cell>
          <table:table-cell table:style-name="ce34"/>
          <table:table-cell office:value-type="float" office:value="45538" table:style-name="ce34">
            <text:p>45,538</text:p>
          </table:table-cell>
          <table:table-cell office:value-type="float" office:value="48006" table:style-name="ce34">
            <text:p>48,006</text:p>
          </table:table-cell>
          <table:table-cell office:value-type="percentage" office:value="0.12457151457434303" table:formula="msoxl:=H39/$H$129" table:style-name="ce6">
            <text:p>12.5%</text:p>
          </table:table-cell>
          <table:table-cell office:value-type="percentage" office:value="5.4196495234749002E-2" table:formula="msoxl:=(H39-G39)/G39" table:style-name="ce6">
            <text:p>5.4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Information Technology</text:p>
          </table:table-cell>
          <table:table-cell office:value-type="float" office:value="6147" table:style-name="ce34">
            <text:p>6,147</text:p>
          </table:table-cell>
          <table:table-cell office:value-type="float" office:value="6551" table:style-name="ce34">
            <text:p>6,551</text:p>
          </table:table-cell>
          <table:table-cell office:value-type="percentage" office:value="4.8649893060836502E-2" table:formula="msoxl:=C40/$C$129" table:style-name="ce6">
            <text:p>4.9%</text:p>
          </table:table-cell>
          <table:table-cell office:value-type="percentage" office:value="6.5723116967626491E-2" table:formula="msoxl:=(C40-B40)/B40" table:style-name="ce6">
            <text:p>6.6%</text:p>
          </table:table-cell>
          <table:table-cell table:style-name="ce34"/>
          <table:table-cell office:value-type="float" office:value="18001" table:style-name="ce34">
            <text:p>18,001</text:p>
          </table:table-cell>
          <table:table-cell office:value-type="float" office:value="18987" table:style-name="ce34">
            <text:p>18,987</text:p>
          </table:table-cell>
          <table:table-cell office:value-type="percentage" office:value="4.9269661026185289E-2" table:formula="msoxl:=H40/$H$129" table:style-name="ce6">
            <text:p>4.9%</text:p>
          </table:table-cell>
          <table:table-cell office:value-type="percentage" office:value="5.4774734736959055E-2" table:formula="msoxl:=(H40-G40)/G40" table:style-name="ce6">
            <text:p>5.5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Engineering and Related Technologies</text:p>
          </table:table-cell>
          <table:table-cell office:value-type="float" office:value="5377" table:style-name="ce34">
            <text:p>5,377</text:p>
          </table:table-cell>
          <table:table-cell office:value-type="float" office:value="6230" table:style-name="ce34">
            <text:p>6,230</text:p>
          </table:table-cell>
          <table:table-cell office:value-type="percentage" office:value="4.6266040874524718E-2" table:formula="msoxl:=C41/$C$129" table:style-name="ce6">
            <text:p>4.6%</text:p>
          </table:table-cell>
          <table:table-cell office:value-type="percentage" office:value="0.15863864608517761" table:formula="msoxl:=(C41-B41)/B41" table:style-name="ce6">
            <text:p>15.9%</text:p>
          </table:table-cell>
          <table:table-cell table:style-name="ce34"/>
          <table:table-cell office:value-type="float" office:value="22070" table:style-name="ce34">
            <text:p>22,070</text:p>
          </table:table-cell>
          <table:table-cell office:value-type="float" office:value="23867" table:style-name="ce34">
            <text:p>23,867</text:p>
          </table:table-cell>
          <table:table-cell office:value-type="percentage" office:value="6.1932848776108093E-2" table:formula="msoxl:=H41/$H$129" table:style-name="ce6">
            <text:p>6.2%</text:p>
          </table:table-cell>
          <table:table-cell office:value-type="percentage" office:value="8.1422745808790206E-2" table:formula="msoxl:=(H41-G41)/G41" table:style-name="ce6">
            <text:p>8.1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rchitecture and Building</text:p>
          </table:table-cell>
          <table:table-cell office:value-type="float" office:value="3258" table:style-name="ce34">
            <text:p>3,258</text:p>
          </table:table-cell>
          <table:table-cell office:value-type="float" office:value="3186" table:style-name="ce34">
            <text:p>3,186</text:p>
          </table:table-cell>
          <table:table-cell office:value-type="percentage" office:value="2.3660289923954372E-2" table:formula="msoxl:=C42/$C$129" table:style-name="ce6">
            <text:p>2.4%</text:p>
          </table:table-cell>
          <table:table-cell office:value-type="percentage" office:value="-2.2099447513812154E-2" table:formula="msoxl:=(C42-B42)/B42" table:style-name="ce6">
            <text:p>-2.2%</text:p>
          </table:table-cell>
          <table:table-cell table:style-name="ce34"/>
          <table:table-cell office:value-type="float" office:value="8178" table:style-name="ce34">
            <text:p>8,178</text:p>
          </table:table-cell>
          <table:table-cell office:value-type="float" office:value="8875" table:style-name="ce34">
            <text:p>8,875</text:p>
          </table:table-cell>
          <table:table-cell office:value-type="percentage" office:value="2.3029875262410831E-2" table:formula="msoxl:=H42/$H$129" table:style-name="ce6">
            <text:p>2.3%</text:p>
          </table:table-cell>
          <table:table-cell office:value-type="percentage" office:value="8.522866226461237E-2" table:formula="msoxl:=(H42-G42)/G42" table:style-name="ce6">
            <text:p>8.5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griculture, Environmental and Related Studies</text:p>
          </table:table-cell>
          <table:table-cell office:value-type="float" office:value="1520" table:style-name="ce34">
            <text:p>1,520</text:p>
          </table:table-cell>
          <table:table-cell office:value-type="float" office:value="1554" table:style-name="ce34">
            <text:p>1,554</text:p>
          </table:table-cell>
          <table:table-cell office:value-type="percentage" office:value="1.1540518060836502E-2" table:formula="msoxl:=C43/$C$129" table:style-name="ce6">
            <text:p>1.2%</text:p>
          </table:table-cell>
          <table:table-cell office:value-type="percentage" office:value="2.2368421052631579E-2" table:formula="msoxl:=(C43-B43)/B43" table:style-name="ce6">
            <text:p>2.2%</text:p>
          </table:table-cell>
          <table:table-cell table:style-name="ce34"/>
          <table:table-cell office:value-type="float" office:value="4517" table:style-name="ce34">
            <text:p>4,517</text:p>
          </table:table-cell>
          <table:table-cell office:value-type="float" office:value="4674" table:style-name="ce34">
            <text:p>4,674</text:p>
          </table:table-cell>
          <table:table-cell office:value-type="percentage" office:value="1.2128635152282618E-2" table:formula="msoxl:=H43/$H$129" table:style-name="ce6">
            <text:p>1.2%</text:p>
          </table:table-cell>
          <table:table-cell office:value-type="percentage" office:value="3.4757582466238654E-2" table:formula="msoxl:=(H43-G43)/G43" table:style-name="ce6">
            <text:p>3.5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ealth</text:p>
          </table:table-cell>
          <table:table-cell office:value-type="float" office:value="12993" table:style-name="ce34">
            <text:p>12,993</text:p>
          </table:table-cell>
          <table:table-cell office:value-type="float" office:value="14305" table:style-name="ce34">
            <text:p>14,305</text:p>
          </table:table-cell>
          <table:table-cell office:value-type="percentage" office:value="0.10623366207224334" table:formula="msoxl:=C44/$C$129" table:style-name="ce6">
            <text:p>10.6%</text:p>
          </table:table-cell>
          <table:table-cell office:value-type="percentage" office:value="0.10097744939582852" table:formula="msoxl:=(C44-B44)/B44" table:style-name="ce6">
            <text:p>10.1%</text:p>
          </table:table-cell>
          <table:table-cell table:style-name="ce34"/>
          <table:table-cell office:value-type="float" office:value="41717" table:style-name="ce34">
            <text:p>41,717</text:p>
          </table:table-cell>
          <table:table-cell office:value-type="float" office:value="44891" table:style-name="ce34">
            <text:p>44,891</text:p>
          </table:table-cell>
          <table:table-cell office:value-type="percentage" office:value="0.11648835272167715" table:formula="msoxl:=H44/$H$129" table:style-name="ce6">
            <text:p>11.6%</text:p>
          </table:table-cell>
          <table:table-cell office:value-type="percentage" office:value="7.608409041877412E-2" table:formula="msoxl:=(H44-G44)/G44" table:style-name="ce6">
            <text:p>7.6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Education</text:p>
          </table:table-cell>
          <table:table-cell office:value-type="float" office:value="11204" table:style-name="ce34">
            <text:p>11,204</text:p>
          </table:table-cell>
          <table:table-cell office:value-type="float" office:value="11855" table:style-name="ce34">
            <text:p>11,855</text:p>
          </table:table-cell>
          <table:table-cell office:value-type="percentage" office:value="8.8039151615969577E-2" table:formula="msoxl:=C45/$C$129" table:style-name="ce6">
            <text:p>8.8%</text:p>
          </table:table-cell>
          <table:table-cell office:value-type="percentage" office:value="5.8104248482684757E-2" table:formula="msoxl:=(C45-B45)/B45" table:style-name="ce6">
            <text:p>5.8%</text:p>
          </table:table-cell>
          <table:table-cell table:style-name="ce34"/>
          <table:table-cell office:value-type="float" office:value="29686" table:style-name="ce34">
            <text:p>29,686</text:p>
          </table:table-cell>
          <table:table-cell office:value-type="float" office:value="30610" table:style-name="ce34">
            <text:p>30,610</text:p>
          </table:table-cell>
          <table:table-cell office:value-type="percentage" office:value="7.943036414449528E-2" table:formula="msoxl:=H45/$H$129" table:style-name="ce6">
            <text:p>7.9%</text:p>
          </table:table-cell>
          <table:table-cell office:value-type="percentage" office:value="3.1125783197466818E-2" table:formula="msoxl:=(H45-G45)/G45" table:style-name="ce6">
            <text:p>3.1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Management and Commerce</text:p>
          </table:table-cell>
          <table:table-cell office:value-type="float" office:value="22227" table:style-name="ce34">
            <text:p>22,227</text:p>
          </table:table-cell>
          <table:table-cell office:value-type="float" office:value="23748" table:style-name="ce34">
            <text:p>23,748</text:p>
          </table:table-cell>
          <table:table-cell office:value-type="percentage" office:value="0.17636050380228138" table:formula="msoxl:=C46/$C$129" table:style-name="ce6">
            <text:p>17.6%</text:p>
          </table:table-cell>
          <table:table-cell office:value-type="percentage" office:value="6.8430287488190036E-2" table:formula="msoxl:=(C46-B46)/B46" table:style-name="ce6">
            <text:p>6.8%</text:p>
          </table:table-cell>
          <table:table-cell table:style-name="ce34"/>
          <table:table-cell office:value-type="float" office:value="75506" table:style-name="ce34">
            <text:p>75,506</text:p>
          </table:table-cell>
          <table:table-cell office:value-type="float" office:value="79410" table:style-name="ce34">
            <text:p>79,410</text:p>
          </table:table-cell>
          <table:table-cell office:value-type="percentage" office:value="0.20606224164372328" table:formula="msoxl:=H46/$H$129" table:style-name="ce6">
            <text:p>20.6%</text:p>
          </table:table-cell>
          <table:table-cell office:value-type="percentage" office:value="5.1704500304611552E-2" table:formula="msoxl:=(H46-G46)/G46" table:style-name="ce6">
            <text:p>5.2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ociety and Culture</text:p>
          </table:table-cell>
          <table:table-cell office:value-type="float" office:value="32989" table:style-name="ce34">
            <text:p>32,989</text:p>
          </table:table-cell>
          <table:table-cell office:value-type="float" office:value="34998" table:style-name="ce34">
            <text:p>34,998</text:p>
          </table:table-cell>
          <table:table-cell office:value-type="percentage" office:value="0.25990672528517111" table:formula="msoxl:=C47/$C$129" table:style-name="ce6">
            <text:p>26.0%</text:p>
          </table:table-cell>
          <table:table-cell office:value-type="percentage" office:value="6.0899087574646092E-2" table:formula="msoxl:=(C47-B47)/B47" table:style-name="ce6">
            <text:p>6.1%</text:p>
          </table:table-cell>
          <table:table-cell table:style-name="ce34"/>
          <table:table-cell office:value-type="float" office:value="93741" table:style-name="ce34">
            <text:p>93,741</text:p>
          </table:table-cell>
          <table:table-cell office:value-type="float" office:value="97359" table:style-name="ce34">
            <text:p>97,359</text:p>
          </table:table-cell>
          <table:table-cell office:value-type="percentage" office:value="0.25263838035752745" table:formula="msoxl:=H47/$H$129" table:style-name="ce6">
            <text:p>25.3%</text:p>
          </table:table-cell>
          <table:table-cell office:value-type="percentage" office:value="3.8595705187698018E-2" table:formula="msoxl:=(H47-G47)/G47" table:style-name="ce6">
            <text:p>3.9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reative Arts</text:p>
          </table:table-cell>
          <table:table-cell office:value-type="float" office:value="10404" table:style-name="ce34">
            <text:p>10,404</text:p>
          </table:table-cell>
          <table:table-cell office:value-type="float" office:value="11484" table:style-name="ce34">
            <text:p>11,484</text:p>
          </table:table-cell>
          <table:table-cell office:value-type="percentage" office:value="8.5283982889733836E-2" table:formula="msoxl:=C48/$C$129" table:style-name="ce6">
            <text:p>8.5%</text:p>
          </table:table-cell>
          <table:table-cell office:value-type="percentage" office:value="0.10380622837370242" table:formula="msoxl:=(C48-B48)/B48" table:style-name="ce6">
            <text:p>10.4%</text:p>
          </table:table-cell>
          <table:table-cell table:style-name="ce34"/>
          <table:table-cell office:value-type="float" office:value="26523" table:style-name="ce34">
            <text:p>26,523</text:p>
          </table:table-cell>
          <table:table-cell office:value-type="float" office:value="27964" table:style-name="ce34">
            <text:p>27,964</text:p>
          </table:table-cell>
          <table:table-cell office:value-type="percentage" office:value="7.2564217671893694E-2" table:formula="msoxl:=H48/$H$129" table:style-name="ce6">
            <text:p>7.3%</text:p>
          </table:table-cell>
          <table:table-cell office:value-type="percentage" office:value="5.433020397390944E-2" table:formula="msoxl:=(H48-G48)/G48" table:style-name="ce6">
            <text:p>5.4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ood, Hospitality and Personal Services</text:p>
          </table:table-cell>
          <table:table-cell office:value-type="float" office:value="48" table:style-name="ce35">
            <text:p>48</text:p>
          </table:table-cell>
          <table:table-cell office:value-type="float" office:value="51" table:style-name="ce35">
            <text:p>51</text:p>
          </table:table-cell>
          <table:table-cell office:value-type="percentage" office:value="3.7874287072243345E-4" table:formula="msoxl:=C49/$C$129" table:style-name="ce6">
            <text:p>0.0%</text:p>
          </table:table-cell>
          <table:table-cell office:value-type="percentage" office:value="6.25E-2" table:formula="msoxl:=(C49-B49)/B49" table:style-name="ce6">
            <text:p>6.3%</text:p>
          </table:table-cell>
          <table:table-cell table:style-name="ce35"/>
          <table:table-cell office:value-type="float" office:value="115" table:style-name="ce35">
            <text:p>115</text:p>
          </table:table-cell>
          <table:table-cell office:value-type="float" office:value="98" table:style-name="ce35">
            <text:p>98</text:p>
          </table:table-cell>
          <table:table-cell office:value-type="percentage" office:value="2.5430172120746611E-4" table:formula="msoxl:=H49/$H$129" table:style-name="ce6">
            <text:p>0.0%</text:p>
          </table:table-cell>
          <table:table-cell office:value-type="percentage" office:value="-0.14782608695652175" table:formula="msoxl:=(H49-G49)/G49" table:style-name="ce6">
            <text:p>-14.8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Mixed Field Programmes</text:p>
          </table:table-cell>
          <table:table-cell office:value-type="float" office:value="454" table:style-name="ce35">
            <text:p>454</text:p>
          </table:table-cell>
          <table:table-cell office:value-type="float" office:value="558" table:style-name="ce35">
            <text:p>558</text:p>
          </table:table-cell>
          <table:table-cell office:value-type="percentage" office:value="4.1438925855513311E-3" table:formula="msoxl:=C50/$C$129" table:style-name="ce6">
            <text:p>0.4%</text:p>
          </table:table-cell>
          <table:table-cell office:value-type="percentage" office:value="0.22907488986784141" table:formula="msoxl:=(C50-B50)/B50" table:style-name="ce6">
            <text:p>22.9%</text:p>
          </table:table-cell>
          <table:table-cell table:style-name="ce35"/>
          <table:table-cell office:value-type="float" office:value="500" table:style-name="ce35">
            <text:p>500</text:p>
          </table:table-cell>
          <table:table-cell office:value-type="float" office:value="626" table:style-name="ce35">
            <text:p>626</text:p>
          </table:table-cell>
          <table:table-cell office:value-type="percentage" office:value="1.6244171171007529E-3" table:formula="msoxl:=H50/$H$129" table:style-name="ce6">
            <text:p>0.2%</text:p>
          </table:table-cell>
          <table:table-cell office:value-type="percentage" office:value="0.252" table:formula="msoxl:=(H50-G50)/G50" table:style-name="ce6">
            <text:p>25.2%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tal EFTSL</text:p>
          </table:table-cell>
          <table:table-cell office:value-type="float" office:value="125289" table:style-name="ce38">
            <text:p>125,289</text:p>
          </table:table-cell>
          <table:table-cell office:value-type="float" office:value="134656" table:style-name="ce38">
            <text:p>134,656</text:p>
          </table:table-cell>
          <table:table-cell office:value-type="percentage" office:value="1" table:formula="msoxl:=C51/$C$129" table:style-name="ce9">
            <text:p>100.0%</text:p>
          </table:table-cell>
          <table:table-cell office:value-type="percentage" office:value="7.4763147602742455E-2" table:formula="msoxl:=(C51-B51)/B51" table:style-name="ce9">
            <text:p>7.5%</text:p>
          </table:table-cell>
          <table:table-cell table:style-name="ce38"/>
          <table:table-cell office:value-type="float" office:value="366093" table:style-name="ce38">
            <text:p>366,093</text:p>
          </table:table-cell>
          <table:table-cell office:value-type="float" office:value="385369" table:style-name="ce38">
            <text:p>385,369</text:p>
          </table:table-cell>
          <table:table-cell office:value-type="percentage" office:value="1" table:formula="msoxl:=H51/$H$129" table:style-name="ce9">
            <text:p>100.0%</text:p>
          </table:table-cell>
          <table:table-cell office:value-type="percentage" office:value="5.2653287552616411E-2" table:formula="msoxl:=(H51-G51)/G51" table:style-name="ce9">
            <text:p>5.3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20">
            <text:p>State</text:p>
          </table:table-cell>
          <table:table-cell table:number-columns-repeated="2" table:style-name="ce36"/>
          <table:table-cell table:number-columns-repeated="2" table:style-name="ce37"/>
          <table:table-cell table:number-columns-repeated="3" table:style-name="ce36"/>
          <table:table-cell table:number-columns-repeated="2" table:style-name="ce37"/>
          <table:table-cell table:number-columns-repeated="16374"/>
        </table:table-row>
        <table:table-row table:style-name="ro1">
          <table:table-cell office:value-type="string" table:style-name="ce4">
            <text:p>New South Wales</text:p>
          </table:table-cell>
          <table:table-cell office:value-type="float" office:value="39341" table:style-name="ce34">
            <text:p>39,341</text:p>
          </table:table-cell>
          <table:table-cell office:value-type="float" office:value="41566" table:style-name="ce34">
            <text:p>41,566</text:p>
          </table:table-cell>
          <table:table-cell office:value-type="percentage" office:value="0.30868286596958178" table:formula="msoxl:=C53/$C$129" table:style-name="ce6">
            <text:p>30.9%</text:p>
          </table:table-cell>
          <table:table-cell office:value-type="percentage" office:value="5.6556772832414018E-2" table:formula="msoxl:=(C53-B53)/B53" table:style-name="ce6">
            <text:p>5.7%</text:p>
          </table:table-cell>
          <table:table-cell table:style-name="ce34"/>
          <table:table-cell office:value-type="float" office:value="110699" table:style-name="ce34">
            <text:p>110,699</text:p>
          </table:table-cell>
          <table:table-cell office:value-type="float" office:value="116733" table:style-name="ce34">
            <text:p>116,733</text:p>
          </table:table-cell>
          <table:table-cell office:value-type="percentage" office:value="0.30291227369092999" table:formula="msoxl:=H53/$H$129" table:style-name="ce6">
            <text:p>30.3%</text:p>
          </table:table-cell>
          <table:table-cell office:value-type="percentage" office:value="5.4508170805517668E-2" table:formula="msoxl:=(H53-G53)/G53" table:style-name="ce6">
            <text:p>5.5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Victoria</text:p>
          </table:table-cell>
          <table:table-cell office:value-type="float" office:value="32962" table:style-name="ce34">
            <text:p>32,962</text:p>
          </table:table-cell>
          <table:table-cell office:value-type="float" office:value="34772" table:style-name="ce34">
            <text:p>34,772</text:p>
          </table:table-cell>
          <table:table-cell office:value-type="percentage" office:value="0.25822837452471481" table:formula="msoxl:=C54/$C$129" table:style-name="ce6">
            <text:p>25.8%</text:p>
          </table:table-cell>
          <table:table-cell office:value-type="percentage" office:value="5.4911716522055704E-2" table:formula="msoxl:=(C54-B54)/B54" table:style-name="ce6">
            <text:p>5.5%</text:p>
          </table:table-cell>
          <table:table-cell table:style-name="ce34"/>
          <table:table-cell office:value-type="float" office:value="103040" table:style-name="ce34">
            <text:p>103,040</text:p>
          </table:table-cell>
          <table:table-cell office:value-type="float" office:value="106979" table:style-name="ce34">
            <text:p>106,979</text:p>
          </table:table-cell>
          <table:table-cell office:value-type="percentage" office:value="0.27760146768421956" table:formula="msoxl:=H54/$H$129" table:style-name="ce6">
            <text:p>27.8%</text:p>
          </table:table-cell>
          <table:table-cell office:value-type="percentage" office:value="3.8227872670807454E-2" table:formula="msoxl:=(H54-G54)/G54" table:style-name="ce6">
            <text:p>3.8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Queensland</text:p>
          </table:table-cell>
          <table:table-cell office:value-type="float" office:value="22390" table:style-name="ce34">
            <text:p>22,390</text:p>
          </table:table-cell>
          <table:table-cell office:value-type="float" office:value="24554" table:style-name="ce34">
            <text:p>24,554</text:p>
          </table:table-cell>
          <table:table-cell office:value-type="percentage" office:value="0.18234612642585551" table:formula="msoxl:=C55/$C$129" table:style-name="ce6">
            <text:p>18.2%</text:p>
          </table:table-cell>
          <table:table-cell office:value-type="percentage" office:value="9.6650290308173292E-2" table:formula="msoxl:=(C55-B55)/B55" table:style-name="ce6">
            <text:p>9.7%</text:p>
          </table:table-cell>
          <table:table-cell table:style-name="ce34"/>
          <table:table-cell office:value-type="float" office:value="62889" table:style-name="ce34">
            <text:p>62,889</text:p>
          </table:table-cell>
          <table:table-cell office:value-type="float" office:value="66262" table:style-name="ce34">
            <text:p>66,262</text:p>
          </table:table-cell>
          <table:table-cell office:value-type="percentage" office:value="0.17194429235356243" table:formula="msoxl:=H55/$H$129" table:style-name="ce6">
            <text:p>17.2%</text:p>
          </table:table-cell>
          <table:table-cell office:value-type="percentage" office:value="5.3634180858337703E-2" table:formula="msoxl:=(H55-G55)/G55" table:style-name="ce6">
            <text:p>5.4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estern Australia</text:p>
          </table:table-cell>
          <table:table-cell office:value-type="float" office:value="12281" table:style-name="ce34">
            <text:p>12,281</text:p>
          </table:table-cell>
          <table:table-cell office:value-type="float" office:value="13703" table:style-name="ce34">
            <text:p>13,703</text:p>
          </table:table-cell>
          <table:table-cell office:value-type="percentage" office:value="0.10176301093155894" table:formula="msoxl:=C56/$C$129" table:style-name="ce6">
            <text:p>10.2%</text:p>
          </table:table-cell>
          <table:table-cell office:value-type="percentage" office:value="0.11578861656216921" table:formula="msoxl:=(C56-B56)/B56" table:style-name="ce6">
            <text:p>11.6%</text:p>
          </table:table-cell>
          <table:table-cell table:style-name="ce34"/>
          <table:table-cell office:value-type="float" office:value="37601" table:style-name="ce34">
            <text:p>37,601</text:p>
          </table:table-cell>
          <table:table-cell office:value-type="float" office:value="40449" table:style-name="ce34">
            <text:p>40,449</text:p>
          </table:table-cell>
          <table:table-cell office:value-type="percentage" office:value="0.10496173797062036" table:formula="msoxl:=H56/$H$129" table:style-name="ce6">
            <text:p>10.5%</text:p>
          </table:table-cell>
          <table:table-cell office:value-type="percentage" office:value="7.5742666418446319E-2" table:formula="msoxl:=(H56-G56)/G56" table:style-name="ce6">
            <text:p>7.6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South Australia</text:p>
          </table:table-cell>
          <table:table-cell office:value-type="float" office:value="8729" table:style-name="ce34">
            <text:p>8,729</text:p>
          </table:table-cell>
          <table:table-cell office:value-type="float" office:value="9240" table:style-name="ce34">
            <text:p>9,240</text:p>
          </table:table-cell>
          <table:table-cell office:value-type="percentage" office:value="6.861929657794677E-2" table:formula="msoxl:=C57/$C$129" table:style-name="ce6">
            <text:p>6.9%</text:p>
          </table:table-cell>
          <table:table-cell office:value-type="percentage" office:value="5.8540497193263832E-2" table:formula="msoxl:=(C57-B57)/B57" table:style-name="ce6">
            <text:p>5.9%</text:p>
          </table:table-cell>
          <table:table-cell table:style-name="ce34"/>
          <table:table-cell office:value-type="float" office:value="26733" table:style-name="ce34">
            <text:p>26,733</text:p>
          </table:table-cell>
          <table:table-cell office:value-type="float" office:value="27769" table:style-name="ce34">
            <text:p>27,769</text:p>
          </table:table-cell>
          <table:table-cell office:value-type="percentage" office:value="7.2058209145001287E-2" table:formula="msoxl:=H57/$H$129" table:style-name="ce6">
            <text:p>7.2%</text:p>
          </table:table-cell>
          <table:table-cell office:value-type="percentage" office:value="3.875360041895784E-2" table:formula="msoxl:=(H57-G57)/G57" table:style-name="ce6">
            <text:p>3.9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asmania</text:p>
          </table:table-cell>
          <table:table-cell office:value-type="float" office:value="2930" table:style-name="ce34">
            <text:p>2,930</text:p>
          </table:table-cell>
          <table:table-cell office:value-type="float" office:value="2925" table:style-name="ce34">
            <text:p>2,925</text:p>
          </table:table-cell>
          <table:table-cell office:value-type="percentage" office:value="2.1722017585551329E-2" table:formula="msoxl:=C58/$C$129" table:style-name="ce6">
            <text:p>2.2%</text:p>
          </table:table-cell>
          <table:table-cell office:value-type="percentage" office:value="-1.7064846416382253E-3" table:formula="msoxl:=(C58-B58)/B58" table:style-name="ce6">
            <text:p>-0.2%</text:p>
          </table:table-cell>
          <table:table-cell table:style-name="ce34"/>
          <table:table-cell office:value-type="float" office:value="7383" table:style-name="ce34">
            <text:p>7,383</text:p>
          </table:table-cell>
          <table:table-cell office:value-type="float" office:value="7745" table:style-name="ce34">
            <text:p>7,745</text:p>
          </table:table-cell>
          <table:table-cell office:value-type="percentage" office:value="2.0097620721957397E-2" table:formula="msoxl:=H58/$H$129" table:style-name="ce6">
            <text:p>2.0%</text:p>
          </table:table-cell>
          <table:table-cell office:value-type="percentage" office:value="4.9031558986861706E-2" table:formula="msoxl:=(H58-G58)/G58" table:style-name="ce6">
            <text:p>4.9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Northern Territory</text:p>
          </table:table-cell>
          <table:table-cell office:value-type="float" office:value="769" table:style-name="ce35">
            <text:p>769</text:p>
          </table:table-cell>
          <table:table-cell office:value-type="float" office:value="937" table:style-name="ce35">
            <text:p>937</text:p>
          </table:table-cell>
          <table:table-cell office:value-type="percentage" office:value="6.9584719581749048E-3" table:formula="msoxl:=C59/$C$129" table:style-name="ce6">
            <text:p>0.7%</text:p>
          </table:table-cell>
          <table:table-cell office:value-type="percentage" office:value="0.21846553966189858" table:formula="msoxl:=(C59-B59)/B59" table:style-name="ce6">
            <text:p>21.8%</text:p>
          </table:table-cell>
          <table:table-cell table:style-name="ce35"/>
          <table:table-cell office:value-type="float" office:value="1899" table:style-name="ce34">
            <text:p>1,899</text:p>
          </table:table-cell>
          <table:table-cell office:value-type="float" office:value="2086" table:style-name="ce34">
            <text:p>2,086</text:p>
          </table:table-cell>
          <table:table-cell office:value-type="percentage" office:value="5.4129937799874926E-3" table:formula="msoxl:=H59/$H$129" table:style-name="ce6">
            <text:p>0.5%</text:p>
          </table:table-cell>
          <table:table-cell office:value-type="percentage" office:value="9.8472880463401788E-2" table:formula="msoxl:=(H59-G59)/G59" table:style-name="ce6">
            <text:p>9.8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Australian Capital Territory</text:p>
          </table:table-cell>
          <table:table-cell office:value-type="float" office:value="3572" table:style-name="ce34">
            <text:p>3,572</text:p>
          </table:table-cell>
          <table:table-cell office:value-type="float" office:value="4154" table:style-name="ce34">
            <text:p>4,154</text:p>
          </table:table-cell>
          <table:table-cell office:value-type="percentage" office:value="3.084897813688213E-2" table:formula="msoxl:=C60/$C$129" table:style-name="ce6">
            <text:p>3.1%</text:p>
          </table:table-cell>
          <table:table-cell office:value-type="percentage" office:value="0.16293393057110861" table:formula="msoxl:=(C60-B60)/B60" table:style-name="ce6">
            <text:p>16.3%</text:p>
          </table:table-cell>
          <table:table-cell table:style-name="ce34"/>
          <table:table-cell office:value-type="float" office:value="9965" table:style-name="ce34">
            <text:p>9,965</text:p>
          </table:table-cell>
          <table:table-cell office:value-type="float" office:value="10772" table:style-name="ce34">
            <text:p>10,772</text:p>
          </table:table-cell>
          <table:table-cell office:value-type="percentage" office:value="2.7952430008641067E-2" table:formula="msoxl:=H60/$H$129" table:style-name="ce6">
            <text:p>2.8%</text:p>
          </table:table-cell>
          <table:table-cell office:value-type="percentage" office:value="8.098344204716508E-2" table:formula="msoxl:=(H60-G60)/G60" table:style-name="ce6">
            <text:p>8.1%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Multi-State</text:p>
          </table:table-cell>
          <table:table-cell office:value-type="float" office:value="2316" table:style-name="ce34">
            <text:p>2,316</text:p>
          </table:table-cell>
          <table:table-cell office:value-type="float" office:value="2806" table:style-name="ce34">
            <text:p>2,806</text:p>
          </table:table-cell>
          <table:table-cell office:value-type="percentage" office:value="2.083828422053232E-2" table:formula="msoxl:=C61/$C$129" table:style-name="ce6">
            <text:p>2.1%</text:p>
          </table:table-cell>
          <table:table-cell office:value-type="percentage" office:value="0.21157167530224524" table:formula="msoxl:=(C61-B61)/B61" table:style-name="ce6">
            <text:p>21.2%</text:p>
          </table:table-cell>
          <table:table-cell table:style-name="ce34"/>
          <table:table-cell office:value-type="float" office:value="5883" table:style-name="ce34">
            <text:p>5,883</text:p>
          </table:table-cell>
          <table:table-cell office:value-type="float" office:value="6574" table:style-name="ce34">
            <text:p>6,574</text:p>
          </table:table-cell>
          <table:table-cell office:value-type="percentage" office:value="1.7058974645080431E-2" table:formula="msoxl:=H61/$H$129" table:style-name="ce6">
            <text:p>1.7%</text:p>
          </table:table-cell>
          <table:table-cell office:value-type="percentage" office:value="0.11745707972123066" table:formula="msoxl:=(H61-G61)/G61" table:style-name="ce6">
            <text:p>11.7%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Total EFTSL</text:p>
          </table:table-cell>
          <table:table-cell office:value-type="float" office:value="125289" table:style-name="ce27">
            <text:p>125,289</text:p>
          </table:table-cell>
          <table:table-cell office:value-type="float" office:value="134656" table:style-name="ce27">
            <text:p>134,656</text:p>
          </table:table-cell>
          <table:table-cell office:value-type="percentage" office:value="1" table:formula="msoxl:=C62/$C$129" table:style-name="ce28">
            <text:p>100.0%</text:p>
          </table:table-cell>
          <table:table-cell office:value-type="percentage" office:value="7.4763147602742455E-2" table:formula="msoxl:=(C62-B62)/B62" table:style-name="ce28">
            <text:p>7.5%</text:p>
          </table:table-cell>
          <table:table-cell table:style-name="ce27"/>
          <table:table-cell office:value-type="float" office:value="366093" table:style-name="ce27">
            <text:p>366,093</text:p>
          </table:table-cell>
          <table:table-cell office:value-type="float" office:value="385369" table:style-name="ce27">
            <text:p>385,369</text:p>
          </table:table-cell>
          <table:table-cell office:value-type="percentage" office:value="1" table:formula="msoxl:=H62/$H$129" table:style-name="ce28">
            <text:p>100.0%</text:p>
          </table:table-cell>
          <table:table-cell office:value-type="percentage" office:value="5.2653287552616411E-2" table:formula="msoxl:=(H62-G62)/G62" table:style-name="ce28">
            <text:p>5.3%</text:p>
          </table:table-cell>
          <table:table-cell table:number-columns-repeated="16374" table:style-name="ce11"/>
        </table:table-row>
        <table:table-row table:style-name="ro1">
          <table:table-cell table:style-name="ce15"/>
          <table:table-cell table:number-columns-repeated="16383" table:style-name="ce2"/>
        </table:table-row>
        <table:table-row table:style-name="ro1">
          <table:table-cell office:value-type="string" table:style-name="ce16">
            <text:p>(a) Includes load consumed from 1 January to 30 June of the reference year.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42">
            <text:p>(b) Table A providers</text:p>
          </table:table-cell>
          <table:table-cell table:number-columns-repeated="16383" table:style-name="ce2"/>
        </table:table-row>
        <table:table-row table:style-name="ro7">
          <table:table-cell table:style-name="ce17"/>
          <table:table-cell table:number-columns-repeated="16383" table:style-name="ce2"/>
        </table:table-row>
        <table:table-row table:style-name="ro1">
          <table:table-cell office:value-type="string" table:style-name="ce1">
            <text:p>Students, Selected Higher Education Statistics (DEEWR)</text:p>
          </table:table-cell>
          <table:table-cell table:number-columns-repeated="2" table:style-name="ce1"/>
          <table:table-cell table:number-columns-repeated="16381" table:style-name="ce2"/>
        </table:table-row>
        <table:table-row table:style-name="ro1">
          <table:table-cell office:value-type="string" table:style-name="ce14">
            <text:p>Table (ii): Summary of 2009 first half year student load (EFTSL) (a)</text:p>
          </table:table-cell>
          <table:table-cell table:number-columns-repeated="16383" table:style-name="ce2"/>
        </table:table-row>
        <table:table-row table:style-name="ro2">
          <table:table-cell table:style-name="ce15"/>
          <table:table-cell table:number-columns-repeated="16383" table:style-name="ce2"/>
        </table:table-row>
        <table:table-row table:style-name="ro2">
          <table:table-cell office:value-type="string" table:number-columns-spanned="1" table:number-rows-spanned="2" table:style-name="ce55">
            <text:p>Public Universities (b)</text:p>
          </table:table-cell>
          <table:table-cell office:value-type="string" table:number-columns-spanned="4" table:number-rows-spanned="1" table:style-name="ce53">
            <text:p>Commencing Students</text:p>
          </table:table-cell>
          <table:covered-table-cell table:number-columns-repeated="3"/>
          <table:table-cell table:style-name="ce19"/>
          <table:table-cell office:value-type="string" table:number-columns-spanned="4" table:number-rows-spanned="1" table:style-name="ce53">
            <text:p>All Students</text:p>
          </table:table-cell>
          <table:covered-table-cell table:number-columns-repeated="3"/>
          <table:table-cell table:number-columns-repeated="16374"/>
        </table:table-row>
        <table:table-row table:style-name="ro3">
          <table:covered-table-cell/>
          <table:table-cell office:value-type="float" office:value="2008" table:style-name="ce3">
            <text:p>2008</text:p>
          </table:table-cell>
          <table:table-cell office:value-type="float" office:value="2009" table:number-columns-spanned="2" table:number-rows-spanned="1" table:style-name="ce53">
            <text:p>2009</text:p>
          </table:table-cell>
          <table:covered-table-cell/>
          <table:table-cell office:value-type="string" table:number-columns-spanned="1" table:number-rows-spanned="2" table:style-name="ce65">
            <text:p>% change from 2008</text:p>
          </table:table-cell>
          <table:table-cell table:style-name="ce3"/>
          <table:table-cell office:value-type="float" office:value="2008" table:style-name="ce3">
            <text:p>2008</text:p>
          </table:table-cell>
          <table:table-cell office:value-type="float" office:value="2009" table:number-columns-spanned="2" table:number-rows-spanned="1" table:style-name="ce53">
            <text:p>2009</text:p>
          </table:table-cell>
          <table:covered-table-cell/>
          <table:table-cell office:value-type="string" table:number-columns-spanned="1" table:number-rows-spanned="2" table:style-name="ce65">
            <text:p>% change from 2008</text:p>
          </table:table-cell>
          <table:table-cell table:number-columns-repeated="16374"/>
        </table:table-row>
        <table:table-row table:style-name="ro1">
          <table:table-cell table:style-name="ce12"/>
          <table:table-cell office:value-type="string" table:style-name="ce3">
            <text:p>EFTSL</text:p>
          </table:table-cell>
          <table:table-cell office:value-type="string" table:style-name="ce3">
            <text:p>EFTSL</text:p>
          </table:table-cell>
          <table:table-cell office:value-type="string" table:style-name="ce3">
            <text:p>% of total</text:p>
          </table:table-cell>
          <table:covered-table-cell/>
          <table:table-cell table:style-name="ce3"/>
          <table:table-cell office:value-type="string" table:style-name="ce3">
            <text:p>EFTSL</text:p>
          </table:table-cell>
          <table:table-cell office:value-type="string" table:style-name="ce3">
            <text:p>EFTSL</text:p>
          </table:table-cell>
          <table:table-cell office:value-type="string" table:style-name="ce3">
            <text:p>% of total</text:p>
          </table:table-cell>
          <table:covered-table-cell/>
          <table:table-cell table:number-columns-repeated="16374"/>
        </table:table-row>
        <table:table-row table:style-name="ro1">
          <table:table-cell office:value-type="string" table:style-name="ce20">
            <text:p>New South Wales</text:p>
          </table:table-cell>
          <table:table-cell table:number-columns-repeated="9" table:style-name="ce21"/>
          <table:table-cell table:number-columns-repeated="16374"/>
        </table:table-row>
        <table:table-row table:style-name="ro1">
          <table:table-cell office:value-type="string" table:style-name="ce12">
            <text:p>Charles Sturt University</text:p>
          </table:table-cell>
          <table:table-cell office:value-type="float" office:value="3088" table:style-name="ce7">
            <text:p>3,088</text:p>
          </table:table-cell>
          <table:table-cell office:value-type="float" office:value="3578" table:style-name="ce7">
            <text:p>3,578</text:p>
          </table:table-cell>
          <table:table-cell office:value-type="percentage" office:value="2.6571411596958174E-2" table:formula="msoxl:=C74/$C$129" table:style-name="ce6">
            <text:p>2.7%</text:p>
          </table:table-cell>
          <table:table-cell office:value-type="percentage" office:value="0.15867875647668395" table:formula="msoxl:=(C74-B74)/B74" table:style-name="ce6">
            <text:p>15.9%</text:p>
          </table:table-cell>
          <table:table-cell table:style-name="ce7"/>
          <table:table-cell office:value-type="float" office:value="9136" table:style-name="ce7">
            <text:p>9,136</text:p>
          </table:table-cell>
          <table:table-cell office:value-type="float" office:value="9785" table:style-name="ce7">
            <text:p>9,785</text:p>
          </table:table-cell>
          <table:table-cell office:value-type="percentage" office:value="2.5391248387908731E-2" table:formula="msoxl:=H74/$H$129" table:style-name="ce6">
            <text:p>2.5%</text:p>
          </table:table-cell>
          <table:table-cell office:value-type="percentage" office:value="7.1037653239929943E-2" table:formula="msoxl:=(H74-G74)/G74" table:style-name="ce6">
            <text:p>7.1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Macquarie University</text:p>
          </table:table-cell>
          <table:table-cell office:value-type="float" office:value="3949" table:style-name="ce7">
            <text:p>3,949</text:p>
          </table:table-cell>
          <table:table-cell office:value-type="float" office:value="4443" table:style-name="ce7">
            <text:p>4,443</text:p>
          </table:table-cell>
          <table:table-cell office:value-type="percentage" office:value="3.2995187737642588E-2" table:formula="msoxl:=C75/$C$129" table:style-name="ce6">
            <text:p>3.3%</text:p>
          </table:table-cell>
          <table:table-cell office:value-type="percentage" office:value="0.12509496074955684" table:formula="msoxl:=(C75-B75)/B75" table:style-name="ce6">
            <text:p>12.5%</text:p>
          </table:table-cell>
          <table:table-cell table:style-name="ce7"/>
          <table:table-cell office:value-type="float" office:value="11740" table:style-name="ce7">
            <text:p>11,740</text:p>
          </table:table-cell>
          <table:table-cell office:value-type="float" office:value="12758" table:style-name="ce7">
            <text:p>12,758</text:p>
          </table:table-cell>
          <table:table-cell office:value-type="percentage" office:value="3.3105932236376041E-2" table:formula="msoxl:=H75/$H$129" table:style-name="ce6">
            <text:p>3.3%</text:p>
          </table:table-cell>
          <table:table-cell office:value-type="percentage" office:value="8.6712095400340722E-2" table:formula="msoxl:=(H75-G75)/G75" table:style-name="ce6">
            <text:p>8.7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Southern Cross University</text:p>
          </table:table-cell>
          <table:table-cell office:value-type="float" office:value="1786" table:style-name="ce7">
            <text:p>1,786</text:p>
          </table:table-cell>
          <table:table-cell office:value-type="float" office:value="1763" table:style-name="ce7">
            <text:p>1,763</text:p>
          </table:table-cell>
          <table:table-cell office:value-type="percentage" office:value="1.3092621197718632E-2" table:formula="msoxl:=C76/$C$129" table:style-name="ce6">
            <text:p>1.3%</text:p>
          </table:table-cell>
          <table:table-cell office:value-type="percentage" office:value="-1.2877939529675251E-2" table:formula="msoxl:=(C76-B76)/B76" table:style-name="ce6">
            <text:p>-1.3%</text:p>
          </table:table-cell>
          <table:table-cell table:style-name="ce7"/>
          <table:table-cell office:value-type="float" office:value="4893" table:style-name="ce7">
            <text:p>4,893</text:p>
          </table:table-cell>
          <table:table-cell office:value-type="float" office:value="4948" table:style-name="ce7">
            <text:p>4,948</text:p>
          </table:table-cell>
          <table:table-cell office:value-type="percentage" office:value="1.2839642005454512E-2" table:formula="msoxl:=H76/$H$129" table:style-name="ce6">
            <text:p>1.3%</text:p>
          </table:table-cell>
          <table:table-cell office:value-type="percentage" office:value="1.1240547721234416E-2" table:formula="msoxl:=(H76-G76)/G76" table:style-name="ce6">
            <text:p>1.1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The University of New England</text:p>
          </table:table-cell>
          <table:table-cell office:value-type="float" office:value="1713" table:style-name="ce7">
            <text:p>1,713</text:p>
          </table:table-cell>
          <table:table-cell office:value-type="float" office:value="1556" table:style-name="ce7">
            <text:p>1,556</text:p>
          </table:table-cell>
          <table:table-cell office:value-type="percentage" office:value="1.1555370722433461E-2" table:formula="msoxl:=C77/$C$129" table:style-name="ce6">
            <text:p>1.2%</text:p>
          </table:table-cell>
          <table:table-cell office:value-type="percentage" office:value="-9.1652072387624045E-2" table:formula="msoxl:=(C77-B77)/B77" table:style-name="ce6">
            <text:p>-9.2%</text:p>
          </table:table-cell>
          <table:table-cell table:style-name="ce7"/>
          <table:table-cell office:value-type="float" office:value="4720" table:style-name="ce7">
            <text:p>4,720</text:p>
          </table:table-cell>
          <table:table-cell office:value-type="float" office:value="4570" table:style-name="ce7">
            <text:p>4,570</text:p>
          </table:table-cell>
          <table:table-cell office:value-type="percentage" office:value="1.185876393794E-2" table:formula="msoxl:=H77/$H$129" table:style-name="ce6">
            <text:p>1.2%</text:p>
          </table:table-cell>
          <table:table-cell office:value-type="percentage" office:value="-3.1779661016949151E-2" table:formula="msoxl:=(H77-G77)/G77" table:style-name="ce6">
            <text:p>-3.2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The University of New South Wales</text:p>
          </table:table-cell>
          <table:table-cell office:value-type="float" office:value="5365" table:style-name="ce7">
            <text:p>5,365</text:p>
          </table:table-cell>
          <table:table-cell office:value-type="float" office:value="5800" table:style-name="ce7">
            <text:p>5,800</text:p>
          </table:table-cell>
          <table:table-cell office:value-type="percentage" office:value="4.3072718631178709E-2" table:formula="msoxl:=C78/$C$129" table:style-name="ce6">
            <text:p>4.3%</text:p>
          </table:table-cell>
          <table:table-cell office:value-type="percentage" office:value="8.1081081081081086E-2" table:formula="msoxl:=(C78-B78)/B78" table:style-name="ce6">
            <text:p>8.1%</text:p>
          </table:table-cell>
          <table:table-cell table:style-name="ce7"/>
          <table:table-cell office:value-type="float" office:value="16871" table:style-name="ce7">
            <text:p>16,871</text:p>
          </table:table-cell>
          <table:table-cell office:value-type="float" office:value="17318" table:style-name="ce7">
            <text:p>17,318</text:p>
          </table:table-cell>
          <table:table-cell office:value-type="percentage" office:value="4.4938747019090793E-2" table:formula="msoxl:=H78/$H$129" table:style-name="ce6">
            <text:p>4.5%</text:p>
          </table:table-cell>
          <table:table-cell office:value-type="percentage" office:value="2.6495169225297849E-2" table:formula="msoxl:=(H78-G78)/G78" table:style-name="ce6">
            <text:p>2.6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The University of Newcastle</text:p>
          </table:table-cell>
          <table:table-cell office:value-type="float" office:value="4236" table:style-name="ce7">
            <text:p>4,236</text:p>
          </table:table-cell>
          <table:table-cell office:value-type="float" office:value="4302" table:style-name="ce7">
            <text:p>4,302</text:p>
          </table:table-cell>
          <table:table-cell office:value-type="percentage" office:value="3.1948075095057031E-2" table:formula="msoxl:=C79/$C$129" table:style-name="ce6">
            <text:p>3.2%</text:p>
          </table:table-cell>
          <table:table-cell office:value-type="percentage" office:value="1.5580736543909348E-2" table:formula="msoxl:=(C79-B79)/B79" table:style-name="ce6">
            <text:p>1.6%</text:p>
          </table:table-cell>
          <table:table-cell table:style-name="ce7"/>
          <table:table-cell office:value-type="float" office:value="10581" table:style-name="ce7">
            <text:p>10,581</text:p>
          </table:table-cell>
          <table:table-cell office:value-type="float" office:value="11616" table:style-name="ce7">
            <text:p>11,616</text:p>
          </table:table-cell>
          <table:table-cell office:value-type="percentage" office:value="3.0142538709652306E-2" table:formula="msoxl:=H79/$H$129" table:style-name="ce6">
            <text:p>3.0%</text:p>
          </table:table-cell>
          <table:table-cell office:value-type="percentage" office:value="9.7816841508364047E-2" table:formula="msoxl:=(H79-G79)/G79" table:style-name="ce6">
            <text:p>9.8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The University of Sydney</text:p>
          </table:table-cell>
          <table:table-cell office:value-type="float" office:value="6814" table:style-name="ce7">
            <text:p>6,814</text:p>
          </table:table-cell>
          <table:table-cell office:value-type="float" office:value="7291" table:style-name="ce7">
            <text:p>7,291</text:p>
          </table:table-cell>
          <table:table-cell office:value-type="percentage" office:value="5.414537785171103E-2" table:formula="msoxl:=C80/$C$129" table:style-name="ce6">
            <text:p>5.4%</text:p>
          </table:table-cell>
          <table:table-cell office:value-type="percentage" office:value="7.0002935133548577E-2" table:formula="msoxl:=(C80-B80)/B80" table:style-name="ce6">
            <text:p>7.0%</text:p>
          </table:table-cell>
          <table:table-cell table:style-name="ce7"/>
          <table:table-cell office:value-type="float" office:value="19196" table:style-name="ce7">
            <text:p>19,196</text:p>
          </table:table-cell>
          <table:table-cell office:value-type="float" office:value="19990" table:style-name="ce7">
            <text:p>19,990</text:p>
          </table:table-cell>
          <table:table-cell office:value-type="percentage" office:value="5.187236129527803E-2" table:formula="msoxl:=H80/$H$129" table:style-name="ce6">
            <text:p>5.2%</text:p>
          </table:table-cell>
          <table:table-cell office:value-type="percentage" office:value="4.1362783913315271E-2" table:formula="msoxl:=(H80-G80)/G80" table:style-name="ce6">
            <text:p>4.1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University of Technology, Sydney</text:p>
          </table:table-cell>
          <table:table-cell office:value-type="float" office:value="3908" table:style-name="ce7">
            <text:p>3,908</text:p>
          </table:table-cell>
          <table:table-cell office:value-type="float" office:value="4014" table:style-name="ce7">
            <text:p>4,014</text:p>
          </table:table-cell>
          <table:table-cell office:value-type="percentage" office:value="2.9809291825095056E-2" table:formula="msoxl:=C81/$C$129" table:style-name="ce6">
            <text:p>3.0%</text:p>
          </table:table-cell>
          <table:table-cell office:value-type="percentage" office:value="2.7123848515864891E-2" table:formula="msoxl:=(C81-B81)/B81" table:style-name="ce6">
            <text:p>2.7%</text:p>
          </table:table-cell>
          <table:table-cell table:style-name="ce7"/>
          <table:table-cell office:value-type="float" office:value="11732" table:style-name="ce7">
            <text:p>11,732</text:p>
          </table:table-cell>
          <table:table-cell office:value-type="float" office:value="12357" table:style-name="ce7">
            <text:p>12,357</text:p>
          </table:table-cell>
          <table:table-cell office:value-type="percentage" office:value="3.2065371111843453E-2" table:formula="msoxl:=H81/$H$129" table:style-name="ce6">
            <text:p>3.2%</text:p>
          </table:table-cell>
          <table:table-cell office:value-type="percentage" office:value="5.3273099215819977E-2" table:formula="msoxl:=(H81-G81)/G81" table:style-name="ce6">
            <text:p>5.3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University of Western Sydney</text:p>
          </table:table-cell>
          <table:table-cell office:value-type="float" office:value="5288" table:style-name="ce7">
            <text:p>5,288</text:p>
          </table:table-cell>
          <table:table-cell office:value-type="float" office:value="5318" table:style-name="ce7">
            <text:p>5,318</text:p>
          </table:table-cell>
          <table:table-cell office:value-type="percentage" office:value="3.9493227186311784E-2" table:formula="msoxl:=C82/$C$129" table:style-name="ce6">
            <text:p>3.9%</text:p>
          </table:table-cell>
          <table:table-cell office:value-type="percentage" office:value="5.6732223903177004E-3" table:formula="msoxl:=(C82-B82)/B82" table:style-name="ce6">
            <text:p>0.6%</text:p>
          </table:table-cell>
          <table:table-cell table:style-name="ce7"/>
          <table:table-cell office:value-type="float" office:value="12819" table:style-name="ce7">
            <text:p>12,819</text:p>
          </table:table-cell>
          <table:table-cell office:value-type="float" office:value="13439" table:style-name="ce7">
            <text:p>13,439</text:p>
          </table:table-cell>
          <table:table-cell office:value-type="percentage" office:value="3.4873069707215681E-2" table:formula="msoxl:=H82/$H$129" table:style-name="ce6">
            <text:p>3.5%</text:p>
          </table:table-cell>
          <table:table-cell office:value-type="percentage" office:value="4.8365707153444105E-2" table:formula="msoxl:=(H82-G82)/G82" table:style-name="ce6">
            <text:p>4.8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University of Wollongong</text:p>
          </table:table-cell>
          <table:table-cell office:value-type="float" office:value="3194" table:style-name="ce7">
            <text:p>3,194</text:p>
          </table:table-cell>
          <table:table-cell office:value-type="float" office:value="3501" table:style-name="ce7">
            <text:p>3,501</text:p>
          </table:table-cell>
          <table:table-cell office:value-type="percentage" office:value="2.5999584125475286E-2" table:formula="msoxl:=C83/$C$129" table:style-name="ce6">
            <text:p>2.6%</text:p>
          </table:table-cell>
          <table:table-cell office:value-type="percentage" office:value="9.6117720726361933E-2" table:formula="msoxl:=(C83-B83)/B83" table:style-name="ce6">
            <text:p>9.6%</text:p>
          </table:table-cell>
          <table:table-cell table:style-name="ce7"/>
          <table:table-cell office:value-type="float" office:value="9010" table:style-name="ce7">
            <text:p>9,010</text:p>
          </table:table-cell>
          <table:table-cell office:value-type="float" office:value="9951" table:style-name="ce7">
            <text:p>9,951</text:p>
          </table:table-cell>
          <table:table-cell office:value-type="percentage" office:value="2.5822004364647908E-2" table:formula="msoxl:=H83/$H$129" table:style-name="ce6">
            <text:p>2.6%</text:p>
          </table:table-cell>
          <table:table-cell office:value-type="percentage" office:value="0.10443951165371809" table:formula="msoxl:=(H83-G83)/G83" table:style-name="ce6">
            <text:p>10.4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Total EFTSL New South Wales</text:p>
          </table:table-cell>
          <table:table-cell office:value-type="float" office:value="39341" table:style-name="ce10">
            <text:p>39,341</text:p>
          </table:table-cell>
          <table:table-cell office:value-type="float" office:value="41566" table:style-name="ce10">
            <text:p>41,566</text:p>
          </table:table-cell>
          <table:table-cell office:value-type="percentage" office:value="0.30868286596958178" table:formula="msoxl:=C84/$C$129" table:style-name="ce9">
            <text:p>30.9%</text:p>
          </table:table-cell>
          <table:table-cell office:value-type="percentage" office:value="5.6556772832414018E-2" table:formula="msoxl:=(C84-B84)/B84" table:style-name="ce9">
            <text:p>5.7%</text:p>
          </table:table-cell>
          <table:table-cell table:style-name="ce10"/>
          <table:table-cell office:value-type="float" office:value="110699" table:style-name="ce10">
            <text:p>110,699</text:p>
          </table:table-cell>
          <table:table-cell office:value-type="float" office:value="116733" table:style-name="ce10">
            <text:p>116,733</text:p>
          </table:table-cell>
          <table:table-cell office:value-type="percentage" office:value="0.30291227369092999" table:formula="msoxl:=H84/$H$129" table:style-name="ce9">
            <text:p>30.3%</text:p>
          </table:table-cell>
          <table:table-cell office:value-type="percentage" office:value="5.4508170805517668E-2" table:formula="msoxl:=(H84-G84)/G84" table:style-name="ce9">
            <text:p>5.5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20">
            <text:p>Victoria</text:p>
          </table:table-cell>
          <table:table-cell table:number-columns-repeated="9" table:style-name="ce21"/>
          <table:table-cell table:number-columns-repeated="16374"/>
        </table:table-row>
        <table:table-row table:style-name="ro1">
          <table:table-cell office:value-type="string" table:style-name="ce12">
            <text:p>Deakin University</text:p>
          </table:table-cell>
          <table:table-cell office:value-type="float" office:value="4440" table:style-name="ce7">
            <text:p>4,440</text:p>
          </table:table-cell>
          <table:table-cell office:value-type="float" office:value="4290" table:style-name="ce7">
            <text:p>4,290</text:p>
          </table:table-cell>
          <table:table-cell office:value-type="percentage" office:value="3.1858959125475282E-2" table:formula="msoxl:=C86/$C$129" table:style-name="ce6">
            <text:p>3.2%</text:p>
          </table:table-cell>
          <table:table-cell office:value-type="percentage" office:value="-3.3783783783783786E-2" table:formula="msoxl:=(C86-B86)/B86" table:style-name="ce6">
            <text:p>-3.4%</text:p>
          </table:table-cell>
          <table:table-cell table:style-name="ce7"/>
          <table:table-cell office:value-type="float" office:value="12958" table:style-name="ce7">
            <text:p>12,958</text:p>
          </table:table-cell>
          <table:table-cell office:value-type="float" office:value="12549" table:style-name="ce7">
            <text:p>12,549</text:p>
          </table:table-cell>
          <table:table-cell office:value-type="percentage" office:value="3.2563594892168285E-2" table:formula="msoxl:=H86/$H$129" table:style-name="ce6">
            <text:p>3.3%</text:p>
          </table:table-cell>
          <table:table-cell office:value-type="percentage" office:value="-3.1563512887791328E-2" table:formula="msoxl:=(H86-G86)/G86" table:style-name="ce6">
            <text:p>-3.2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La Trobe University</text:p>
          </table:table-cell>
          <table:table-cell office:value-type="float" office:value="3969" table:style-name="ce7">
            <text:p>3,969</text:p>
          </table:table-cell>
          <table:table-cell office:value-type="float" office:value="4323" table:style-name="ce7">
            <text:p>4,323</text:p>
          </table:table-cell>
          <table:table-cell office:value-type="percentage" office:value="3.2104028041825092E-2" table:formula="msoxl:=C87/$C$129" table:style-name="ce6">
            <text:p>3.2%</text:p>
          </table:table-cell>
          <table:table-cell office:value-type="percentage" office:value="8.919123204837491E-2" table:formula="msoxl:=(C87-B87)/B87" table:style-name="ce6">
            <text:p>8.9%</text:p>
          </table:table-cell>
          <table:table-cell table:style-name="ce7"/>
          <table:table-cell office:value-type="float" office:value="11410" table:style-name="ce7">
            <text:p>11,410</text:p>
          </table:table-cell>
          <table:table-cell office:value-type="float" office:value="11944" table:style-name="ce7">
            <text:p>11,944</text:p>
          </table:table-cell>
          <table:table-cell office:value-type="percentage" office:value="3.099367100104056E-2" table:formula="msoxl:=H87/$H$129" table:style-name="ce6">
            <text:p>3.1%</text:p>
          </table:table-cell>
          <table:table-cell office:value-type="percentage" office:value="4.6801051709027167E-2" table:formula="msoxl:=(H87-G87)/G87" table:style-name="ce6">
            <text:p>4.7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Monash University</text:p>
          </table:table-cell>
          <table:table-cell office:value-type="float" office:value="6675" table:style-name="ce7">
            <text:p>6,675</text:p>
          </table:table-cell>
          <table:table-cell office:value-type="float" office:value="7844" table:style-name="ce7">
            <text:p>7,844</text:p>
          </table:table-cell>
          <table:table-cell office:value-type="percentage" office:value="5.8252138783269965E-2" table:formula="msoxl:=C88/$C$129" table:style-name="ce6">
            <text:p>5.8%</text:p>
          </table:table-cell>
          <table:table-cell office:value-type="percentage" office:value="0.17513108614232209" table:formula="msoxl:=(C88-B88)/B88" table:style-name="ce6">
            <text:p>17.5%</text:p>
          </table:table-cell>
          <table:table-cell table:style-name="ce7"/>
          <table:table-cell office:value-type="float" office:value="21949" table:style-name="ce7">
            <text:p>21,949</text:p>
          </table:table-cell>
          <table:table-cell office:value-type="float" office:value="23588" table:style-name="ce7">
            <text:p>23,588</text:p>
          </table:table-cell>
          <table:table-cell office:value-type="percentage" office:value="6.1208867345323575E-2" table:formula="msoxl:=H88/$H$129" table:style-name="ce6">
            <text:p>6.1%</text:p>
          </table:table-cell>
          <table:table-cell office:value-type="percentage" office:value="7.4673105836256776E-2" table:formula="msoxl:=(H88-G88)/G88" table:style-name="ce6">
            <text:p>7.5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RMIT University</text:p>
          </table:table-cell>
          <table:table-cell office:value-type="float" office:value="5609" table:style-name="ce7">
            <text:p>5,609</text:p>
          </table:table-cell>
          <table:table-cell office:value-type="float" office:value="5482" table:style-name="ce7">
            <text:p>5,482</text:p>
          </table:table-cell>
          <table:table-cell office:value-type="percentage" office:value="4.0711145437262355E-2" table:formula="msoxl:=C89/$C$129" table:style-name="ce6">
            <text:p>4.1%</text:p>
          </table:table-cell>
          <table:table-cell office:value-type="percentage" office:value="-2.2642182207167055E-2" table:formula="msoxl:=(C89-B89)/B89" table:style-name="ce6">
            <text:p>-2.3%</text:p>
          </table:table-cell>
          <table:table-cell table:style-name="ce7"/>
          <table:table-cell office:value-type="float" office:value="17127" table:style-name="ce7">
            <text:p>17,127</text:p>
          </table:table-cell>
          <table:table-cell office:value-type="float" office:value="17779" table:style-name="ce7">
            <text:p>17,779</text:p>
          </table:table-cell>
          <table:table-cell office:value-type="percentage" office:value="4.6135003074974895E-2" table:formula="msoxl:=H89/$H$129" table:style-name="ce6">
            <text:p>4.6%</text:p>
          </table:table-cell>
          <table:table-cell office:value-type="percentage" office:value="3.8068546739066969E-2" table:formula="msoxl:=(H89-G89)/G89" table:style-name="ce6">
            <text:p>3.8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Swinburne University of Technology</text:p>
          </table:table-cell>
          <table:table-cell office:value-type="float" office:value="2015" table:style-name="ce7">
            <text:p>2,015</text:p>
          </table:table-cell>
          <table:table-cell office:value-type="float" office:value="2516" table:style-name="ce7">
            <text:p>2,516</text:p>
          </table:table-cell>
          <table:table-cell office:value-type="percentage" office:value="1.8684648288973385E-2" table:formula="msoxl:=C90/$C$129" table:style-name="ce6">
            <text:p>1.9%</text:p>
          </table:table-cell>
          <table:table-cell office:value-type="percentage" office:value="0.24863523573200993" table:formula="msoxl:=(C90-B90)/B90" table:style-name="ce6">
            <text:p>24.9%</text:p>
          </table:table-cell>
          <table:table-cell table:style-name="ce7"/>
          <table:table-cell office:value-type="float" office:value="6970" table:style-name="ce7">
            <text:p>6,970</text:p>
          </table:table-cell>
          <table:table-cell office:value-type="float" office:value="7713" table:style-name="ce7">
            <text:p>7,713</text:p>
          </table:table-cell>
          <table:table-cell office:value-type="percentage" office:value="2.0014583425236591E-2" table:formula="msoxl:=H90/$H$129" table:style-name="ce6">
            <text:p>2.0%</text:p>
          </table:table-cell>
          <table:table-cell office:value-type="percentage" office:value="0.10659971305595409" table:formula="msoxl:=(H90-G90)/G90" table:style-name="ce6">
            <text:p>10.7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The University of Melbourne</text:p>
          </table:table-cell>
          <table:table-cell office:value-type="float" office:value="5850" table:style-name="ce7">
            <text:p>5,850</text:p>
          </table:table-cell>
          <table:table-cell office:value-type="float" office:value="5799" table:style-name="ce7">
            <text:p>5,799</text:p>
          </table:table-cell>
          <table:table-cell office:value-type="percentage" office:value="4.3065292300380226E-2" table:formula="msoxl:=C91/$C$129" table:style-name="ce6">
            <text:p>4.3%</text:p>
          </table:table-cell>
          <table:table-cell office:value-type="percentage" office:value="-8.7179487179487175E-3" table:formula="msoxl:=(C91-B91)/B91" table:style-name="ce6">
            <text:p>-0.9%</text:p>
          </table:table-cell>
          <table:table-cell table:style-name="ce7"/>
          <table:table-cell office:value-type="float" office:value="19076" table:style-name="ce7">
            <text:p>19,076</text:p>
          </table:table-cell>
          <table:table-cell office:value-type="float" office:value="19282" table:style-name="ce7">
            <text:p>19,282</text:p>
          </table:table-cell>
          <table:table-cell office:value-type="percentage" office:value="5.0035161105330218E-2" table:formula="msoxl:=H91/$H$129" table:style-name="ce6">
            <text:p>5.0%</text:p>
          </table:table-cell>
          <table:table-cell office:value-type="percentage" office:value="1.0798909624659257E-2" table:formula="msoxl:=(H91-G91)/G91" table:style-name="ce6">
            <text:p>1.1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University of Ballarat</text:p>
          </table:table-cell>
          <table:table-cell office:value-type="float" office:value="1730" table:style-name="ce7">
            <text:p>1,730</text:p>
          </table:table-cell>
          <table:table-cell office:value-type="float" office:value="1377" table:style-name="ce7">
            <text:p>1,377</text:p>
          </table:table-cell>
          <table:table-cell office:value-type="percentage" office:value="1.0226057509505703E-2" table:formula="msoxl:=C92/$C$129" table:style-name="ce6">
            <text:p>1.0%</text:p>
          </table:table-cell>
          <table:table-cell office:value-type="percentage" office:value="-0.20404624277456648" table:formula="msoxl:=(C92-B92)/B92" table:style-name="ce6">
            <text:p>-20.4%</text:p>
          </table:table-cell>
          <table:table-cell table:style-name="ce7"/>
          <table:table-cell office:value-type="float" office:value="5571" table:style-name="ce7">
            <text:p>5,571</text:p>
          </table:table-cell>
          <table:table-cell office:value-type="float" office:value="5435" table:style-name="ce7">
            <text:p>5,435</text:p>
          </table:table-cell>
          <table:table-cell office:value-type="percentage" office:value="1.4103365864924267E-2" table:formula="msoxl:=H92/$H$129" table:style-name="ce6">
            <text:p>1.4%</text:p>
          </table:table-cell>
          <table:table-cell office:value-type="percentage" office:value="-2.4412134266738467E-2" table:formula="msoxl:=(H92-G92)/G92" table:style-name="ce6">
            <text:p>-2.4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Victoria University</text:p>
          </table:table-cell>
          <table:table-cell office:value-type="float" office:value="2673" table:style-name="ce7">
            <text:p>2,673</text:p>
          </table:table-cell>
          <table:table-cell office:value-type="float" office:value="3142" table:style-name="ce7">
            <text:p>3,142</text:p>
          </table:table-cell>
          <table:table-cell office:value-type="percentage" office:value="2.3333531368821294E-2" table:formula="msoxl:=C93/$C$129" table:style-name="ce6">
            <text:p>2.3%</text:p>
          </table:table-cell>
          <table:table-cell office:value-type="percentage" office:value="0.17545828656939769" table:formula="msoxl:=(C93-B93)/B93" table:style-name="ce6">
            <text:p>17.5%</text:p>
          </table:table-cell>
          <table:table-cell table:style-name="ce7"/>
          <table:table-cell office:value-type="float" office:value="7979" table:style-name="ce7">
            <text:p>7,979</text:p>
          </table:table-cell>
          <table:table-cell office:value-type="float" office:value="8689" table:style-name="ce7">
            <text:p>8,689</text:p>
          </table:table-cell>
          <table:table-cell office:value-type="percentage" office:value="2.254722097522115E-2" table:formula="msoxl:=H93/$H$129" table:style-name="ce6">
            <text:p>2.3%</text:p>
          </table:table-cell>
          <table:table-cell office:value-type="percentage" office:value="8.8983581902494044E-2" table:formula="msoxl:=(H93-G93)/G93" table:style-name="ce6">
            <text:p>8.9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Total EFTSL Victoria</text:p>
          </table:table-cell>
          <table:table-cell office:value-type="float" office:value="32962" table:style-name="ce10">
            <text:p>32,962</text:p>
          </table:table-cell>
          <table:table-cell office:value-type="float" office:value="34772" table:style-name="ce10">
            <text:p>34,772</text:p>
          </table:table-cell>
          <table:table-cell office:value-type="percentage" office:value="0.25822837452471481" table:formula="msoxl:=C94/$C$129" table:style-name="ce9">
            <text:p>25.8%</text:p>
          </table:table-cell>
          <table:table-cell office:value-type="percentage" office:value="5.4911716522055704E-2" table:formula="msoxl:=(C94-B94)/B94" table:style-name="ce9">
            <text:p>5.5%</text:p>
          </table:table-cell>
          <table:table-cell table:style-name="ce10"/>
          <table:table-cell office:value-type="float" office:value="103040" table:style-name="ce10">
            <text:p>103,040</text:p>
          </table:table-cell>
          <table:table-cell office:value-type="float" office:value="106979" table:style-name="ce10">
            <text:p>106,979</text:p>
          </table:table-cell>
          <table:table-cell office:value-type="percentage" office:value="0.27760146768421956" table:formula="msoxl:=H94/$H$129" table:style-name="ce9">
            <text:p>27.8%</text:p>
          </table:table-cell>
          <table:table-cell office:value-type="percentage" office:value="3.8227872670807454E-2" table:formula="msoxl:=(H94-G94)/G94" table:style-name="ce9">
            <text:p>3.8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20">
            <text:p>Queensland</text:p>
          </table:table-cell>
          <table:table-cell table:number-columns-repeated="9" table:style-name="ce21"/>
          <table:table-cell table:number-columns-repeated="16374"/>
        </table:table-row>
        <table:table-row table:style-name="ro1">
          <table:table-cell office:value-type="string" table:style-name="ce12">
            <text:p>Central Queensland University</text:p>
          </table:table-cell>
          <table:table-cell office:value-type="float" office:value="1950" table:style-name="ce7">
            <text:p>1,950</text:p>
          </table:table-cell>
          <table:table-cell office:value-type="float" office:value="2291" table:style-name="ce7">
            <text:p>2,291</text:p>
          </table:table-cell>
          <table:table-cell office:value-type="percentage" office:value="1.7013723859315589E-2" table:formula="msoxl:=C96/$C$129" table:style-name="ce6">
            <text:p>1.7%</text:p>
          </table:table-cell>
          <table:table-cell office:value-type="percentage" office:value="0.17487179487179488" table:formula="msoxl:=(C96-B96)/B96" table:style-name="ce6">
            <text:p>17.5%</text:p>
          </table:table-cell>
          <table:table-cell table:style-name="ce7"/>
          <table:table-cell office:value-type="float" office:value="5423" table:style-name="ce7">
            <text:p>5,423</text:p>
          </table:table-cell>
          <table:table-cell office:value-type="float" office:value="5353" table:style-name="ce7">
            <text:p>5,353</text:p>
          </table:table-cell>
          <table:table-cell office:value-type="percentage" office:value="1.3890582792077204E-2" table:formula="msoxl:=H96/$H$129" table:style-name="ce6">
            <text:p>1.4%</text:p>
          </table:table-cell>
          <table:table-cell office:value-type="percentage" office:value="-1.2907984510418587E-2" table:formula="msoxl:=(H96-G96)/G96" table:style-name="ce6">
            <text:p>-1.3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Griffith University</text:p>
          </table:table-cell>
          <table:table-cell office:value-type="float" office:value="5530" table:style-name="ce7">
            <text:p>5,530</text:p>
          </table:table-cell>
          <table:table-cell office:value-type="float" office:value="6091" table:style-name="ce7">
            <text:p>6,091</text:p>
          </table:table-cell>
          <table:table-cell office:value-type="percentage" office:value="4.5233780893536121E-2" table:formula="msoxl:=C97/$C$129" table:style-name="ce6">
            <text:p>4.5%</text:p>
          </table:table-cell>
          <table:table-cell office:value-type="percentage" office:value="0.10144665461121158" table:formula="msoxl:=(C97-B97)/B97" table:style-name="ce6">
            <text:p>10.1%</text:p>
          </table:table-cell>
          <table:table-cell table:style-name="ce7"/>
          <table:table-cell office:value-type="float" office:value="14445" table:style-name="ce7">
            <text:p>14,445</text:p>
          </table:table-cell>
          <table:table-cell office:value-type="float" office:value="15448" table:style-name="ce7">
            <text:p>15,448</text:p>
          </table:table-cell>
          <table:table-cell office:value-type="percentage" office:value="4.0086254991968738E-2" table:formula="msoxl:=H97/$H$129" table:style-name="ce6">
            <text:p>4.0%</text:p>
          </table:table-cell>
          <table:table-cell office:value-type="percentage" office:value="6.9435790931118027E-2" table:formula="msoxl:=(H97-G97)/G97" table:style-name="ce6">
            <text:p>6.9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James Cook University</text:p>
          </table:table-cell>
          <table:table-cell office:value-type="float" office:value="1927" table:style-name="ce7">
            <text:p>1,927</text:p>
          </table:table-cell>
          <table:table-cell office:value-type="float" office:value="2108" table:style-name="ce7">
            <text:p>2,108</text:p>
          </table:table-cell>
          <table:table-cell office:value-type="percentage" office:value="1.5654705323193917E-2" table:formula="msoxl:=C98/$C$129" table:style-name="ce6">
            <text:p>1.6%</text:p>
          </table:table-cell>
          <table:table-cell office:value-type="percentage" office:value="9.3928386092371557E-2" table:formula="msoxl:=(C98-B98)/B98" table:style-name="ce6">
            <text:p>9.4%</text:p>
          </table:table-cell>
          <table:table-cell table:style-name="ce7"/>
          <table:table-cell office:value-type="float" office:value="5589" table:style-name="ce7">
            <text:p>5,589</text:p>
          </table:table-cell>
          <table:table-cell office:value-type="float" office:value="6029" table:style-name="ce7">
            <text:p>6,029</text:p>
          </table:table-cell>
          <table:table-cell office:value-type="percentage" office:value="1.5644745685304214E-2" table:formula="msoxl:=H98/$H$129" table:style-name="ce6">
            <text:p>1.6%</text:p>
          </table:table-cell>
          <table:table-cell office:value-type="percentage" office:value="7.8726069064233309E-2" table:formula="msoxl:=(H98-G98)/G98" table:style-name="ce6">
            <text:p>7.9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Queensland University of Technology</text:p>
          </table:table-cell>
          <table:table-cell office:value-type="float" office:value="5205" table:style-name="ce7">
            <text:p>5,205</text:p>
          </table:table-cell>
          <table:table-cell office:value-type="float" office:value="5522" table:style-name="ce7">
            <text:p>5,522</text:p>
          </table:table-cell>
          <table:table-cell office:value-type="percentage" office:value="4.1008198669201523E-2" table:formula="msoxl:=C99/$C$129" table:style-name="ce6">
            <text:p>4.1%</text:p>
          </table:table-cell>
          <table:table-cell office:value-type="percentage" office:value="6.0902977905859752E-2" table:formula="msoxl:=(C99-B99)/B99" table:style-name="ce6">
            <text:p>6.1%</text:p>
          </table:table-cell>
          <table:table-cell table:style-name="ce7"/>
          <table:table-cell office:value-type="float" office:value="14687" table:style-name="ce7">
            <text:p>14,687</text:p>
          </table:table-cell>
          <table:table-cell office:value-type="float" office:value="15208" table:style-name="ce7">
            <text:p>15,208</text:p>
          </table:table-cell>
          <table:table-cell office:value-type="percentage" office:value="3.94634752665627E-2" table:formula="msoxl:=H99/$H$129" table:style-name="ce6">
            <text:p>3.9%</text:p>
          </table:table-cell>
          <table:table-cell office:value-type="percentage" office:value="3.5473548035677809E-2" table:formula="msoxl:=(H99-G99)/G99" table:style-name="ce6">
            <text:p>3.5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The University of Queensland</text:p>
          </table:table-cell>
          <table:table-cell office:value-type="float" office:value="4918" table:style-name="ce7">
            <text:p>4,918</text:p>
          </table:table-cell>
          <table:table-cell office:value-type="float" office:value="5328" table:style-name="ce7">
            <text:p>5,328</text:p>
          </table:table-cell>
          <table:table-cell office:value-type="percentage" office:value="3.956749049429658E-2" table:formula="msoxl:=C100/$C$129" table:style-name="ce6">
            <text:p>4.0%</text:p>
          </table:table-cell>
          <table:table-cell office:value-type="percentage" office:value="8.3367222448149661E-2" table:formula="msoxl:=(C100-B100)/B100" table:style-name="ce6">
            <text:p>8.3%</text:p>
          </table:table-cell>
          <table:table-cell table:style-name="ce7"/>
          <table:table-cell office:value-type="float" office:value="15015" table:style-name="ce7">
            <text:p>15,015</text:p>
          </table:table-cell>
          <table:table-cell office:value-type="float" office:value="15963" table:style-name="ce7">
            <text:p>15,963</text:p>
          </table:table-cell>
          <table:table-cell office:value-type="percentage" office:value="4.1422636486069198E-2" table:formula="msoxl:=H100/$H$129" table:style-name="ce6">
            <text:p>4.1%</text:p>
          </table:table-cell>
          <table:table-cell office:value-type="percentage" office:value="6.3136863136863133E-2" table:formula="msoxl:=(H100-G100)/G100" table:style-name="ce6">
            <text:p>6.3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University of Southern Queensland</text:p>
          </table:table-cell>
          <table:table-cell office:value-type="float" office:value="1738" table:style-name="ce7">
            <text:p>1,738</text:p>
          </table:table-cell>
          <table:table-cell office:value-type="float" office:value="1973" table:style-name="ce7">
            <text:p>1,973</text:p>
          </table:table-cell>
          <table:table-cell office:value-type="percentage" office:value="1.465215066539924E-2" table:formula="msoxl:=C101/$C$129" table:style-name="ce6">
            <text:p>1.5%</text:p>
          </table:table-cell>
          <table:table-cell office:value-type="percentage" office:value="0.13521288837744533" table:formula="msoxl:=(C101-B101)/B101" table:style-name="ce6">
            <text:p>13.5%</text:p>
          </table:table-cell>
          <table:table-cell table:style-name="ce7"/>
          <table:table-cell office:value-type="float" office:value="5403" table:style-name="ce7">
            <text:p>5,403</text:p>
          </table:table-cell>
          <table:table-cell office:value-type="float" office:value="5690" table:style-name="ce7">
            <text:p>5,690</text:p>
          </table:table-cell>
          <table:table-cell office:value-type="percentage" office:value="1.4765069323168184E-2" table:formula="msoxl:=H101/$H$129" table:style-name="ce6">
            <text:p>1.5%</text:p>
          </table:table-cell>
          <table:table-cell office:value-type="percentage" office:value="5.3118637793818251E-2" table:formula="msoxl:=(H101-G101)/G101" table:style-name="ce6">
            <text:p>5.3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University of the Sunshine Coast</text:p>
          </table:table-cell>
          <table:table-cell office:value-type="float" office:value="1122" table:style-name="ce7">
            <text:p>1,122</text:p>
          </table:table-cell>
          <table:table-cell office:value-type="float" office:value="1242" table:style-name="ce7">
            <text:p>1,242</text:p>
          </table:table-cell>
          <table:table-cell office:value-type="percentage" office:value="9.2235028517110261E-3" table:formula="msoxl:=C102/$C$129" table:style-name="ce6">
            <text:p>0.9%</text:p>
          </table:table-cell>
          <table:table-cell office:value-type="percentage" office:value="0.10695187165775401" table:formula="msoxl:=(C102-B102)/B102" table:style-name="ce6">
            <text:p>10.7%</text:p>
          </table:table-cell>
          <table:table-cell table:style-name="ce7"/>
          <table:table-cell office:value-type="float" office:value="2326" table:style-name="ce7">
            <text:p>2,326</text:p>
          </table:table-cell>
          <table:table-cell office:value-type="float" office:value="2571" table:style-name="ce7">
            <text:p>2,571</text:p>
          </table:table-cell>
          <table:table-cell office:value-type="percentage" office:value="6.6715278084121974E-3" table:formula="msoxl:=H102/$H$129" table:style-name="ce6">
            <text:p>0.7%</text:p>
          </table:table-cell>
          <table:table-cell office:value-type="percentage" office:value="0.10533104041272572" table:formula="msoxl:=(H102-G102)/G102" table:style-name="ce6">
            <text:p>10.5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Total EFTSL Queensland</text:p>
          </table:table-cell>
          <table:table-cell office:value-type="float" office:value="22390" table:style-name="ce10">
            <text:p>22,390</text:p>
          </table:table-cell>
          <table:table-cell office:value-type="float" office:value="24554" table:style-name="ce10">
            <text:p>24,554</text:p>
          </table:table-cell>
          <table:table-cell office:value-type="percentage" office:value="0.18234612642585551" table:formula="msoxl:=C103/$C$129" table:style-name="ce9">
            <text:p>18.2%</text:p>
          </table:table-cell>
          <table:table-cell office:value-type="percentage" office:value="9.6650290308173292E-2" table:formula="msoxl:=(C103-B103)/B103" table:style-name="ce9">
            <text:p>9.7%</text:p>
          </table:table-cell>
          <table:table-cell table:style-name="ce10"/>
          <table:table-cell office:value-type="float" office:value="62889" table:style-name="ce10">
            <text:p>62,889</text:p>
          </table:table-cell>
          <table:table-cell office:value-type="float" office:value="66262" table:style-name="ce10">
            <text:p>66,262</text:p>
          </table:table-cell>
          <table:table-cell office:value-type="percentage" office:value="0.17194429235356243" table:formula="msoxl:=H103/$H$129" table:style-name="ce9">
            <text:p>17.2%</text:p>
          </table:table-cell>
          <table:table-cell office:value-type="percentage" office:value="5.3634180858337703E-2" table:formula="msoxl:=(H103-G103)/G103" table:style-name="ce9">
            <text:p>5.4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20">
            <text:p>Western Australia</text:p>
          </table:table-cell>
          <table:table-cell table:number-columns-repeated="9" table:style-name="ce21"/>
          <table:table-cell table:number-columns-repeated="16374"/>
        </table:table-row>
        <table:table-row table:style-name="ro1">
          <table:table-cell office:value-type="string" table:style-name="ce12">
            <text:p>Curtin University of Technology</text:p>
          </table:table-cell>
          <table:table-cell office:value-type="float" office:value="4474" table:style-name="ce7">
            <text:p>4,474</text:p>
          </table:table-cell>
          <table:table-cell office:value-type="float" office:value="5013" table:style-name="ce7">
            <text:p>5,013</text:p>
          </table:table-cell>
          <table:table-cell office:value-type="percentage" office:value="3.7228196292775663E-2" table:formula="msoxl:=C105/$C$129" table:style-name="ce6">
            <text:p>3.7%</text:p>
          </table:table-cell>
          <table:table-cell office:value-type="percentage" office:value="0.12047384890478319" table:formula="msoxl:=(C105-B105)/B105" table:style-name="ce6">
            <text:p>12.0%</text:p>
          </table:table-cell>
          <table:table-cell table:style-name="ce7"/>
          <table:table-cell office:value-type="float" office:value="14659" table:style-name="ce7">
            <text:p>14,659</text:p>
          </table:table-cell>
          <table:table-cell office:value-type="float" office:value="15568" table:style-name="ce7">
            <text:p>15,568</text:p>
          </table:table-cell>
          <table:table-cell office:value-type="percentage" office:value="4.0397644854671753E-2" table:formula="msoxl:=H105/$H$129" table:style-name="ce6">
            <text:p>4.0%</text:p>
          </table:table-cell>
          <table:table-cell office:value-type="percentage" office:value="6.2009686881779109E-2" table:formula="msoxl:=(H105-G105)/G105" table:style-name="ce6">
            <text:p>6.2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Edith Cowan University</text:p>
          </table:table-cell>
          <table:table-cell office:value-type="float" office:value="3343" table:style-name="ce7">
            <text:p>3,343</text:p>
          </table:table-cell>
          <table:table-cell office:value-type="float" office:value="3685" table:style-name="ce7">
            <text:p>3,685</text:p>
          </table:table-cell>
          <table:table-cell office:value-type="percentage" office:value="2.7366028992395437E-2" table:formula="msoxl:=C106/$C$129" table:style-name="ce6">
            <text:p>2.7%</text:p>
          </table:table-cell>
          <table:table-cell office:value-type="percentage" office:value="0.10230332037092432" table:formula="msoxl:=(C106-B106)/B106" table:style-name="ce6">
            <text:p>10.2%</text:p>
          </table:table-cell>
          <table:table-cell table:style-name="ce7"/>
          <table:table-cell office:value-type="float" office:value="8265" table:style-name="ce7">
            <text:p>8,265</text:p>
          </table:table-cell>
          <table:table-cell office:value-type="float" office:value="9036" table:style-name="ce7">
            <text:p>9,036</text:p>
          </table:table-cell>
          <table:table-cell office:value-type="percentage" office:value="2.3447656661537385E-2" table:formula="msoxl:=H106/$H$129" table:style-name="ce6">
            <text:p>2.3%</text:p>
          </table:table-cell>
          <table:table-cell office:value-type="percentage" office:value="9.328493647912886E-2" table:formula="msoxl:=(H106-G106)/G106" table:style-name="ce6">
            <text:p>9.3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Murdoch University</text:p>
          </table:table-cell>
          <table:table-cell office:value-type="float" office:value="1866" table:style-name="ce7">
            <text:p>1,866</text:p>
          </table:table-cell>
          <table:table-cell office:value-type="float" office:value="2022" table:style-name="ce7">
            <text:p>2,022</text:p>
          </table:table-cell>
          <table:table-cell office:value-type="percentage" office:value="1.5016040874524714E-2" table:formula="msoxl:=C107/$C$129" table:style-name="ce6">
            <text:p>1.5%</text:p>
          </table:table-cell>
          <table:table-cell office:value-type="percentage" office:value="8.3601286173633438E-2" table:formula="msoxl:=(C107-B107)/B107" table:style-name="ce6">
            <text:p>8.4%</text:p>
          </table:table-cell>
          <table:table-cell table:style-name="ce7"/>
          <table:table-cell office:value-type="float" office:value="6249" table:style-name="ce7">
            <text:p>6,249</text:p>
          </table:table-cell>
          <table:table-cell office:value-type="float" office:value="6791" table:style-name="ce7">
            <text:p>6,791</text:p>
          </table:table-cell>
          <table:table-cell office:value-type="percentage" office:value="1.762207131346839E-2" table:formula="msoxl:=H107/$H$129" table:style-name="ce6">
            <text:p>1.8%</text:p>
          </table:table-cell>
          <table:table-cell office:value-type="percentage" office:value="8.6733877420387268E-2" table:formula="msoxl:=(H107-G107)/G107" table:style-name="ce6">
            <text:p>8.7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The University of Western Australia</text:p>
          </table:table-cell>
          <table:table-cell office:value-type="float" office:value="2597" table:style-name="ce7">
            <text:p>2,597</text:p>
          </table:table-cell>
          <table:table-cell office:value-type="float" office:value="2983" table:style-name="ce7">
            <text:p>2,983</text:p>
          </table:table-cell>
          <table:table-cell office:value-type="percentage" office:value="2.2152744771863117E-2" table:formula="msoxl:=C108/$C$129" table:style-name="ce6">
            <text:p>2.2%</text:p>
          </table:table-cell>
          <table:table-cell office:value-type="percentage" office:value="0.14863303812090875" table:formula="msoxl:=(C108-B108)/B108" table:style-name="ce6">
            <text:p>14.9%</text:p>
          </table:table-cell>
          <table:table-cell table:style-name="ce7"/>
          <table:table-cell office:value-type="float" office:value="8429" table:style-name="ce7">
            <text:p>8,429</text:p>
          </table:table-cell>
          <table:table-cell office:value-type="float" office:value="9053" table:style-name="ce7">
            <text:p>9,053</text:p>
          </table:table-cell>
          <table:table-cell office:value-type="percentage" office:value="2.3491770225420313E-2" table:formula="msoxl:=H108/$H$129" table:style-name="ce6">
            <text:p>2.3%</text:p>
          </table:table-cell>
          <table:table-cell office:value-type="percentage" office:value="7.4030134060979955E-2" table:formula="msoxl:=(H108-G108)/G108" table:style-name="ce6">
            <text:p>7.4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Total EFTSL Western Australia</text:p>
          </table:table-cell>
          <table:table-cell office:value-type="float" office:value="12281" table:style-name="ce10">
            <text:p>12,281</text:p>
          </table:table-cell>
          <table:table-cell office:value-type="float" office:value="13703" table:style-name="ce10">
            <text:p>13,703</text:p>
          </table:table-cell>
          <table:table-cell office:value-type="percentage" office:value="0.10176301093155894" table:formula="msoxl:=C109/$C$129" table:style-name="ce9">
            <text:p>10.2%</text:p>
          </table:table-cell>
          <table:table-cell office:value-type="percentage" office:value="0.11578861656216921" table:formula="msoxl:=(C109-B109)/B109" table:style-name="ce9">
            <text:p>11.6%</text:p>
          </table:table-cell>
          <table:table-cell table:style-name="ce10"/>
          <table:table-cell office:value-type="float" office:value="37601" table:style-name="ce10">
            <text:p>37,601</text:p>
          </table:table-cell>
          <table:table-cell office:value-type="float" office:value="40449" table:style-name="ce10">
            <text:p>40,449</text:p>
          </table:table-cell>
          <table:table-cell office:value-type="percentage" office:value="0.10496173797062036" table:formula="msoxl:=H109/$H$129" table:style-name="ce9">
            <text:p>10.5%</text:p>
          </table:table-cell>
          <table:table-cell office:value-type="percentage" office:value="7.5742666418446319E-2" table:formula="msoxl:=(H109-G109)/G109" table:style-name="ce9">
            <text:p>7.6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20">
            <text:p>South Australia</text:p>
          </table:table-cell>
          <table:table-cell table:number-columns-repeated="9" table:style-name="ce21"/>
          <table:table-cell table:number-columns-repeated="16374"/>
        </table:table-row>
        <table:table-row table:style-name="ro1">
          <table:table-cell office:value-type="string" table:style-name="ce12">
            <text:p>The Flinders University of South Australia</text:p>
          </table:table-cell>
          <table:table-cell office:value-type="float" office:value="2081" table:style-name="ce7">
            <text:p>2,081</text:p>
          </table:table-cell>
          <table:table-cell office:value-type="float" office:value="2292" table:style-name="ce7">
            <text:p>2,292</text:p>
          </table:table-cell>
          <table:table-cell office:value-type="percentage" office:value="1.7021150190114069E-2" table:formula="msoxl:=C111/$C$129" table:style-name="ce6">
            <text:p>1.7%</text:p>
          </table:table-cell>
          <table:table-cell office:value-type="percentage" office:value="0.10139356078808265" table:formula="msoxl:=(C111-B111)/B111" table:style-name="ce6">
            <text:p>10.1%</text:p>
          </table:table-cell>
          <table:table-cell table:style-name="ce7"/>
          <table:table-cell office:value-type="float" office:value="5953" table:style-name="ce7">
            <text:p>5,953</text:p>
          </table:table-cell>
          <table:table-cell office:value-type="float" office:value="6291" table:style-name="ce7">
            <text:p>6,291</text:p>
          </table:table-cell>
          <table:table-cell office:value-type="percentage" office:value="1.6324613552205807E-2" table:formula="msoxl:=H111/$H$129" table:style-name="ce6">
            <text:p>1.6%</text:p>
          </table:table-cell>
          <table:table-cell office:value-type="percentage" office:value="5.6778095078111879E-2" table:formula="msoxl:=(H111-G111)/G111" table:style-name="ce6">
            <text:p>5.7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The University of Adelaide</text:p>
          </table:table-cell>
          <table:table-cell office:value-type="float" office:value="2709" table:style-name="ce7">
            <text:p>2,709</text:p>
          </table:table-cell>
          <table:table-cell office:value-type="float" office:value="2889" table:style-name="ce7">
            <text:p>2,889</text:p>
          </table:table-cell>
          <table:table-cell office:value-type="percentage" office:value="2.1454669676806083E-2" table:formula="msoxl:=C112/$C$129" table:style-name="ce6">
            <text:p>2.1%</text:p>
          </table:table-cell>
          <table:table-cell office:value-type="percentage" office:value="6.6445182724252497E-2" table:formula="msoxl:=(C112-B112)/B112" table:style-name="ce6">
            <text:p>6.6%</text:p>
          </table:table-cell>
          <table:table-cell table:style-name="ce7"/>
          <table:table-cell office:value-type="float" office:value="8701" table:style-name="ce7">
            <text:p>8,701</text:p>
          </table:table-cell>
          <table:table-cell office:value-type="float" office:value="9011" table:style-name="ce7">
            <text:p>9,011</text:p>
          </table:table-cell>
          <table:table-cell office:value-type="percentage" office:value="2.3382783773474254E-2" table:formula="msoxl:=H112/$H$129" table:style-name="ce6">
            <text:p>2.3%</text:p>
          </table:table-cell>
          <table:table-cell office:value-type="percentage" office:value="3.5628088725433861E-2" table:formula="msoxl:=(H112-G112)/G112" table:style-name="ce6">
            <text:p>3.6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University of South Australia</text:p>
          </table:table-cell>
          <table:table-cell office:value-type="float" office:value="3940" table:style-name="ce7">
            <text:p>3,940</text:p>
          </table:table-cell>
          <table:table-cell office:value-type="float" office:value="4058" table:style-name="ce7">
            <text:p>4,058</text:p>
          </table:table-cell>
          <table:table-cell office:value-type="percentage" office:value="3.0136050380228138E-2" table:formula="msoxl:=C113/$C$129" table:style-name="ce6">
            <text:p>3.0%</text:p>
          </table:table-cell>
          <table:table-cell office:value-type="percentage" office:value="2.9949238578680204E-2" table:formula="msoxl:=(C113-B113)/B113" table:style-name="ce6">
            <text:p>3.0%</text:p>
          </table:table-cell>
          <table:table-cell table:style-name="ce7"/>
          <table:table-cell office:value-type="float" office:value="12079" table:style-name="ce7">
            <text:p>12,079</text:p>
          </table:table-cell>
          <table:table-cell office:value-type="float" office:value="12467" table:style-name="ce7">
            <text:p>12,467</text:p>
          </table:table-cell>
          <table:table-cell office:value-type="percentage" office:value="3.2350811819321222E-2" table:formula="msoxl:=H113/$H$129" table:style-name="ce6">
            <text:p>3.2%</text:p>
          </table:table-cell>
          <table:table-cell office:value-type="percentage" office:value="3.2121864392747744E-2" table:formula="msoxl:=(H113-G113)/G113" table:style-name="ce6">
            <text:p>3.2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Total EFTSL South Australia</text:p>
          </table:table-cell>
          <table:table-cell office:value-type="float" office:value="8729" table:style-name="ce10">
            <text:p>8,729</text:p>
          </table:table-cell>
          <table:table-cell office:value-type="float" office:value="9240" table:style-name="ce10">
            <text:p>9,240</text:p>
          </table:table-cell>
          <table:table-cell office:value-type="percentage" office:value="6.861929657794677E-2" table:formula="msoxl:=C114/$C$129" table:style-name="ce9">
            <text:p>6.9%</text:p>
          </table:table-cell>
          <table:table-cell office:value-type="percentage" office:value="5.8540497193263832E-2" table:formula="msoxl:=(C114-B114)/B114" table:style-name="ce9">
            <text:p>5.9%</text:p>
          </table:table-cell>
          <table:table-cell table:style-name="ce10"/>
          <table:table-cell office:value-type="float" office:value="26733" table:style-name="ce10">
            <text:p>26,733</text:p>
          </table:table-cell>
          <table:table-cell office:value-type="float" office:value="27769" table:style-name="ce10">
            <text:p>27,769</text:p>
          </table:table-cell>
          <table:table-cell office:value-type="percentage" office:value="7.2058209145001287E-2" table:formula="msoxl:=H114/$H$129" table:style-name="ce9">
            <text:p>7.2%</text:p>
          </table:table-cell>
          <table:table-cell office:value-type="percentage" office:value="3.875360041895784E-2" table:formula="msoxl:=(H114-G114)/G114" table:style-name="ce9">
            <text:p>3.9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20">
            <text:p>Tasmania</text:p>
          </table:table-cell>
          <table:table-cell table:number-columns-repeated="9" table:style-name="ce21"/>
          <table:table-cell table:number-columns-repeated="16374"/>
        </table:table-row>
        <table:table-row table:style-name="ro1">
          <table:table-cell office:value-type="string" table:style-name="ce12">
            <text:p>University of Tasmania</text:p>
          </table:table-cell>
          <table:table-cell office:value-type="float" office:value="2930" table:style-name="ce31">
            <text:p>2,930</text:p>
          </table:table-cell>
          <table:table-cell office:value-type="float" office:value="2925" table:style-name="ce31">
            <text:p>2,925</text:p>
          </table:table-cell>
          <table:table-cell office:value-type="percentage" office:value="2.1722017585551329E-2" table:formula="msoxl:=C116/$C$129" table:style-name="ce32">
            <text:p>2.2%</text:p>
          </table:table-cell>
          <table:table-cell office:value-type="percentage" office:value="-1.7064846416382253E-3" table:formula="msoxl:=(C116-B116)/B116" table:style-name="ce32">
            <text:p>-0.2%</text:p>
          </table:table-cell>
          <table:table-cell table:style-name="ce31"/>
          <table:table-cell office:value-type="float" office:value="7383" table:style-name="ce31">
            <text:p>7,383</text:p>
          </table:table-cell>
          <table:table-cell office:value-type="float" office:value="7745" table:style-name="ce31">
            <text:p>7,745</text:p>
          </table:table-cell>
          <table:table-cell office:value-type="percentage" office:value="2.0097620721957397E-2" table:formula="msoxl:=H116/$H$129" table:style-name="ce32">
            <text:p>2.0%</text:p>
          </table:table-cell>
          <table:table-cell office:value-type="percentage" office:value="4.9031558986861706E-2" table:formula="msoxl:=(H116-G116)/G116" table:style-name="ce32">
            <text:p>4.9%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3">
            <text:p>Total EFTSL Tasmania</text:p>
          </table:table-cell>
          <table:table-cell office:value-type="float" office:value="2930" table:style-name="ce10">
            <text:p>2,930</text:p>
          </table:table-cell>
          <table:table-cell office:value-type="float" office:value="2925" table:style-name="ce10">
            <text:p>2,925</text:p>
          </table:table-cell>
          <table:table-cell office:value-type="percentage" office:value="2.1722017585551329E-2" table:formula="msoxl:=C117/$C$129" table:style-name="ce9">
            <text:p>2.2%</text:p>
          </table:table-cell>
          <table:table-cell office:value-type="percentage" office:value="-1.7064846416382253E-3" table:formula="msoxl:=(C117-B117)/B117" table:style-name="ce9">
            <text:p>-0.2%</text:p>
          </table:table-cell>
          <table:table-cell table:style-name="ce10"/>
          <table:table-cell office:value-type="float" office:value="7383" table:style-name="ce10">
            <text:p>7,383</text:p>
          </table:table-cell>
          <table:table-cell office:value-type="float" office:value="7745" table:style-name="ce10">
            <text:p>7,745</text:p>
          </table:table-cell>
          <table:table-cell office:value-type="percentage" office:value="2.0097620721957397E-2" table:formula="msoxl:=H117/$H$129" table:style-name="ce9">
            <text:p>2.0%</text:p>
          </table:table-cell>
          <table:table-cell office:value-type="percentage" office:value="4.9031558986861706E-2" table:formula="msoxl:=(H117-G117)/G117" table:style-name="ce9">
            <text:p>4.9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20">
            <text:p>Northern Territory</text:p>
          </table:table-cell>
          <table:table-cell table:number-columns-repeated="9" table:style-name="ce21"/>
          <table:table-cell table:number-columns-repeated="16374"/>
        </table:table-row>
        <table:table-row table:style-name="ro1">
          <table:table-cell office:value-type="string" table:style-name="ce12">
            <text:p>Batchelor Institute of Indigenous Tertiary Education</text:p>
          </table:table-cell>
          <table:table-cell office:value-type="float" office:value="124" table:style-name="ce5">
            <text:p>124</text:p>
          </table:table-cell>
          <table:table-cell office:value-type="float" office:value="121" table:style-name="ce5">
            <text:p>121</text:p>
          </table:table-cell>
          <table:table-cell office:value-type="percentage" office:value="8.9858602661596957E-4" table:formula="msoxl:=C119/$C$129" table:style-name="ce6">
            <text:p>0.1%</text:p>
          </table:table-cell>
          <table:table-cell office:value-type="percentage" office:value="-2.4193548387096774E-2" table:formula="msoxl:=(C119-B119)/B119" table:style-name="ce6">
            <text:p>-2.4%</text:p>
          </table:table-cell>
          <table:table-cell table:style-name="ce5"/>
          <table:table-cell office:value-type="float" office:value="223" table:style-name="ce5">
            <text:p>223</text:p>
          </table:table-cell>
          <table:table-cell office:value-type="float" office:value="212" table:style-name="ce5">
            <text:p>212</text:p>
          </table:table-cell>
          <table:table-cell office:value-type="percentage" office:value="5.5012209077533484E-4" table:formula="msoxl:=H119/$H$129" table:style-name="ce6">
            <text:p>0.1%</text:p>
          </table:table-cell>
          <table:table-cell office:value-type="percentage" office:value="-4.9327354260089683E-2" table:formula="msoxl:=(H119-G119)/G119" table:style-name="ce6">
            <text:p>-4.9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Charles Darwin University</text:p>
          </table:table-cell>
          <table:table-cell office:value-type="float" office:value="645" table:style-name="ce5">
            <text:p>645</text:p>
          </table:table-cell>
          <table:table-cell office:value-type="float" office:value="815" table:style-name="ce5">
            <text:p>815</text:p>
          </table:table-cell>
          <table:table-cell office:value-type="percentage" office:value="6.0524596007604566E-3" table:formula="msoxl:=C120/$C$129" table:style-name="ce6">
            <text:p>0.6%</text:p>
          </table:table-cell>
          <table:table-cell office:value-type="percentage" office:value="0.26356589147286824" table:formula="msoxl:=(C120-B120)/B120" table:style-name="ce6">
            <text:p>26.4%</text:p>
          </table:table-cell>
          <table:table-cell table:style-name="ce5"/>
          <table:table-cell office:value-type="float" office:value="1676" table:style-name="ce7">
            <text:p>1,676</text:p>
          </table:table-cell>
          <table:table-cell office:value-type="float" office:value="1874" table:style-name="ce7">
            <text:p>1,874</text:p>
          </table:table-cell>
          <table:table-cell office:value-type="percentage" office:value="4.8628716892121573E-3" table:formula="msoxl:=H120/$H$129" table:style-name="ce6">
            <text:p>0.5%</text:p>
          </table:table-cell>
          <table:table-cell office:value-type="percentage" office:value="0.11813842482100238" table:formula="msoxl:=(H120-G120)/G120" table:style-name="ce6">
            <text:p>11.8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Total EFTSL Northern Territory</text:p>
          </table:table-cell>
          <table:table-cell office:value-type="float" office:value="769" table:style-name="ce8">
            <text:p>769</text:p>
          </table:table-cell>
          <table:table-cell office:value-type="float" office:value="937" table:style-name="ce8">
            <text:p>937</text:p>
          </table:table-cell>
          <table:table-cell office:value-type="percentage" office:value="6.9584719581749048E-3" table:formula="msoxl:=C121/$C$129" table:style-name="ce9">
            <text:p>0.7%</text:p>
          </table:table-cell>
          <table:table-cell office:value-type="percentage" office:value="0.21846553966189858" table:formula="msoxl:=(C121-B121)/B121" table:style-name="ce9">
            <text:p>21.8%</text:p>
          </table:table-cell>
          <table:table-cell table:style-name="ce8"/>
          <table:table-cell office:value-type="float" office:value="1899" table:style-name="ce10">
            <text:p>1,899</text:p>
          </table:table-cell>
          <table:table-cell office:value-type="float" office:value="2086" table:style-name="ce10">
            <text:p>2,086</text:p>
          </table:table-cell>
          <table:table-cell office:value-type="percentage" office:value="5.4129937799874926E-3" table:formula="msoxl:=H121/$H$129" table:style-name="ce9">
            <text:p>0.5%</text:p>
          </table:table-cell>
          <table:table-cell office:value-type="percentage" office:value="9.8472880463401788E-2" table:formula="msoxl:=(H121-G121)/G121" table:style-name="ce9">
            <text:p>9.8%</text:p>
          </table:table-cell>
          <table:table-cell table:number-columns-repeated="16374" table:style-name="ce11"/>
        </table:table-row>
        <table:table-row table:style-name="ro1">
          <table:table-cell office:value-type="string" table:style-name="ce20">
            <text:p>Australian Capital Territory</text:p>
          </table:table-cell>
          <table:table-cell table:number-columns-repeated="9" table:style-name="ce21"/>
          <table:table-cell table:number-columns-repeated="16374"/>
        </table:table-row>
        <table:table-row table:style-name="ro1">
          <table:table-cell office:value-type="string" table:style-name="ce12">
            <text:p>The Australian National University</text:p>
          </table:table-cell>
          <table:table-cell office:value-type="float" office:value="2209" table:style-name="ce7">
            <text:p>2,209</text:p>
          </table:table-cell>
          <table:table-cell office:value-type="float" office:value="2225" table:style-name="ce7">
            <text:p>2,225</text:p>
          </table:table-cell>
          <table:table-cell office:value-type="percentage" office:value="1.652358602661597E-2" table:formula="msoxl:=C123/$C$129" table:style-name="ce6">
            <text:p>1.7%</text:p>
          </table:table-cell>
          <table:table-cell office:value-type="percentage" office:value="7.2430964237211407E-3" table:formula="msoxl:=(C123-B123)/B123" table:style-name="ce6">
            <text:p>0.7%</text:p>
          </table:table-cell>
          <table:table-cell table:style-name="ce7"/>
          <table:table-cell office:value-type="float" office:value="6277" table:style-name="ce7">
            <text:p>6,277</text:p>
          </table:table-cell>
          <table:table-cell office:value-type="float" office:value="6552" table:style-name="ce7">
            <text:p>6,552</text:p>
          </table:table-cell>
          <table:table-cell office:value-type="percentage" office:value="1.7001886503584876E-2" table:formula="msoxl:=H123/$H$129" table:style-name="ce6">
            <text:p>1.7%</text:p>
          </table:table-cell>
          <table:table-cell office:value-type="percentage" office:value="4.3810737613509641E-2" table:formula="msoxl:=(H123-G123)/G123" table:style-name="ce6">
            <text:p>4.4%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University of Canberra</text:p>
          </table:table-cell>
          <table:table-cell office:value-type="float" office:value="1363" table:style-name="ce7">
            <text:p>1,363</text:p>
          </table:table-cell>
          <table:table-cell office:value-type="float" office:value="1930" table:style-name="ce7">
            <text:p>1,930</text:p>
          </table:table-cell>
          <table:table-cell office:value-type="percentage" office:value="1.4332818441064639E-2" table:formula="msoxl:=C124/$C$129" table:style-name="ce6">
            <text:p>1.4%</text:p>
          </table:table-cell>
          <table:table-cell office:value-type="percentage" office:value="0.41599413059427731" table:formula="msoxl:=(C124-B124)/B124" table:style-name="ce6">
            <text:p>41.6%</text:p>
          </table:table-cell>
          <table:table-cell table:style-name="ce7"/>
          <table:table-cell office:value-type="float" office:value="3689" table:style-name="ce7">
            <text:p>3,689</text:p>
          </table:table-cell>
          <table:table-cell office:value-type="float" office:value="4220" table:style-name="ce7">
            <text:p>4,220</text:p>
          </table:table-cell>
          <table:table-cell office:value-type="percentage" office:value="1.0950543505056193E-2" table:formula="msoxl:=H124/$H$129" table:style-name="ce6">
            <text:p>1.1%</text:p>
          </table:table-cell>
          <table:table-cell office:value-type="percentage" office:value="0.14394144754676064" table:formula="msoxl:=(H124-G124)/G124" table:style-name="ce6">
            <text:p>14.4%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Total EFTSL Australian Capital Territory</text:p>
          </table:table-cell>
          <table:table-cell office:value-type="float" office:value="3572" table:style-name="ce10">
            <text:p>3,572</text:p>
          </table:table-cell>
          <table:table-cell office:value-type="float" office:value="4154" table:style-name="ce10">
            <text:p>4,154</text:p>
          </table:table-cell>
          <table:table-cell office:value-type="percentage" office:value="3.084897813688213E-2" table:formula="msoxl:=C125/$C$129" table:style-name="ce9">
            <text:p>3.1%</text:p>
          </table:table-cell>
          <table:table-cell office:value-type="percentage" office:value="0.16293393057110861" table:formula="msoxl:=(C125-B125)/B125" table:style-name="ce9">
            <text:p>16.3%</text:p>
          </table:table-cell>
          <table:table-cell table:style-name="ce10"/>
          <table:table-cell office:value-type="float" office:value="9965" table:style-name="ce10">
            <text:p>9,965</text:p>
          </table:table-cell>
          <table:table-cell office:value-type="float" office:value="10772" table:style-name="ce10">
            <text:p>10,772</text:p>
          </table:table-cell>
          <table:table-cell office:value-type="percentage" office:value="2.7952430008641067E-2" table:formula="msoxl:=H125/$H$129" table:style-name="ce9">
            <text:p>2.8%</text:p>
          </table:table-cell>
          <table:table-cell office:value-type="percentage" office:value="8.098344204716508E-2" table:formula="msoxl:=(H125-G125)/G125" table:style-name="ce9">
            <text:p>8.1%</text:p>
          </table:table-cell>
          <table:table-cell table:number-columns-repeated="16374" table:style-name="ce11"/>
        </table:table-row>
        <table:table-row table:style-name="ro2">
          <table:table-cell office:value-type="string" table:style-name="ce20">
            <text:p>Multi-State</text:p>
          </table:table-cell>
          <table:table-cell table:number-columns-repeated="9" table:style-name="ce21"/>
          <table:table-cell table:number-columns-repeated="16374"/>
        </table:table-row>
        <table:table-row table:style-name="ro1">
          <table:table-cell office:value-type="string" table:style-name="ce22">
            <text:p>Australian Catholic University</text:p>
          </table:table-cell>
          <table:table-cell office:value-type="float" office:value="2316" table:style-name="ce7">
            <text:p>2,316</text:p>
          </table:table-cell>
          <table:table-cell office:value-type="float" office:value="2806" table:style-name="ce7">
            <text:p>2,806</text:p>
          </table:table-cell>
          <table:table-cell office:value-type="percentage" office:value="2.083828422053232E-2" table:formula="msoxl:=C127/$C$129" table:style-name="ce6">
            <text:p>2.1%</text:p>
          </table:table-cell>
          <table:table-cell office:value-type="percentage" office:value="0.21157167530224524" table:formula="msoxl:=(C127-B127)/B127" table:style-name="ce6">
            <text:p>21.2%</text:p>
          </table:table-cell>
          <table:table-cell table:style-name="ce7"/>
          <table:table-cell office:value-type="float" office:value="5883" table:style-name="ce7">
            <text:p>5,883</text:p>
          </table:table-cell>
          <table:table-cell office:value-type="float" office:value="6574" table:style-name="ce7">
            <text:p>6,574</text:p>
          </table:table-cell>
          <table:table-cell office:value-type="percentage" office:value="1.7058974645080431E-2" table:formula="msoxl:=H127/$H$129" table:style-name="ce6">
            <text:p>1.7%</text:p>
          </table:table-cell>
          <table:table-cell office:value-type="percentage" office:value="0.11745707972123066" table:formula="msoxl:=(H127-G127)/G127" table:style-name="ce6">
            <text:p>11.7%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Total EFTSL Multi-State</text:p>
          </table:table-cell>
          <table:table-cell office:value-type="float" office:value="2316" table:style-name="ce10">
            <text:p>2,316</text:p>
          </table:table-cell>
          <table:table-cell office:value-type="float" office:value="2806" table:style-name="ce10">
            <text:p>2,806</text:p>
          </table:table-cell>
          <table:table-cell office:value-type="percentage" office:value="2.083828422053232E-2" table:formula="msoxl:=C128/$C$129" table:style-name="ce9">
            <text:p>2.1%</text:p>
          </table:table-cell>
          <table:table-cell office:value-type="percentage" office:value="0.21157167530224524" table:formula="msoxl:=(C128-B128)/B128" table:style-name="ce9">
            <text:p>21.2%</text:p>
          </table:table-cell>
          <table:table-cell table:style-name="ce10"/>
          <table:table-cell office:value-type="float" office:value="5883" table:style-name="ce10">
            <text:p>5,883</text:p>
          </table:table-cell>
          <table:table-cell office:value-type="float" office:value="6574" table:style-name="ce10">
            <text:p>6,574</text:p>
          </table:table-cell>
          <table:table-cell office:value-type="percentage" office:value="1.7058974645080431E-2" table:formula="msoxl:=H128/$H$129" table:style-name="ce9">
            <text:p>1.7%</text:p>
          </table:table-cell>
          <table:table-cell office:value-type="percentage" office:value="0.11745707972123066" table:formula="msoxl:=(H128-G128)/G128" table:style-name="ce9">
            <text:p>11.7%</text:p>
          </table:table-cell>
          <table:table-cell table:number-columns-repeated="16374" table:style-name="ce11"/>
        </table:table-row>
        <table:table-row table:style-name="ro2">
          <table:table-cell office:value-type="string" table:style-name="ce23">
            <text:p>Total EFTSL Australia</text:p>
          </table:table-cell>
          <table:table-cell office:value-type="float" office:value="125289" table:style-name="ce24">
            <text:p>125,289</text:p>
          </table:table-cell>
          <table:table-cell office:value-type="float" office:value="134656" table:style-name="ce24">
            <text:p>134,656</text:p>
          </table:table-cell>
          <table:table-cell office:value-type="percentage" office:value="1" table:formula="msoxl:=C129/$C$129" table:style-name="ce25">
            <text:p>100.0%</text:p>
          </table:table-cell>
          <table:table-cell office:value-type="percentage" office:value="7.4763147602742455E-2" table:formula="msoxl:=(C129-B129)/B129" table:style-name="ce25">
            <text:p>7.5%</text:p>
          </table:table-cell>
          <table:table-cell table:style-name="ce24"/>
          <table:table-cell office:value-type="float" office:value="366093" table:style-name="ce24">
            <text:p>366,093</text:p>
          </table:table-cell>
          <table:table-cell office:value-type="float" office:value="385369" table:style-name="ce24">
            <text:p>385,369</text:p>
          </table:table-cell>
          <table:table-cell office:value-type="percentage" office:value="1" table:formula="msoxl:=H129/$H$129" table:style-name="ce25">
            <text:p>100.0%</text:p>
          </table:table-cell>
          <table:table-cell office:value-type="percentage" office:value="5.2653287552616411E-2" table:formula="msoxl:=(H129-G129)/G129" table:style-name="ce25">
            <text:p>5.3%</text:p>
          </table:table-cell>
          <table:table-cell table:number-columns-repeated="16374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(a) Includes load consumed from 1 January to 30 June of the reference year.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42">
            <text:p>(b) Table A providers</text:p>
          </table:table-cell>
          <table:table-cell table:number-columns-repeated="16383" table:style-name="ce2"/>
        </table:table-row>
        <table:table-row table:number-rows-repeated="10484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48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58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58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2009PublicUniversitiesNumbers</dc:title>
    <meta:initial-creator>Khin Aye</meta:initial-creator>
    <dc:creator>Glenn L'Huillier</dc:creator>
    <meta:creation-date>2010-02-10T03:16:20Z</meta:creation-date>
    <dc:date>2014-02-05T21:59:54Z</dc:date>
    <meta:print-date>2010-02-13T22:33:28Z</meta:print-date>
    <meta:user-defined meta:name="Indigenous">0</meta:user-defined>
    <meta:user-defined meta:name="Youth">0</meta:user-defined>
    <meta:user-defined meta:name="WorkplaceRelations">0</meta:user-defined>
    <meta:user-defined meta:name="TheDepartment">0</meta:user-defined>
    <meta:user-defined meta:name="International">0</meta:user-defined>
    <meta:user-defined meta:name="ContentType">Corporate.Portal.Document</meta:user-defined>
    <meta:user-defined meta:name="Skills">0</meta:user-defined>
    <meta:user-defined meta:name="Employment">0</meta:user-defined>
    <meta:user-defined meta:name="EarlyChildhood">0</meta:user-defined>
    <meta:user-defined meta:name="Schooling">0</meta:user-defined>
    <meta:user-defined meta:name="HigherEducation">1</meta:user-defined>
    <meta:user-defined meta:name="xd_Signature"/>
    <meta:user-defined meta:name="TemplateUrl"/>
    <meta:user-defined meta:name="xd_ProgID"/>
    <meta:user-defined meta:name="_SourceUrl"/>
    <meta:user-defined meta:name="_SharedFileIndex"/>
    <meta:user-defined meta:name="PublishingContact">27</meta:user-defined>
    <meta:user-defined meta:name="FunctionLookupField"/>
    <meta:user-defined meta:name="display_urn:schemas-microsoft-com:office:office#PublishingContact">Quality Assurer</meta:user-defined>
    <meta:user-defined meta:name="Order">11800.0000000000</meta:user-defined>
    <meta:user-defined meta:name="FileReference">DIISR12/16543</meta:user-defined>
  </office:meta>
</office:document-meta>
</file>